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5" style:family="table-column">
      <style:table-column-properties fo:break-before="auto" style:column-width="3.157cm"/>
    </style:style>
    <style:style style:name="co3" style:family="table-column">
      <style:table-column-properties fo:break-before="auto" style:column-width="3.485cm"/>
    </style:style>
    <style:style style:name="co4" style:family="table-column">
      <style:table-column-properties fo:break-before="auto" style:column-width="3.731cm"/>
    </style:style>
    <style:style style:name="co6" style:family="table-column">
      <style:table-column-properties fo:break-before="auto" style:column-width="2.995cm"/>
    </style:style>
    <style:style style:name="ro1" style:family="table-row">
      <style:table-row-properties style:row-height="0.452cm" fo:break-before="auto" style:use-optimal-row-height="true"/>
    </style:style>
    <style:style style:name="ro2" style:family="table-row">
      <style:table-row-properties style:row-height="0.815cm" fo:break-before="auto" style:use-optimal-row-height="false"/>
    </style:style>
    <style:style style:name="ro4" style:family="table-row">
      <style:table-row-properties style:row-height="0.841cm" fo:break-before="auto" style:use-optimal-row-height="true"/>
    </style:style>
    <style:style style:name="ro5" style:family="table-row">
      <style:table-row-properties style:row-height="0.446c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style:style style:name="ce10" style:family="table-cell" style:parent-style-name="Default" style:data-style-name="N105">
      <style:table-cell-properties style:text-align-source="fix" style:repeat-content="false"/>
      <style:paragraph-properties fo:text-align="center" fo:margin-left="0cm"/>
    </style:style>
    <style:style style:name="ce12" style:family="table-cell" style:parent-style-name="Default">
      <style:table-cell-properties style:text-align-source="fix" style:repeat-content="false"/>
      <style:paragraph-properties fo:text-align="center" fo:margin-left="0cm"/>
    </style:style>
    <style:style style:name="ce13" style:family="table-cell" style:parent-style-name="Default" style:data-style-name="N11">
      <style:table-cell-properties style:text-align-source="fix" style:repeat-content="false"/>
      <style:paragraph-properties fo:text-align="center" fo:margin-left="0cm"/>
    </style:style>
    <style:style style:name="ce17" style:family="table-cell" style:parent-style-name="Default">
      <style:table-cell-properties style:text-align-source="fix" style:repeat-content="false" fo:wrap-option="wrap"/>
      <style:paragraph-properties fo:text-align="start" fo:margin-left="0cm"/>
    </style:style>
    <style:style style:name="ce3" style:family="table-cell" style:parent-style-name="Default" style:data-style-name="N0">
      <style:table-cell-properties style:text-align-source="fix" style:repeat-content="false"/>
      <style:paragraph-properties fo:text-align="center" fo:margin-left="0cm"/>
    </style:style>
    <style:style style:name="ce2" style:family="table-cell" style:parent-style-name="Default" style:data-style-name="N105"/>
    <style:style style:name="ce18" style:family="table-cell" style:parent-style-name="Default">
      <style:table-cell-properties fo:wrap-option="wrap"/>
    </style:style>
    <style:style style:name="ce16" style:family="table-cell" style:parent-style-name="Default" style:data-style-name="N0">
      <style:table-cell-properties style:text-align-source="fix" style:repeat-content="false"/>
      <style:paragraph-properties fo:text-align="center" fo:margin-left="0cm"/>
    </style:style>
    <style:style style:name="ce5" style:family="table-cell" style:parent-style-name="Default" style:data-style-name="N0">
      <style:table-cell-properties style:text-align-source="fix" style:repeat-content="false" fo:wrap-option="wrap"/>
      <style:paragraph-properties fo:text-align="start" fo:margin-left="0cm"/>
    </style:style>
    <style:style style:name="ce20" style:family="table-cell" style:parent-style-name="Default" style:data-style-name="N0"/>
    <style:style style:name="ce1" style:family="table-cell" style:parent-style-name="Default" style:data-style-name="N0"/>
    <style:style style:name="ce22" style:family="table-cell" style:parent-style-name="Default" style:data-style-name="N105"/>
    <style:style style:name="ce23" style:family="table-cell" style:parent-style-name="Default" style:data-style-name="N105">
      <style:table-cell-properties style:text-align-source="fix" style:repeat-content="false"/>
      <style:paragraph-properties fo:text-align="center" fo:margin-left="0cm"/>
    </style:style>
    <style:style style:name="ce11" style:family="table-cell" style:parent-style-name="Default" style:data-style-name="N105">
      <style:table-cell-properties style:text-align-source="fix" style:repeat-content="false"/>
      <style:paragraph-properties fo:text-align="center" fo:margin-left="0cm"/>
      <style:text-properties style:text-underline-style="none"/>
    </style:style>
    <style:style style:name="ce25" style:family="table-cell" style:parent-style-name="Default">
      <style:table-cell-properties style:text-align-source="fix" style:repeat-content="false"/>
      <style:paragraph-properties fo:text-align="center" fo:margin-left="0cm"/>
    </style:style>
    <style:style style:name="ce26" style:family="table-cell" style:parent-style-name="Default" style:data-style-name="N11">
      <style:table-cell-properties style:text-align-source="fix" style:repeat-content="false"/>
      <style:paragraph-properties fo:text-align="center" fo:margin-left="0cm"/>
    </style:style>
    <style:style style:name="ce27" style:family="table-cell" style:parent-style-name="Default">
      <style:table-cell-properties style:text-align-source="fix" style:repeat-content="false" fo:wrap-option="wrap"/>
      <style:paragraph-properties fo:text-align="start" fo:margin-left="0cm"/>
    </style:style>
    <style:style style:name="ce28"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1" table:style-name="ta1">
        <table:table-column table:style-name="co1" table:default-cell-style-name="ce16"/>
        <table:table-column table:style-name="co1" table:number-columns-repeated="5" table:default-cell-style-name="ce23"/>
        <table:table-column table:style-name="co1" table:number-columns-repeated="3" table:default-cell-style-name="ce16"/>
        <table:table-column table:style-name="co1" table:default-cell-style-name="ce23"/>
        <table:table-column table:style-name="co1" table:number-columns-repeated="4" table:default-cell-style-name="ce25"/>
        <table:table-column table:style-name="co1" table:number-columns-repeated="2" table:default-cell-style-name="Default"/>
        <table:table-row table:style-name="ro1">
          <table:table-cell office:value-type="string" calcext:value-type="string">
            <text:p>AÑO</text:p>
          </table:table-cell>
          <table:table-cell table:style-name="ce16" office:value-type="string" calcext:value-type="string">
            <text:p>PAGOS DE INVERSIÓN</text:p>
          </table:table-cell>
          <table:table-cell table:style-name="ce16" office:value-type="string" calcext:value-type="string">
            <text:p>COBROS</text:p>
          </table:table-cell>
          <table:table-cell table:style-name="ce16" office:value-type="string" calcext:value-type="string">
            <text:p>PAGOS</text:p>
          </table:table-cell>
          <table:table-cell table:style-name="ce16" office:value-type="string" calcext:value-type="string">
            <text:p>MOVIMIENTOS DE FONDOS</text:p>
          </table:table-cell>
          <table:table-cell table:style-name="ce16" office:value-type="string" calcext:value-type="string">
            <text:p>PERIODO DE RECUPERACIÓN</text:p>
          </table:table-cell>
          <table:table-cell table:number-columns-repeated="10"/>
        </table:table-row>
        <table:table-row table:style-name="ro1">
          <table:table-cell office:value-type="float" office:value="0" calcext:value-type="float">
            <text:p>0</text:p>
          </table:table-cell>
          <table:table-cell office:value-type="currency" office:currency="EUR" office:value="-180000" calcext:value-type="currency">
            <text:p>-180.000,00 €</text:p>
          </table:table-cell>
          <table:table-cell table:number-columns-repeated="2" office:value-type="currency" office:currency="EUR" office:value="0" calcext:value-type="currency">
            <text:p>0,00 €</text:p>
          </table:table-cell>
          <table:table-cell table:formula="of:=[.B2]+[.C2]+[.D2]" office:value-type="currency" office:currency="EUR" office:value="-180000" calcext:value-type="currency">
            <text:p>-180.000,00 €</text:p>
          </table:table-cell>
          <table:table-cell table:style-name="ce16"/>
          <table:table-cell table:number-columns-repeated="10"/>
        </table:table-row>
        <table:table-row table:style-name="ro1">
          <table:table-cell table:formula="of:=[.A2]+1" office:value-type="float" office:value="1" calcext:value-type="float">
            <text:p>1</text:p>
          </table:table-cell>
          <table:table-cell office:value-type="currency" office:currency="EUR" office:value="-120000" calcext:value-type="currency">
            <text:p>-120.000,00 €</text:p>
          </table:table-cell>
          <table:table-cell table:formula="of:=1000*[.B$30]*230" office:value-type="currency" office:currency="EUR" office:value="276000" calcext:value-type="currency">
            <text:p>276.000,00 €</text:p>
          </table:table-cell>
          <table:table-cell table:formula="of:=-(30000+0.6*1000*230)" office:value-type="currency" office:currency="EUR" office:value="-168000" calcext:value-type="currency">
            <text:p>-168.000,00 €</text:p>
          </table:table-cell>
          <table:table-cell table:formula="of:=[.B3]+[.C3]+[.D3]" office:value-type="currency" office:currency="EUR" office:value="-12000" calcext:value-type="currency">
            <text:p>-12.000,00 €</text:p>
          </table:table-cell>
          <table:table-cell table:formula="of:=NPV(10%;[.E$3:.E3])+[.E$2]" office:value-type="currency" office:currency="EUR" office:value="-190909.090909091" calcext:value-type="currency">
            <text:p>-190.909,09 €</text:p>
          </table:table-cell>
          <table:table-cell table:number-columns-repeated="10"/>
        </table:table-row>
        <table:table-row table:style-name="ro1">
          <table:table-cell table:formula="of:=[.A3]+1" office:value-type="float" office:value="2" calcext:value-type="float">
            <text:p>2</text:p>
          </table:table-cell>
          <table:table-cell office:value-type="currency" office:currency="EUR" office:value="-60000" calcext:value-type="currency">
            <text:p>-60.000,00 €</text:p>
          </table:table-cell>
          <table:table-cell table:formula="of:=1000*[.B$30]*230" office:value-type="currency" office:currency="EUR" office:value="276000" calcext:value-type="currency">
            <text:p>276.000,00 €</text:p>
          </table:table-cell>
          <table:table-cell table:formula="of:=-(30000+0.6*1000*230)" office:value-type="currency" office:currency="EUR" office:value="-168000" calcext:value-type="currency">
            <text:p>-168.000,00 €</text:p>
          </table:table-cell>
          <table:table-cell table:formula="of:=[.B4]+[.C4]+[.D4]" office:value-type="currency" office:currency="EUR" office:value="48000" calcext:value-type="currency">
            <text:p>48.000,00 €</text:p>
          </table:table-cell>
          <table:table-cell table:formula="of:=NPV(10%;[.E$3:.E4])+[.E$2]" office:value-type="currency" office:currency="EUR" office:value="-151239.669421488" calcext:value-type="currency">
            <text:p>-151.239,67 €</text:p>
          </table:table-cell>
          <table:table-cell table:number-columns-repeated="10"/>
        </table:table-row>
        <table:table-row table:style-name="ro1">
          <table:table-cell table:formula="of:=[.A4]+1" office:value-type="float" office:value="3" calcext:value-type="float">
            <text:p>3</text:p>
          </table:table-cell>
          <table:table-cell office:value-type="currency" office:currency="EUR" office:value="0" calcext:value-type="currency">
            <text:p>0,00 €</text:p>
          </table:table-cell>
          <table:table-cell table:formula="of:=1000*[.B$30]*230" office:value-type="currency" office:currency="EUR" office:value="276000" calcext:value-type="currency">
            <text:p>276.000,00 €</text:p>
          </table:table-cell>
          <table:table-cell table:formula="of:=-(30000+0.6*1000*230)" office:value-type="currency" office:currency="EUR" office:value="-168000" calcext:value-type="currency">
            <text:p>-168.000,00 €</text:p>
          </table:table-cell>
          <table:table-cell table:formula="of:=[.B5]+[.C5]+[.D5]" office:value-type="currency" office:currency="EUR" office:value="108000" calcext:value-type="currency">
            <text:p>108.000,00 €</text:p>
          </table:table-cell>
          <table:table-cell table:formula="of:=NPV(10%;[.E$3:.E5])+[.E$2]" office:value-type="currency" office:currency="EUR" office:value="-70097.6709241173" calcext:value-type="currency">
            <text:p>-70.097,67 €</text:p>
          </table:table-cell>
          <table:table-cell table:style-name="ce25"/>
          <table:table-cell office:value-type="string" calcext:value-type="string">
            <text:p>VAN:</text:p>
          </table:table-cell>
          <table:table-cell table:style-name="ce23" table:formula="of:=NPV(10%;[.E3:.E22])+[.E2]" office:value-type="currency" office:currency="EUR" office:value="838921.933751215" calcext:value-type="currency">
            <text:p>838.921,93 €</text:p>
          </table:table-cell>
          <table:table-cell table:style-name="ce16"/>
          <table:table-cell table:style-name="ce23"/>
          <table:table-cell table:number-columns-repeated="5"/>
        </table:table-row>
        <table:table-row table:style-name="ro1">
          <table:table-cell table:formula="of:=[.A5]+1" office:value-type="float" office:value="4" calcext:value-type="float">
            <text:p>4</text:p>
          </table:table-cell>
          <table:table-cell office:value-type="currency" office:currency="EUR" office:value="0" calcext:value-type="currency">
            <text:p>0,00 €</text:p>
          </table:table-cell>
          <table:table-cell table:formula="of:=1000*[.B$30]*230" office:value-type="currency" office:currency="EUR" office:value="276000" calcext:value-type="currency">
            <text:p>276.000,00 €</text:p>
          </table:table-cell>
          <table:table-cell table:formula="of:=-(30000+0.6*1000*230)" office:value-type="currency" office:currency="EUR" office:value="-168000" calcext:value-type="currency">
            <text:p>-168.000,00 €</text:p>
          </table:table-cell>
          <table:table-cell table:formula="of:=[.B6]+[.C6]+[.D6]" office:value-type="currency" office:currency="EUR" office:value="108000" calcext:value-type="currency">
            <text:p>108.000,00 €</text:p>
          </table:table-cell>
          <table:table-cell table:formula="of:=NPV(10%;[.E$3:.E6])+[.E$2]" office:value-type="currency" office:currency="EUR" office:value="3667.7822553103" calcext:value-type="currency">
            <text:p>3.667,78 €</text:p>
          </table:table-cell>
          <table:table-cell table:style-name="ce25"/>
          <table:table-cell office:value-type="string" calcext:value-type="string">
            <text:p>TIR:</text:p>
          </table:table-cell>
          <table:table-cell table:style-name="ce26" table:formula="of:=IRR([.E2:.E22])" office:value-type="percentage" office:value="0.39532914104579" calcext:value-type="percentage">
            <text:p>39,53 %</text:p>
          </table:table-cell>
          <table:table-cell table:style-name="ce16"/>
          <table:table-cell table:style-name="ce23"/>
          <table:table-cell table:number-columns-repeated="5"/>
        </table:table-row>
        <table:table-row table:style-name="ro1">
          <table:table-cell table:formula="of:=[.A6]+1" office:value-type="float" office:value="5" calcext:value-type="float">
            <text:p>5</text:p>
          </table:table-cell>
          <table:table-cell office:value-type="currency" office:currency="EUR" office:value="0" calcext:value-type="currency">
            <text:p>0,00 €</text:p>
          </table:table-cell>
          <table:table-cell table:formula="of:=1000*[.B$30]*230" office:value-type="currency" office:currency="EUR" office:value="276000" calcext:value-type="currency">
            <text:p>276.000,00 €</text:p>
          </table:table-cell>
          <table:table-cell table:formula="of:=-(30000+0.6*1000*230)" office:value-type="currency" office:currency="EUR" office:value="-168000" calcext:value-type="currency">
            <text:p>-168.000,00 €</text:p>
          </table:table-cell>
          <table:table-cell table:formula="of:=[.B7]+[.C7]+[.D7]" office:value-type="currency" office:currency="EUR" office:value="108000" calcext:value-type="currency">
            <text:p>108.000,00 €</text:p>
          </table:table-cell>
          <table:table-cell table:formula="of:=NPV(10%;[.E$3:.E7])+[.E$2]" office:value-type="currency" office:currency="EUR" office:value="70727.285145699" calcext:value-type="currency">
            <text:p>70.727,29 €</text:p>
          </table:table-cell>
          <table:table-cell table:style-name="ce25"/>
          <table:table-cell office:value-type="string" calcext:value-type="string">
            <text:p>Q:</text:p>
          </table:table-cell>
          <table:table-cell table:style-name="ce26" table:formula="of:=[.I5]/[.L7]" office:value-type="percentage" office:value="2.06420247048811" calcext:value-type="percentage">
            <text:p>206,42 %</text:p>
          </table:table-cell>
          <table:table-cell table:style-name="ce16"/>
          <table:table-cell table:style-name="ce16" office:value-type="string" calcext:value-type="string">
            <text:p>Qaux:</text:p>
          </table:table-cell>
          <table:table-cell table:style-name="ce23" table:formula="of:=(NPV(10%;[.B3:.B22])+[.B2])*(-1)" office:value-type="currency" office:currency="EUR" office:value="406414.557556866" calcext:value-type="currency">
            <text:p>406.414,56 €</text:p>
          </table:table-cell>
          <table:table-cell table:number-columns-repeated="4"/>
        </table:table-row>
        <table:table-row table:style-name="ro1">
          <table:table-cell table:formula="of:=[.A7]+1" office:value-type="float" office:value="6" calcext:value-type="float">
            <text:p>6</text:p>
          </table:table-cell>
          <table:table-cell office:value-type="currency" office:currency="EUR" office:value="0" calcext:value-type="currency">
            <text:p>0,00 €</text:p>
          </table:table-cell>
          <table:table-cell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8]+[.C8]+[.D8]" office:value-type="currency" office:currency="EUR" office:value="177000" calcext:value-type="currency">
            <text:p>177.000,00 €</text:p>
          </table:table-cell>
          <table:table-cell table:formula="of:=NPV(10%;[.E$3:.E8])+[.E$2]" office:value-type="currency" office:currency="EUR" office:value="170639.170765218" calcext:value-type="currency">
            <text:p>170.639,17 €</text:p>
          </table:table-cell>
          <table:table-cell table:style-name="ce25"/>
          <table:table-cell table:number-columns-repeated="2"/>
          <table:table-cell table:style-name="ce16"/>
          <table:table-cell table:style-name="ce23"/>
          <table:table-cell table:number-columns-repeated="5"/>
        </table:table-row>
        <table:table-row table:style-name="ro1">
          <table:table-cell table:formula="of:=[.A8]+1" office:value-type="float" office:value="7" calcext:value-type="float">
            <text:p>7</text:p>
          </table:table-cell>
          <table:table-cell table:formula="of:=PMT(10%;5;120000)" office:value-type="currency" office:currency="EUR" office:value="-31655.6976953694" calcext:value-type="currency">
            <text:p>-31.655,70 €</text:p>
          </table:table-cell>
          <table:table-cell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9]+[.C9]+[.D9]" office:value-type="currency" office:currency="EUR" office:value="145344.302304631" calcext:value-type="currency">
            <text:p>145.344,30 €</text:p>
          </table:table-cell>
          <table:table-cell table:formula="of:=NPV(10%;[.E$3:.E9])+[.E$2]" office:value-type="currency" office:currency="EUR" office:value="245223.779431417" calcext:value-type="currency">
            <text:p>245.223,78 €</text:p>
          </table:table-cell>
          <table:table-cell table:style-name="ce25"/>
          <table:table-cell office:value-type="string" calcext:value-type="string">
            <text:p>P. mínimo:</text:p>
          </table:table-cell>
          <table:table-cell table:style-name="ce23" office:value-type="currency" office:currency="EUR" office:value="0.87" calcext:value-type="currency">
            <text:p>0,87 €</text:p>
          </table:table-cell>
          <table:table-cell table:style-name="ce16"/>
          <table:table-cell table:style-name="ce23"/>
          <table:table-cell table:number-columns-repeated="5"/>
        </table:table-row>
        <table:table-row table:style-name="ro1">
          <table:table-cell table:formula="of:=[.A9]+1" office:value-type="float" office:value="8" calcext:value-type="float">
            <text:p>8</text:p>
          </table:table-cell>
          <table:table-cell table:formula="of:=PMT(10%;5;120000)" office:value-type="currency" office:currency="EUR" office:value="-31655.6976953694" calcext:value-type="currency">
            <text:p>-31.655,70 €</text:p>
          </table:table-cell>
          <table:table-cell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10]+[.C10]+[.D10]" office:value-type="currency" office:currency="EUR" office:value="145344.302304631" calcext:value-type="currency">
            <text:p>145.344,30 €</text:p>
          </table:table-cell>
          <table:table-cell table:formula="of:=NPV(10%;[.E$3:.E10])+[.E$2]" office:value-type="currency" office:currency="EUR" office:value="313027.969127961" calcext:value-type="currency">
            <text:p>313.027,97 €</text:p>
          </table:table-cell>
          <table:table-cell table:style-name="ce25"/>
          <table:table-cell table:style-name="ce23"/>
          <table:table-cell/>
          <table:table-cell table:style-name="ce16"/>
          <table:table-cell table:style-name="ce23"/>
          <table:table-cell table:number-columns-repeated="5"/>
        </table:table-row>
        <table:table-row table:style-name="ro1">
          <table:table-cell table:formula="of:=[.A10]+1" office:value-type="float" office:value="9" calcext:value-type="float">
            <text:p>9</text:p>
          </table:table-cell>
          <table:table-cell table:formula="of:=PMT(10%;5;120000)" office:value-type="currency" office:currency="EUR" office:value="-31655.6976953694" calcext:value-type="currency">
            <text:p>-31.655,70 €</text:p>
          </table:table-cell>
          <table:table-cell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11]+[.C11]+[.D11]" office:value-type="currency" office:currency="EUR" office:value="145344.302304631" calcext:value-type="currency">
            <text:p>145.344,30 €</text:p>
          </table:table-cell>
          <table:table-cell table:formula="of:=NPV(10%;[.E$3:.E11])+[.E$2]" office:value-type="currency" office:currency="EUR" office:value="374668.141579366" calcext:value-type="currency">
            <text:p>374.668,14 €</text:p>
          </table:table-cell>
          <table:table-cell table:style-name="ce25"/>
          <table:table-cell office:value-type="string" calcext:value-type="string">
            <text:p>P. recuperación:</text:p>
          </table:table-cell>
          <table:table-cell office:value-type="string" calcext:value-type="string">
            <text:p>Año 3 – 4</text:p>
          </table:table-cell>
          <table:table-cell table:style-name="ce16"/>
          <table:table-cell table:style-name="ce23"/>
          <table:table-cell table:number-columns-repeated="5"/>
        </table:table-row>
        <table:table-row table:style-name="ro1">
          <table:table-cell table:formula="of:=[.A11]+1" office:value-type="float" office:value="10" calcext:value-type="float">
            <text:p>10</text:p>
          </table:table-cell>
          <table:table-cell table:formula="of:=PMT(10%;5;120000)" office:value-type="currency" office:currency="EUR" office:value="-31655.6976953694" calcext:value-type="currency">
            <text:p>-31.655,70 €</text:p>
          </table:table-cell>
          <table:table-cell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12]+[.C12]+[.D12]" office:value-type="currency" office:currency="EUR" office:value="145344.302304631" calcext:value-type="currency">
            <text:p>145.344,30 €</text:p>
          </table:table-cell>
          <table:table-cell table:formula="of:=NPV(10%;[.E$3:.E12])+[.E$2]" office:value-type="currency" office:currency="EUR" office:value="430704.661989733" calcext:value-type="currency">
            <text:p>430.704,66 €</text:p>
          </table:table-cell>
          <table:table-cell table:number-columns-repeated="10"/>
        </table:table-row>
        <table:table-row table:style-name="ro1">
          <table:table-cell table:formula="of:=[.A12]+1" office:value-type="float" office:value="11" calcext:value-type="float">
            <text:p>11</text:p>
          </table:table-cell>
          <table:table-cell table:formula="of:=PMT(10%;5;120000)" office:value-type="currency" office:currency="EUR" office:value="-31655.6976953694" calcext:value-type="currency">
            <text:p>-31.655,70 €</text:p>
          </table:table-cell>
          <table:table-cell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13]+[.C13]+[.D13]" office:value-type="currency" office:currency="EUR" office:value="145344.302304631" calcext:value-type="currency">
            <text:p>145.344,30 €</text:p>
          </table:table-cell>
          <table:table-cell table:formula="of:=NPV(10%;[.E$3:.E13])+[.E$2]" office:value-type="currency" office:currency="EUR" office:value="481646.953271885" calcext:value-type="currency">
            <text:p>481.646,95 €</text:p>
          </table:table-cell>
          <table:table-cell table:number-columns-repeated="2"/>
          <table:table-cell table:style-name="ce26"/>
          <table:table-cell table:number-columns-repeated="7"/>
        </table:table-row>
        <table:table-row table:style-name="ro1">
          <table:table-cell table:formula="of:=[.A13]+1" office:value-type="float" office:value="12" calcext:value-type="float">
            <text:p>12</text:p>
          </table:table-cell>
          <table:table-cell office:value-type="currency" office:currency="EUR" office:value="0" calcext:value-type="currency">
            <text:p>0,00 €</text:p>
          </table:table-cell>
          <table:table-cell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14]+[.C14]+[.D14]" office:value-type="currency" office:currency="EUR" office:value="177000" calcext:value-type="currency">
            <text:p>177.000,00 €</text:p>
          </table:table-cell>
          <table:table-cell table:formula="of:=NPV(10%;[.E$3:.E14])+[.E$2]" office:value-type="currency" office:currency="EUR" office:value="538044.608006619" calcext:value-type="currency">
            <text:p>538.044,61 €</text:p>
          </table:table-cell>
          <table:table-cell table:number-columns-repeated="10"/>
        </table:table-row>
        <table:table-row table:style-name="ro1">
          <table:table-cell table:formula="of:=[.A14]+1" office:value-type="float" office:value="13" calcext:value-type="float">
            <text:p>13</text:p>
          </table:table-cell>
          <table:table-cell office:value-type="currency" office:currency="EUR" office:value="0" calcext:value-type="currency">
            <text:p>0,00 €</text:p>
          </table:table-cell>
          <table:table-cell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15]+[.C15]+[.D15]" office:value-type="currency" office:currency="EUR" office:value="177000" calcext:value-type="currency">
            <text:p>177.000,00 €</text:p>
          </table:table-cell>
          <table:table-cell table:formula="of:=NPV(10%;[.E$3:.E15])+[.E$2]" office:value-type="currency" office:currency="EUR" office:value="589315.203220012" calcext:value-type="currency">
            <text:p>589.315,20 €</text:p>
          </table:table-cell>
          <table:table-cell table:number-columns-repeated="10"/>
        </table:table-row>
        <table:table-row table:style-name="ro1">
          <table:table-cell table:formula="of:=[.A15]+1" office:value-type="float" office:value="14" calcext:value-type="float">
            <text:p>14</text:p>
          </table:table-cell>
          <table:table-cell office:value-type="currency" office:currency="EUR" office:value="0" calcext:value-type="currency">
            <text:p>0,00 €</text:p>
          </table:table-cell>
          <table:table-cell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16]+[.C16]+[.D16]" office:value-type="currency" office:currency="EUR" office:value="177000" calcext:value-type="currency">
            <text:p>177.000,00 €</text:p>
          </table:table-cell>
          <table:table-cell table:formula="of:=NPV(10%;[.E$3:.E16])+[.E$2]" office:value-type="currency" office:currency="EUR" office:value="635924.835232188" calcext:value-type="currency">
            <text:p>635.924,84 €</text:p>
          </table:table-cell>
          <table:table-cell table:number-columns-repeated="3"/>
          <table:table-cell table:style-name="ce16"/>
          <table:table-cell table:number-columns-repeated="6"/>
        </table:table-row>
        <table:table-row table:style-name="ro1">
          <table:table-cell table:formula="of:=[.A16]+1" office:value-type="float" office:value="15" calcext:value-type="float">
            <text:p>15</text:p>
          </table:table-cell>
          <table:table-cell office:value-type="currency" office:currency="EUR" office:value="0" calcext:value-type="currency">
            <text:p>0,00 €</text:p>
          </table:table-cell>
          <table:table-cell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17]+[.C17]+[.D17]" office:value-type="currency" office:currency="EUR" office:value="177000" calcext:value-type="currency">
            <text:p>177.000,00 €</text:p>
          </table:table-cell>
          <table:table-cell table:formula="of:=NPV(10%;[.E$3:.E17])+[.E$2]" office:value-type="currency" office:currency="EUR" office:value="678297.22797053" calcext:value-type="currency">
            <text:p>678.297,23 €</text:p>
          </table:table-cell>
          <table:table-cell table:number-columns-repeated="3"/>
          <table:table-cell table:style-name="ce16"/>
          <table:table-cell table:number-columns-repeated="6"/>
        </table:table-row>
        <table:table-row table:style-name="ro1">
          <table:table-cell table:formula="of:=[.A17]+1" office:value-type="float" office:value="16" calcext:value-type="float">
            <text:p>16</text:p>
          </table:table-cell>
          <table:table-cell office:value-type="currency" office:currency="EUR" office:value="0" calcext:value-type="currency">
            <text:p>0,00 €</text:p>
          </table:table-cell>
          <table:table-cell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18]+[.C18]+[.D18]" office:value-type="currency" office:currency="EUR" office:value="177000" calcext:value-type="currency">
            <text:p>177.000,00 €</text:p>
          </table:table-cell>
          <table:table-cell table:formula="of:=NPV(10%;[.E$3:.E18])+[.E$2]" office:value-type="currency" office:currency="EUR" office:value="716817.585005387" calcext:value-type="currency">
            <text:p>716.817,59 €</text:p>
          </table:table-cell>
          <table:table-cell table:number-columns-repeated="10"/>
        </table:table-row>
        <table:table-row table:style-name="ro1">
          <table:table-cell table:formula="of:=[.A18]+1" office:value-type="float" office:value="17" calcext:value-type="float">
            <text:p>17</text:p>
          </table:table-cell>
          <table:table-cell office:value-type="currency" office:currency="EUR" office:value="0" calcext:value-type="currency">
            <text:p>0,00 €</text:p>
          </table:table-cell>
          <table:table-cell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19]+[.C19]+[.D19]" office:value-type="currency" office:currency="EUR" office:value="177000" calcext:value-type="currency">
            <text:p>177.000,00 €</text:p>
          </table:table-cell>
          <table:table-cell table:formula="of:=NPV(10%;[.E$3:.E19])+[.E$2]" office:value-type="currency" office:currency="EUR" office:value="751836.09140071" calcext:value-type="currency">
            <text:p>751.836,09 €</text:p>
          </table:table-cell>
          <table:table-cell table:number-columns-repeated="10"/>
        </table:table-row>
        <table:table-row table:style-name="ro1">
          <table:table-cell table:formula="of:=[.A19]+1" office:value-type="float" office:value="18" calcext:value-type="float">
            <text:p>18</text:p>
          </table:table-cell>
          <table:table-cell office:value-type="currency" office:currency="EUR" office:value="0" calcext:value-type="currency">
            <text:p>0,00 €</text:p>
          </table:table-cell>
          <table:table-cell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20]+[.C20]+[.D20]" office:value-type="currency" office:currency="EUR" office:value="177000" calcext:value-type="currency">
            <text:p>177.000,00 €</text:p>
          </table:table-cell>
          <table:table-cell table:formula="of:=NPV(10%;[.E$3:.E20])+[.E$2]" office:value-type="currency" office:currency="EUR" office:value="783671.097214641" calcext:value-type="currency">
            <text:p>783.671,10 €</text:p>
          </table:table-cell>
          <table:table-cell table:number-columns-repeated="10"/>
        </table:table-row>
        <table:table-row table:style-name="ro1">
          <table:table-cell table:formula="of:=[.A20]+1" office:value-type="float" office:value="19" calcext:value-type="float">
            <text:p>19</text:p>
          </table:table-cell>
          <table:table-cell office:value-type="currency" office:currency="EUR" office:value="0" calcext:value-type="currency">
            <text:p>0,00 €</text:p>
          </table:table-cell>
          <table:table-cell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21]+[.C21]+[.D21]" office:value-type="currency" office:currency="EUR" office:value="177000" calcext:value-type="currency">
            <text:p>177.000,00 €</text:p>
          </table:table-cell>
          <table:table-cell table:formula="of:=NPV(10%;[.E$3:.E21])+[.E$2]" office:value-type="currency" office:currency="EUR" office:value="812612.011590942" calcext:value-type="currency">
            <text:p>812.612,01 €</text:p>
          </table:table-cell>
          <table:table-cell table:number-columns-repeated="10"/>
        </table:table-row>
        <table:table-row table:style-name="ro1">
          <table:table-cell table:formula="of:=[.A21]+1" office:value-type="float" office:value="20" calcext:value-type="float">
            <text:p>20</text:p>
          </table:table-cell>
          <table:table-cell office:value-type="currency" office:currency="EUR" office:value="0" calcext:value-type="currency">
            <text:p>0,00 €</text:p>
          </table:table-cell>
          <table:table-cell table:formula="of:=1500*[.B$30]*230" office:value-type="currency" office:currency="EUR" office:value="414000" calcext:value-type="currency">
            <text:p>414.000,00 €</text:p>
          </table:table-cell>
          <table:table-cell table:formula="of:=-(30000+0.6*1500*230)" office:value-type="currency" office:currency="EUR" office:value="-237000" calcext:value-type="currency">
            <text:p>-237.000,00 €</text:p>
          </table:table-cell>
          <table:table-cell table:formula="of:=[.B22]+[.C22]+[.D22]" office:value-type="currency" office:currency="EUR" office:value="177000" calcext:value-type="currency">
            <text:p>177.000,00 €</text:p>
          </table:table-cell>
          <table:table-cell table:formula="of:=NPV(10%;[.E$3:.E22])+[.E$2]" office:value-type="currency" office:currency="EUR" office:value="838921.933751215" calcext:value-type="currency">
            <text:p>838.921,93 €</text:p>
          </table:table-cell>
          <table:table-cell table:number-columns-repeated="10"/>
        </table:table-row>
        <table:table-row table:style-name="ro1">
          <table:table-cell/>
          <table:table-cell table:style-name="ce16" table:number-columns-repeated="5"/>
          <table:table-cell table:number-columns-repeated="10"/>
        </table:table-row>
        <table:table-row table:style-name="ro2">
          <table:table-cell table:style-name="ce5" office:value-type="string" calcext:value-type="string" table:number-columns-spanned="16" table:number-rows-spanned="1">
            <text:p>A: Contemplando los resultados obtenidos en los diferentes indicadores absoluto (VAN) y relativos (Q y TIR) podemos deducir que es rentable, ya que el VAN otorga un valor positivo, el TIR es superior al interés del mercado monetario y Q es un porcentaje positivo. Es muy rentable ya que el VAN otorga un valor elevado, el TIR es cuatro veces mayor al interés de mercado y Q indica la ganancia neta del proyecto por cada unidad monetaria invertida.</text:p>
          </table:table-cell>
          <table:covered-table-cell table:number-columns-repeated="5" table:style-name="ce16"/>
          <table:covered-table-cell table:number-columns-repeated="10"/>
        </table:table-row>
        <table:table-row table:style-name="ro5">
          <table:table-cell table:style-name="ce5" office:value-type="string" calcext:value-type="string" table:number-columns-spanned="16" table:number-rows-spanned="1">
            <text:p>B: Realizando ajustes en la celda de precio de venta (B30), podemos concluir que el precio mínimo de venta para que el proyecto sea rentable es 0,87 unidades monetarias.</text:p>
          </table:table-cell>
          <table:covered-table-cell table:number-columns-repeated="5" table:style-name="ce16"/>
          <table:covered-table-cell table:number-columns-repeated="10"/>
        </table:table-row>
        <table:table-row table:style-name="ro1">
          <table:table-cell table:style-name="ce20" office:value-type="string" calcext:value-type="string" table:number-columns-spanned="16" table:number-rows-spanned="1">
            <text:p>C: El plazo de recuperación está comprendido entre los años 3 y 4 como se puede aprecias la columna de PLAZO DE RECUPERACIÓN.</text:p>
          </table:table-cell>
          <table:covered-table-cell table:number-columns-repeated="8" table:style-name="ce20"/>
          <table:covered-table-cell table:style-name="ce22"/>
          <table:covered-table-cell table:number-columns-repeated="4" table:style-name="Default"/>
          <table:covered-table-cell table:number-columns-repeated="2"/>
        </table:table-row>
        <table:table-row table:style-name="ro1" table:number-rows-repeated="3">
          <table:table-cell table:style-name="ce1" table:number-columns-repeated="9"/>
          <table:table-cell table:style-name="ce22"/>
          <table:table-cell table:style-name="Default" table:number-columns-repeated="4"/>
          <table:table-cell table:number-columns-repeated="2"/>
        </table:table-row>
        <table:table-row table:style-name="ro1">
          <table:table-cell table:style-name="ce1" office:value-type="string" calcext:value-type="string">
            <text:p>P. venta:</text:p>
          </table:table-cell>
          <table:table-cell table:style-name="ce11" office:value-type="currency" office:currency="EUR" office:value="1.2" calcext:value-type="currency">
            <text:p>1,20 €</text:p>
          </table:table-cell>
          <table:table-cell table:style-name="ce1" table:number-columns-repeated="7"/>
          <table:table-cell table:style-name="ce22"/>
          <table:table-cell table:style-name="Default" table:number-columns-repeated="4"/>
          <table:table-cell table:number-columns-repeated="2"/>
        </table:table-row>
        <table:table-row table:style-name="ro1" table:number-rows-repeated="4">
          <table:table-cell table:style-name="ce1" table:number-columns-repeated="9"/>
          <table:table-cell table:style-name="ce22"/>
          <table:table-cell table:style-name="Default" table:number-columns-repeated="4"/>
          <table:table-cell table:number-columns-repeated="2"/>
        </table:table-row>
        <table:table-row table:style-name="ro1">
          <table:table-cell table:style-name="ce22" table:number-columns-repeated="10"/>
          <table:table-cell table:style-name="Default" table:number-columns-repeated="4"/>
          <table:table-cell table:number-columns-repeated="2"/>
        </table:table-row>
      </table:table>
      <table:table table:name="2a" table:style-name="ta1">
        <table:table-column table:style-name="co1" table:number-columns-repeated="14" table:default-cell-style-name="ce25"/>
        <table:table-row table:style-name="ro1">
          <table:table-cell table:style-name="ce16" office:value-type="string" calcext:value-type="string">
            <text:p>AÑO</text:p>
          </table:table-cell>
          <table:table-cell table:style-name="ce16" office:value-type="string" calcext:value-type="string">
            <text:p>VENTAS Uds.</text:p>
          </table:table-cell>
          <table:table-cell office:value-type="string" calcext:value-type="string">
            <text:p>PAGOS DE INVERSIÓN</text:p>
          </table:table-cell>
          <table:table-cell table:style-name="ce16" office:value-type="string" calcext:value-type="string">
            <text:p>PAGOS</text:p>
          </table:table-cell>
          <table:table-cell table:style-name="ce16" office:value-type="string" calcext:value-type="string">
            <text:p>COBROS</text:p>
          </table:table-cell>
          <table:table-cell table:style-name="ce16" office:value-type="string" calcext:value-type="string">
            <text:p>MOVIMIENTOS DE FONDOS</text:p>
          </table:table-cell>
          <table:table-cell table:number-columns-repeated="8"/>
        </table:table-row>
        <table:table-row table:style-name="ro1">
          <table:table-cell office:value-type="float" office:value="0" calcext:value-type="float">
            <text:p>0</text:p>
          </table:table-cell>
          <table:table-cell office:value-type="string" calcext:value-type="string">
            <text:p>-</text:p>
          </table:table-cell>
          <table:table-cell table:style-name="ce23" office:value-type="currency" office:currency="EUR" office:value="-300000" calcext:value-type="currency">
            <text:p>-300.000,00 €</text:p>
          </table:table-cell>
          <table:table-cell table:number-columns-repeated="2" table:style-name="ce23" office:value-type="currency" office:currency="EUR" office:value="0" calcext:value-type="currency">
            <text:p>0,00 €</text:p>
          </table:table-cell>
          <table:table-cell table:style-name="ce23" table:formula="of:=[.C2]+[.D2]+[.E2]" office:value-type="currency" office:currency="EUR" office:value="-300000" calcext:value-type="currency">
            <text:p>-300.000,00 €</text:p>
          </table:table-cell>
          <table:table-cell table:number-columns-repeated="8"/>
        </table:table-row>
        <table:table-row table:style-name="ro1">
          <table:table-cell table:formula="of:=[.A2]+1" office:value-type="float" office:value="1" calcext:value-type="float">
            <text:p>1</text:p>
          </table:table-cell>
          <table:table-cell office:value-type="float" office:value="50" calcext:value-type="float">
            <text:p>50</text:p>
          </table:table-cell>
          <table:table-cell office:value-type="float" office:value="0" calcext:value-type="float">
            <text:p>0</text:p>
          </table:table-cell>
          <table:table-cell table:style-name="ce23" table:formula="of:=([.B3]*(-3000))" office:value-type="currency" office:currency="EUR" office:value="-150000" calcext:value-type="currency">
            <text:p>-150.000,00 €</text:p>
          </table:table-cell>
          <table:table-cell table:style-name="ce23" table:formula="of:=([.B3]*[.B$13])" office:value-type="currency" office:currency="EUR" office:value="280465" calcext:value-type="currency">
            <text:p>280.465,00 €</text:p>
          </table:table-cell>
          <table:table-cell table:style-name="ce23" table:formula="of:=[.C3]+[.D3]+[.E3]" office:value-type="currency" office:currency="EUR" office:value="130465" calcext:value-type="currency">
            <text:p>130.465,00 €</text:p>
          </table:table-cell>
          <table:table-cell table:number-columns-repeated="8"/>
        </table:table-row>
        <table:table-row table:style-name="ro1">
          <table:table-cell table:formula="of:=[.A3]+1" office:value-type="float" office:value="2" calcext:value-type="float">
            <text:p>2</text:p>
          </table:table-cell>
          <table:table-cell office:value-type="float" office:value="30" calcext:value-type="float">
            <text:p>30</text:p>
          </table:table-cell>
          <table:table-cell office:value-type="float" office:value="0" calcext:value-type="float">
            <text:p>0</text:p>
          </table:table-cell>
          <table:table-cell table:style-name="ce23" table:formula="of:=([.B4]*(-3000))" office:value-type="currency" office:currency="EUR" office:value="-90000" calcext:value-type="currency">
            <text:p>-90.000,00 €</text:p>
          </table:table-cell>
          <table:table-cell table:style-name="ce23" table:formula="of:=([.B4]*[.B$13])" office:value-type="currency" office:currency="EUR" office:value="168279" calcext:value-type="currency">
            <text:p>168.279,00 €</text:p>
          </table:table-cell>
          <table:table-cell table:style-name="ce23" table:formula="of:=[.C4]+[.D4]+[.E4]" office:value-type="currency" office:currency="EUR" office:value="78279" calcext:value-type="currency">
            <text:p>78.279,00 €</text:p>
          </table:table-cell>
          <table:table-cell table:style-name="Default"/>
          <table:table-cell office:value-type="string" calcext:value-type="string">
            <text:p>VAN:</text:p>
          </table:table-cell>
          <table:table-cell table:style-name="ce23" table:formula="of:=NPV(8%;[.F3:.F9])+[.F2]" office:value-type="currency" office:currency="EUR" office:value="0.0805890210322104" calcext:value-type="currency">
            <text:p>0,08 €</text:p>
          </table:table-cell>
          <table:table-cell table:number-columns-repeated="5"/>
        </table:table-row>
        <table:table-row table:style-name="ro1">
          <table:table-cell table:formula="of:=[.A4]+1" office:value-type="float" office:value="3" calcext:value-type="float">
            <text:p>3</text:p>
          </table:table-cell>
          <table:table-cell office:value-type="float" office:value="20" calcext:value-type="float">
            <text:p>20</text:p>
          </table:table-cell>
          <table:table-cell office:value-type="float" office:value="0" calcext:value-type="float">
            <text:p>0</text:p>
          </table:table-cell>
          <table:table-cell table:style-name="ce23" table:formula="of:=([.B5]*(-3000))" office:value-type="currency" office:currency="EUR" office:value="-60000" calcext:value-type="currency">
            <text:p>-60.000,00 €</text:p>
          </table:table-cell>
          <table:table-cell table:style-name="ce23" table:formula="of:=([.B5]*[.B$13])" office:value-type="currency" office:currency="EUR" office:value="112186" calcext:value-type="currency">
            <text:p>112.186,00 €</text:p>
          </table:table-cell>
          <table:table-cell table:style-name="ce23" table:formula="of:=[.C5]+[.D5]+[.E5]" office:value-type="currency" office:currency="EUR" office:value="52186" calcext:value-type="currency">
            <text:p>52.186,00 €</text:p>
          </table:table-cell>
          <table:table-cell/>
          <table:table-cell office:value-type="string" calcext:value-type="string">
            <text:p>TIR:</text:p>
          </table:table-cell>
          <table:table-cell table:style-name="ce26" table:formula="of:=IRR([.F2:.F9])" office:value-type="percentage" office:value="0.0800001234566899" calcext:value-type="percentage">
            <text:p>8,00 %</text:p>
          </table:table-cell>
          <table:table-cell table:number-columns-repeated="5"/>
        </table:table-row>
        <table:table-row table:style-name="ro1">
          <table:table-cell table:formula="of:=[.A5]+1"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table:style-name="ce23" table:formula="of:=([.B6]*(0))" office:value-type="currency" office:currency="EUR" office:value="0" calcext:value-type="currency">
            <text:p>0,00 €</text:p>
          </table:table-cell>
          <table:table-cell table:style-name="ce23" table:formula="of:=([.B6]*[.B$13])" office:value-type="currency" office:currency="EUR" office:value="56093" calcext:value-type="currency">
            <text:p>56.093,00 €</text:p>
          </table:table-cell>
          <table:table-cell table:style-name="ce23" table:formula="of:=[.C6]+[.D6]+[.E6]" office:value-type="currency" office:currency="EUR" office:value="56093" calcext:value-type="currency">
            <text:p>56.093,00 €</text:p>
          </table:table-cell>
          <table:table-cell table:number-columns-repeated="8"/>
        </table:table-row>
        <table:table-row table:style-name="ro1">
          <table:table-cell table:formula="of:=[.A6]+1" office:value-type="float" office:value="5" calcext:value-type="float">
            <text:p>5</text:p>
          </table:table-cell>
          <table:table-cell office:value-type="float" office:value="5" calcext:value-type="float">
            <text:p>5</text:p>
          </table:table-cell>
          <table:table-cell office:value-type="float" office:value="0" calcext:value-type="float">
            <text:p>0</text:p>
          </table:table-cell>
          <table:table-cell table:style-name="ce23" table:formula="of:=([.B7]*(0))" office:value-type="currency" office:currency="EUR" office:value="0" calcext:value-type="currency">
            <text:p>0,00 €</text:p>
          </table:table-cell>
          <table:table-cell table:style-name="ce23" table:formula="of:=([.B7]*[.B$13])" office:value-type="currency" office:currency="EUR" office:value="28046.5" calcext:value-type="currency">
            <text:p>28.046,50 €</text:p>
          </table:table-cell>
          <table:table-cell table:style-name="ce23" table:formula="of:=[.C7]+[.D7]+[.E7]" office:value-type="currency" office:currency="EUR" office:value="28046.5" calcext:value-type="currency">
            <text:p>28.046,50 €</text:p>
          </table:table-cell>
          <table:table-cell table:number-columns-repeated="8"/>
        </table:table-row>
        <table:table-row table:style-name="ro1">
          <table:table-cell table:formula="of:=[.A7]+1" office:value-type="float" office:value="6" calcext:value-type="float">
            <text:p>6</text:p>
          </table:table-cell>
          <table:table-cell office:value-type="float" office:value="2" calcext:value-type="float">
            <text:p>2</text:p>
          </table:table-cell>
          <table:table-cell office:value-type="float" office:value="0" calcext:value-type="float">
            <text:p>0</text:p>
          </table:table-cell>
          <table:table-cell table:style-name="ce23" table:formula="of:=([.B8]*(0))" office:value-type="currency" office:currency="EUR" office:value="0" calcext:value-type="currency">
            <text:p>0,00 €</text:p>
          </table:table-cell>
          <table:table-cell table:style-name="ce23" table:formula="of:=([.B8]*[.B$13])" office:value-type="currency" office:currency="EUR" office:value="11218.6" calcext:value-type="currency">
            <text:p>11.218,60 €</text:p>
          </table:table-cell>
          <table:table-cell table:style-name="ce23" table:formula="of:=[.C8]+[.D8]+[.E8]" office:value-type="currency" office:currency="EUR" office:value="11218.6" calcext:value-type="currency">
            <text:p>11.218,60 €</text:p>
          </table:table-cell>
          <table:table-cell table:number-columns-repeated="8"/>
        </table:table-row>
        <table:table-row table:style-name="ro1">
          <table:table-cell table:formula="of:=[.A8]+1"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table:style-name="ce23" table:formula="of:=([.B9]*(0))" office:value-type="currency" office:currency="EUR" office:value="0" calcext:value-type="currency">
            <text:p>0,00 €</text:p>
          </table:table-cell>
          <table:table-cell table:style-name="ce23" table:formula="of:=([.B9]*[.B$13])" office:value-type="currency" office:currency="EUR" office:value="5609.3" calcext:value-type="currency">
            <text:p>5.609,30 €</text:p>
          </table:table-cell>
          <table:table-cell table:style-name="ce23" table:formula="of:=[.C9]+[.D9]+[.E9]" office:value-type="currency" office:currency="EUR" office:value="5609.3" calcext:value-type="currency">
            <text:p>5.609,30 €</text:p>
          </table:table-cell>
          <table:table-cell table:number-columns-repeated="8"/>
        </table:table-row>
        <table:table-row table:style-name="ro1" table:number-rows-repeated="2">
          <table:table-cell table:number-columns-repeated="14"/>
        </table:table-row>
        <table:table-row table:style-name="ro1">
          <table:table-cell office:value-type="string" calcext:value-type="string">
            <text:p>Coste producción:</text:p>
          </table:table-cell>
          <table:table-cell table:style-name="ce23" office:value-type="currency" office:currency="EUR" office:value="3000" calcext:value-type="currency">
            <text:p>3.000,00 €</text:p>
          </table:table-cell>
          <table:table-cell table:number-columns-repeated="12"/>
        </table:table-row>
        <table:table-row table:style-name="ro1">
          <table:table-cell office:value-type="string" calcext:value-type="string">
            <text:p>Precio venta:</text:p>
          </table:table-cell>
          <table:table-cell table:style-name="ce23" office:value-type="currency" office:currency="EUR" office:value="5609.3" calcext:value-type="currency">
            <text:p>5.609,30 €</text:p>
          </table:table-cell>
          <table:table-cell table:number-columns-repeated="12"/>
        </table:table-row>
        <table:table-row table:style-name="ro1">
          <table:table-cell table:number-columns-repeated="14"/>
        </table:table-row>
        <table:table-row table:style-name="ro1">
          <table:table-cell table:style-name="ce27" office:value-type="string" calcext:value-type="string" table:number-columns-spanned="11" table:number-rows-spanned="1">
            <text:p>A: Las soluciones pueden ser halladas modificando el precio de venta del producto y son mostradas en las filas siguientes.</text:p>
          </table:table-cell>
          <table:covered-table-cell table:number-columns-repeated="10"/>
          <table:table-cell table:number-columns-repeated="3"/>
        </table:table-row>
        <table:table-row table:style-name="ro1">
          <table:table-cell office:value-type="string" calcext:value-type="string">
            <text:p>Precio de venta mínimo: </text:p>
          </table:table-cell>
          <table:table-cell table:style-name="ce23" office:value-type="currency" office:currency="EUR" office:value="5609.3" calcext:value-type="currency">
            <text:p>5.609,30 €</text:p>
          </table:table-cell>
          <table:table-cell table:number-columns-repeated="12"/>
        </table:table-row>
        <table:table-row table:style-name="ro1">
          <table:table-cell office:value-type="string" calcext:value-type="string">
            <text:p>TIR al 20%: </text:p>
          </table:table-cell>
          <table:table-cell table:style-name="ce23" office:value-type="currency" office:currency="EUR" office:value="6380" calcext:value-type="currency">
            <text:p>6.380,00 €</text:p>
          </table:table-cell>
          <table:table-cell table:number-columns-repeated="12"/>
        </table:table-row>
        <table:table-row table:style-name="ro1">
          <table:table-cell office:value-type="string" calcext:value-type="string">
            <text:p>TIR al 30%:</text:p>
          </table:table-cell>
          <table:table-cell table:style-name="ce23" office:value-type="currency" office:currency="EUR" office:value="7011" calcext:value-type="currency">
            <text:p>7.011,00 €</text:p>
          </table:table-cell>
          <table:table-cell table:number-columns-repeated="12"/>
        </table:table-row>
        <table:table-row table:style-name="ro1" table:number-rows-repeated="4">
          <table:table-cell table:number-columns-repeated="14"/>
        </table:table-row>
        <table:table-row table:style-name="ro1">
          <table:table-cell table:number-columns-repeated="14"/>
        </table:table-row>
      </table:table>
      <table:table table:name="2b" table:style-name="ta1">
        <table:table-column table:style-name="co1" table:number-columns-repeated="3" table:default-cell-style-name="ce25"/>
        <table:table-column table:style-name="co1" table:number-columns-repeated="3" table:default-cell-style-name="ce23"/>
        <table:table-column table:style-name="co1" table:number-columns-repeated="3" table:default-cell-style-name="ce25"/>
        <table:table-column table:style-name="co1" table:number-columns-repeated="3" table:default-cell-style-name="Default"/>
        <table:table-row table:style-name="ro1">
          <table:table-cell table:style-name="ce16" office:value-type="string" calcext:value-type="string">
            <text:p>AÑO</text:p>
          </table:table-cell>
          <table:table-cell table:style-name="ce16" office:value-type="string" calcext:value-type="string">
            <text:p>VENTAS Uds.</text:p>
          </table:table-cell>
          <table:table-cell office:value-type="string" calcext:value-type="string">
            <text:p>PAGOS DE INVERSIÓN</text:p>
          </table:table-cell>
          <table:table-cell table:style-name="ce16" office:value-type="string" calcext:value-type="string">
            <text:p>PAGOS</text:p>
          </table:table-cell>
          <table:table-cell table:style-name="ce16" office:value-type="string" calcext:value-type="string">
            <text:p>COBROS</text:p>
          </table:table-cell>
          <table:table-cell table:style-name="ce16" office:value-type="string" calcext:value-type="string">
            <text:p>MOVIMIENTOS DE FONDOS</text:p>
          </table:table-cell>
          <table:table-cell table:number-columns-repeated="6"/>
        </table:table-row>
        <table:table-row table:style-name="ro1">
          <table:table-cell office:value-type="float" office:value="0" calcext:value-type="float">
            <text:p>0</text:p>
          </table:table-cell>
          <table:table-cell office:value-type="string" calcext:value-type="string">
            <text:p>-</text:p>
          </table:table-cell>
          <table:table-cell table:style-name="ce23" office:value-type="currency" office:currency="EUR" office:value="-440000" calcext:value-type="currency">
            <text:p>-440.000,00 €</text:p>
          </table:table-cell>
          <table:table-cell table:number-columns-repeated="2" office:value-type="currency" office:currency="EUR" office:value="0" calcext:value-type="currency">
            <text:p>0,00 €</text:p>
          </table:table-cell>
          <table:table-cell table:formula="of:=[.C2]+[.D2]+[.E2]" office:value-type="currency" office:currency="EUR" office:value="-440000" calcext:value-type="currency">
            <text:p>-440.000,00 €</text:p>
          </table:table-cell>
          <table:table-cell table:number-columns-repeated="6"/>
        </table:table-row>
        <table:table-row table:style-name="ro1">
          <table:table-cell table:formula="of:=[.A2]+1" office:value-type="float" office:value="1" calcext:value-type="float">
            <text:p>1</text:p>
          </table:table-cell>
          <table:table-cell office:value-type="float" office:value="50" calcext:value-type="float">
            <text:p>50</text:p>
          </table:table-cell>
          <table:table-cell office:value-type="float" office:value="0" calcext:value-type="float">
            <text:p>0</text:p>
          </table:table-cell>
          <table:table-cell table:formula="of:=([.B3]*(-1500))" office:value-type="currency" office:currency="EUR" office:value="-75000" calcext:value-type="currency">
            <text:p>-75.000,00 €</text:p>
          </table:table-cell>
          <table:table-cell table:formula="of:=([.B3]*[.B$13])" office:value-type="currency" office:currency="EUR" office:value="300000" calcext:value-type="currency">
            <text:p>300.000,00 €</text:p>
          </table:table-cell>
          <table:table-cell table:formula="of:=[.C3]+[.D3]+[.E3]" office:value-type="currency" office:currency="EUR" office:value="225000" calcext:value-type="currency">
            <text:p>225.000,00 €</text:p>
          </table:table-cell>
          <table:table-cell table:number-columns-repeated="6"/>
        </table:table-row>
        <table:table-row table:style-name="ro1">
          <table:table-cell table:formula="of:=[.A3]+1" office:value-type="float" office:value="2" calcext:value-type="float">
            <text:p>2</text:p>
          </table:table-cell>
          <table:table-cell office:value-type="float" office:value="30" calcext:value-type="float">
            <text:p>30</text:p>
          </table:table-cell>
          <table:table-cell office:value-type="float" office:value="0" calcext:value-type="float">
            <text:p>0</text:p>
          </table:table-cell>
          <table:table-cell table:formula="of:=([.B4]*(-1500))" office:value-type="currency" office:currency="EUR" office:value="-45000" calcext:value-type="currency">
            <text:p>-45.000,00 €</text:p>
          </table:table-cell>
          <table:table-cell table:formula="of:=([.B4]*[.B$13])" office:value-type="currency" office:currency="EUR" office:value="180000" calcext:value-type="currency">
            <text:p>180.000,00 €</text:p>
          </table:table-cell>
          <table:table-cell table:formula="of:=[.C4]+[.D4]+[.E4]" office:value-type="currency" office:currency="EUR" office:value="135000" calcext:value-type="currency">
            <text:p>135.000,00 €</text:p>
          </table:table-cell>
          <table:table-cell table:style-name="Default"/>
          <table:table-cell office:value-type="string" calcext:value-type="string">
            <text:p>VAN:</text:p>
          </table:table-cell>
          <table:table-cell table:style-name="ce23" table:formula="of:=NPV(8%;[.F3:.F9])+[.F2]" office:value-type="currency" office:currency="EUR" office:value="31101.2407388591" calcext:value-type="currency">
            <text:p>31.101,24 €</text:p>
          </table:table-cell>
          <table:table-cell table:number-columns-repeated="3"/>
        </table:table-row>
        <table:table-row table:style-name="ro1">
          <table:table-cell table:formula="of:=[.A4]+1" office:value-type="float" office:value="3" calcext:value-type="float">
            <text:p>3</text:p>
          </table:table-cell>
          <table:table-cell office:value-type="float" office:value="20" calcext:value-type="float">
            <text:p>20</text:p>
          </table:table-cell>
          <table:table-cell office:value-type="float" office:value="0" calcext:value-type="float">
            <text:p>0</text:p>
          </table:table-cell>
          <table:table-cell table:formula="of:=([.B5]*(-1500))" office:value-type="currency" office:currency="EUR" office:value="-30000" calcext:value-type="currency">
            <text:p>-30.000,00 €</text:p>
          </table:table-cell>
          <table:table-cell table:formula="of:=([.B5]*[.B$13])" office:value-type="currency" office:currency="EUR" office:value="120000" calcext:value-type="currency">
            <text:p>120.000,00 €</text:p>
          </table:table-cell>
          <table:table-cell table:formula="of:=[.C5]+[.D5]+[.E5]" office:value-type="currency" office:currency="EUR" office:value="90000" calcext:value-type="currency">
            <text:p>90.000,00 €</text:p>
          </table:table-cell>
          <table:table-cell/>
          <table:table-cell office:value-type="string" calcext:value-type="string">
            <text:p>TIR:</text:p>
          </table:table-cell>
          <table:table-cell table:style-name="ce26" table:formula="of:=IRR([.F2:.F9])" office:value-type="percentage" office:value="0.115710545448586" calcext:value-type="percentage">
            <text:p>11,57 %</text:p>
          </table:table-cell>
          <table:table-cell table:number-columns-repeated="3"/>
        </table:table-row>
        <table:table-row table:style-name="ro1">
          <table:table-cell table:formula="of:=[.A5]+1"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table:formula="of:=([.B6]*(0))" office:value-type="currency" office:currency="EUR" office:value="0" calcext:value-type="currency">
            <text:p>0,00 €</text:p>
          </table:table-cell>
          <table:table-cell table:formula="of:=([.B6]*[.B$13])" office:value-type="currency" office:currency="EUR" office:value="60000" calcext:value-type="currency">
            <text:p>60.000,00 €</text:p>
          </table:table-cell>
          <table:table-cell table:formula="of:=[.C6]+[.D6]+[.E6]" office:value-type="currency" office:currency="EUR" office:value="60000" calcext:value-type="currency">
            <text:p>60.000,00 €</text:p>
          </table:table-cell>
          <table:table-cell table:number-columns-repeated="6"/>
        </table:table-row>
        <table:table-row table:style-name="ro1">
          <table:table-cell table:formula="of:=[.A6]+1" office:value-type="float" office:value="5" calcext:value-type="float">
            <text:p>5</text:p>
          </table:table-cell>
          <table:table-cell office:value-type="float" office:value="5" calcext:value-type="float">
            <text:p>5</text:p>
          </table:table-cell>
          <table:table-cell office:value-type="float" office:value="0" calcext:value-type="float">
            <text:p>0</text:p>
          </table:table-cell>
          <table:table-cell table:formula="of:=([.B7]*(0))" office:value-type="currency" office:currency="EUR" office:value="0" calcext:value-type="currency">
            <text:p>0,00 €</text:p>
          </table:table-cell>
          <table:table-cell table:formula="of:=([.B7]*[.B$13])" office:value-type="currency" office:currency="EUR" office:value="30000" calcext:value-type="currency">
            <text:p>30.000,00 €</text:p>
          </table:table-cell>
          <table:table-cell table:formula="of:=[.C7]+[.D7]+[.E7]" office:value-type="currency" office:currency="EUR" office:value="30000" calcext:value-type="currency">
            <text:p>30.000,00 €</text:p>
          </table:table-cell>
          <table:table-cell table:number-columns-repeated="6"/>
        </table:table-row>
        <table:table-row table:style-name="ro1">
          <table:table-cell table:formula="of:=[.A7]+1" office:value-type="float" office:value="6" calcext:value-type="float">
            <text:p>6</text:p>
          </table:table-cell>
          <table:table-cell office:value-type="float" office:value="2" calcext:value-type="float">
            <text:p>2</text:p>
          </table:table-cell>
          <table:table-cell office:value-type="float" office:value="0" calcext:value-type="float">
            <text:p>0</text:p>
          </table:table-cell>
          <table:table-cell table:formula="of:=([.B8]*(0))" office:value-type="currency" office:currency="EUR" office:value="0" calcext:value-type="currency">
            <text:p>0,00 €</text:p>
          </table:table-cell>
          <table:table-cell table:formula="of:=([.B8]*[.B$13])" office:value-type="currency" office:currency="EUR" office:value="12000" calcext:value-type="currency">
            <text:p>12.000,00 €</text:p>
          </table:table-cell>
          <table:table-cell table:formula="of:=[.C8]+[.D8]+[.E8]" office:value-type="currency" office:currency="EUR" office:value="12000" calcext:value-type="currency">
            <text:p>12.000,00 €</text:p>
          </table:table-cell>
          <table:table-cell table:number-columns-repeated="6"/>
        </table:table-row>
        <table:table-row table:style-name="ro1">
          <table:table-cell table:formula="of:=[.A8]+1"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table:formula="of:=([.B9]*(0))" office:value-type="currency" office:currency="EUR" office:value="0" calcext:value-type="currency">
            <text:p>0,00 €</text:p>
          </table:table-cell>
          <table:table-cell table:formula="of:=([.B9]*[.B$13])" office:value-type="currency" office:currency="EUR" office:value="6000" calcext:value-type="currency">
            <text:p>6.000,00 €</text:p>
          </table:table-cell>
          <table:table-cell table:formula="of:=[.C9]+[.D9]+[.E9]" office:value-type="currency" office:currency="EUR" office:value="6000" calcext:value-type="currency">
            <text:p>6.000,00 €</text:p>
          </table:table-cell>
          <table:table-cell table:number-columns-repeated="6"/>
        </table:table-row>
        <table:table-row table:style-name="ro1" table:number-rows-repeated="2">
          <table:table-cell table:number-columns-repeated="3"/>
          <table:table-cell table:style-name="ce25" table:number-columns-repeated="3"/>
          <table:table-cell table:number-columns-repeated="6"/>
        </table:table-row>
        <table:table-row table:style-name="ro1">
          <table:table-cell office:value-type="string" calcext:value-type="string">
            <text:p>Coste producción:</text:p>
          </table:table-cell>
          <table:table-cell table:style-name="ce23" office:value-type="currency" office:currency="EUR" office:value="3000" calcext:value-type="currency">
            <text:p>3.000,00 €</text:p>
          </table:table-cell>
          <table:table-cell/>
          <table:table-cell table:style-name="ce25" table:number-columns-repeated="3"/>
          <table:table-cell table:number-columns-repeated="6"/>
        </table:table-row>
        <table:table-row table:style-name="ro1">
          <table:table-cell office:value-type="string" calcext:value-type="string">
            <text:p>Precio venta:</text:p>
          </table:table-cell>
          <table:table-cell table:style-name="ce23" office:value-type="currency" office:currency="EUR" office:value="6000" calcext:value-type="currency">
            <text:p>6.000,00 €</text:p>
          </table:table-cell>
          <table:table-cell/>
          <table:table-cell table:style-name="ce25" table:number-columns-repeated="3"/>
          <table:table-cell table:number-columns-repeated="6"/>
        </table:table-row>
        <table:table-row table:style-name="ro1">
          <table:table-cell table:number-columns-repeated="3"/>
          <table:table-cell table:style-name="ce25" table:number-columns-repeated="3"/>
          <table:table-cell table:number-columns-repeated="6"/>
        </table:table-row>
        <table:table-row table:style-name="ro4">
          <table:table-cell table:style-name="ce27" office:value-type="string" calcext:value-type="string" table:number-columns-spanned="12" table:number-rows-spanned="1">
            <text:p>B: Con precio de 6000 euros por producto, reduciendo a 1500 euros los costes de mantenimiento e invirtiendo 440000 euros en vez de 300000 obtenemos unos buenos indicadores de rentabilidad que nos indican que el proyecto es rentable. Aunque es poco rentable ya que el TIR es muy similar al interes del mercado.</text:p>
          </table:table-cell>
          <table:covered-table-cell table:number-columns-repeated="2"/>
          <table:covered-table-cell table:number-columns-repeated="3" table:style-name="ce25"/>
          <table:covered-table-cell table:number-columns-repeated="6"/>
        </table:table-row>
        <table:table-row table:style-name="ro1" table:number-rows-repeated="2">
          <table:table-cell/>
          <table:table-cell table:style-name="ce23"/>
          <table:table-cell/>
          <table:table-cell table:style-name="ce25" table:number-columns-repeated="3"/>
          <table:table-cell table:number-columns-repeated="6"/>
        </table:table-row>
        <table:table-row table:style-name="ro1">
          <table:table-cell/>
          <table:table-cell table:style-name="ce23"/>
          <table:table-cell/>
          <table:table-cell table:style-name="ce25" table:number-columns-repeated="3"/>
          <table:table-cell table:number-columns-repeated="6"/>
        </table:table-row>
      </table:table>
      <table:table table:name="2c" table:style-name="ta1">
        <table:table-column table:style-name="co1" table:number-columns-repeated="3" table:default-cell-style-name="ce25"/>
        <table:table-column table:style-name="co1" table:number-columns-repeated="3" table:default-cell-style-name="ce23"/>
        <table:table-column table:style-name="co1" table:number-columns-repeated="3" table:default-cell-style-name="ce25"/>
        <table:table-row table:style-name="ro1">
          <table:table-cell table:style-name="ce16" office:value-type="string" calcext:value-type="string">
            <text:p>AÑO</text:p>
          </table:table-cell>
          <table:table-cell table:style-name="ce16" office:value-type="string" calcext:value-type="string">
            <text:p>VENTAS Uds.</text:p>
          </table:table-cell>
          <table:table-cell office:value-type="string" calcext:value-type="string">
            <text:p>PAGOS DE INVERSIÓN</text:p>
          </table:table-cell>
          <table:table-cell table:style-name="ce16" office:value-type="string" calcext:value-type="string">
            <text:p>PAGOS</text:p>
          </table:table-cell>
          <table:table-cell table:style-name="ce16" office:value-type="string" calcext:value-type="string">
            <text:p>COBROS</text:p>
          </table:table-cell>
          <table:table-cell table:style-name="ce16" office:value-type="string" calcext:value-type="string">
            <text:p>MOVIMIENTOS DE FONDOS</text:p>
          </table:table-cell>
          <table:table-cell table:number-columns-repeated="3"/>
        </table:table-row>
        <table:table-row table:style-name="ro1">
          <table:table-cell office:value-type="float" office:value="0" calcext:value-type="float">
            <text:p>0</text:p>
          </table:table-cell>
          <table:table-cell office:value-type="string" calcext:value-type="string">
            <text:p>-</text:p>
          </table:table-cell>
          <table:table-cell table:style-name="ce23" office:value-type="currency" office:currency="EUR" office:value="-300000" calcext:value-type="currency">
            <text:p>-300.000,00 €</text:p>
          </table:table-cell>
          <table:table-cell table:number-columns-repeated="2" office:value-type="currency" office:currency="EUR" office:value="0" calcext:value-type="currency">
            <text:p>0,00 €</text:p>
          </table:table-cell>
          <table:table-cell table:formula="of:=[.C2]+[.D2]+[.E2]" office:value-type="currency" office:currency="EUR" office:value="-300000" calcext:value-type="currency">
            <text:p>-300.000,00 €</text:p>
          </table:table-cell>
          <table:table-cell table:number-columns-repeated="3"/>
        </table:table-row>
        <table:table-row table:style-name="ro1">
          <table:table-cell table:formula="of:=[.A2]+1" office:value-type="float" office:value="1" calcext:value-type="float">
            <text:p>1</text:p>
          </table:table-cell>
          <table:table-cell office:value-type="float" office:value="13" calcext:value-type="float">
            <text:p>13</text:p>
          </table:table-cell>
          <table:table-cell office:value-type="float" office:value="0" calcext:value-type="float">
            <text:p>0</text:p>
          </table:table-cell>
          <table:table-cell table:formula="of:=([.B3]*(-3000))" office:value-type="currency" office:currency="EUR" office:value="-39000" calcext:value-type="currency">
            <text:p>-39.000,00 €</text:p>
          </table:table-cell>
          <table:table-cell table:formula="of:=([.B3]*[.B$13])" office:value-type="currency" office:currency="EUR" office:value="78000" calcext:value-type="currency">
            <text:p>78.000,00 €</text:p>
          </table:table-cell>
          <table:table-cell table:formula="of:=[.C3]+[.D3]+[.E3]" office:value-type="currency" office:currency="EUR" office:value="39000" calcext:value-type="currency">
            <text:p>39.000,00 €</text:p>
          </table:table-cell>
          <table:table-cell table:number-columns-repeated="3"/>
        </table:table-row>
        <table:table-row table:style-name="ro1">
          <table:table-cell table:formula="of:=[.A3]+1" office:value-type="float" office:value="2" calcext:value-type="float">
            <text:p>2</text:p>
          </table:table-cell>
          <table:table-cell office:value-type="float" office:value="13" calcext:value-type="float">
            <text:p>13</text:p>
          </table:table-cell>
          <table:table-cell office:value-type="float" office:value="0" calcext:value-type="float">
            <text:p>0</text:p>
          </table:table-cell>
          <table:table-cell table:formula="of:=([.B4]*(-3000))" office:value-type="currency" office:currency="EUR" office:value="-39000" calcext:value-type="currency">
            <text:p>-39.000,00 €</text:p>
          </table:table-cell>
          <table:table-cell table:formula="of:=([.B4]*[.B$13])" office:value-type="currency" office:currency="EUR" office:value="78000" calcext:value-type="currency">
            <text:p>78.000,00 €</text:p>
          </table:table-cell>
          <table:table-cell table:formula="of:=[.C4]+[.D4]+[.E4]" office:value-type="currency" office:currency="EUR" office:value="39000" calcext:value-type="currency">
            <text:p>39.000,00 €</text:p>
          </table:table-cell>
          <table:table-cell table:style-name="Default"/>
          <table:table-cell office:value-type="string" calcext:value-type="string">
            <text:p>VAN:</text:p>
          </table:table-cell>
          <table:table-cell table:style-name="ce23" table:formula="of:=NPV(8%;[.F3:.F9])+[.F2]" office:value-type="currency" office:currency="EUR" office:value="5590.08211675193" calcext:value-type="currency">
            <text:p>5.590,08 €</text:p>
          </table:table-cell>
        </table:table-row>
        <table:table-row table:style-name="ro1">
          <table:table-cell table:formula="of:=[.A4]+1" office:value-type="float" office:value="3" calcext:value-type="float">
            <text:p>3</text:p>
          </table:table-cell>
          <table:table-cell office:value-type="float" office:value="13" calcext:value-type="float">
            <text:p>13</text:p>
          </table:table-cell>
          <table:table-cell office:value-type="float" office:value="0" calcext:value-type="float">
            <text:p>0</text:p>
          </table:table-cell>
          <table:table-cell table:formula="of:=([.B5]*(-3000))" office:value-type="currency" office:currency="EUR" office:value="-39000" calcext:value-type="currency">
            <text:p>-39.000,00 €</text:p>
          </table:table-cell>
          <table:table-cell table:formula="of:=([.B5]*[.B$13])" office:value-type="currency" office:currency="EUR" office:value="78000" calcext:value-type="currency">
            <text:p>78.000,00 €</text:p>
          </table:table-cell>
          <table:table-cell table:formula="of:=[.C5]+[.D5]+[.E5]" office:value-type="currency" office:currency="EUR" office:value="39000" calcext:value-type="currency">
            <text:p>39.000,00 €</text:p>
          </table:table-cell>
          <table:table-cell/>
          <table:table-cell office:value-type="string" calcext:value-type="string">
            <text:p>TIR:</text:p>
          </table:table-cell>
          <table:table-cell table:style-name="ce26" table:formula="of:=IRR([.F2:.F9])" office:value-type="percentage" office:value="0.0846911811407561" calcext:value-type="percentage">
            <text:p>8,47 %</text:p>
          </table:table-cell>
        </table:table-row>
        <table:table-row table:style-name="ro1">
          <table:table-cell table:formula="of:=[.A5]+1" office:value-type="float" office:value="4" calcext:value-type="float">
            <text:p>4</text:p>
          </table:table-cell>
          <table:table-cell office:value-type="float" office:value="13" calcext:value-type="float">
            <text:p>13</text:p>
          </table:table-cell>
          <table:table-cell office:value-type="float" office:value="0" calcext:value-type="float">
            <text:p>0</text:p>
          </table:table-cell>
          <table:table-cell table:formula="of:=([.B6]*(0))" office:value-type="currency" office:currency="EUR" office:value="0" calcext:value-type="currency">
            <text:p>0,00 €</text:p>
          </table:table-cell>
          <table:table-cell table:formula="of:=([.B6]*[.B$13])" office:value-type="currency" office:currency="EUR" office:value="78000" calcext:value-type="currency">
            <text:p>78.000,00 €</text:p>
          </table:table-cell>
          <table:table-cell table:formula="of:=[.C6]+[.D6]+[.E6]" office:value-type="currency" office:currency="EUR" office:value="78000" calcext:value-type="currency">
            <text:p>78.000,00 €</text:p>
          </table:table-cell>
          <table:table-cell table:number-columns-repeated="3"/>
        </table:table-row>
        <table:table-row table:style-name="ro1">
          <table:table-cell table:formula="of:=[.A6]+1" office:value-type="float" office:value="5" calcext:value-type="float">
            <text:p>5</text:p>
          </table:table-cell>
          <table:table-cell office:value-type="float" office:value="13" calcext:value-type="float">
            <text:p>13</text:p>
          </table:table-cell>
          <table:table-cell office:value-type="float" office:value="0" calcext:value-type="float">
            <text:p>0</text:p>
          </table:table-cell>
          <table:table-cell table:formula="of:=([.B7]*(0))" office:value-type="currency" office:currency="EUR" office:value="0" calcext:value-type="currency">
            <text:p>0,00 €</text:p>
          </table:table-cell>
          <table:table-cell table:formula="of:=([.B7]*[.B$13])" office:value-type="currency" office:currency="EUR" office:value="78000" calcext:value-type="currency">
            <text:p>78.000,00 €</text:p>
          </table:table-cell>
          <table:table-cell table:formula="of:=[.C7]+[.D7]+[.E7]" office:value-type="currency" office:currency="EUR" office:value="78000" calcext:value-type="currency">
            <text:p>78.000,00 €</text:p>
          </table:table-cell>
          <table:table-cell table:number-columns-repeated="3"/>
        </table:table-row>
        <table:table-row table:style-name="ro1">
          <table:table-cell table:formula="of:=[.A7]+1" office:value-type="float" office:value="6" calcext:value-type="float">
            <text:p>6</text:p>
          </table:table-cell>
          <table:table-cell office:value-type="float" office:value="13" calcext:value-type="float">
            <text:p>13</text:p>
          </table:table-cell>
          <table:table-cell office:value-type="float" office:value="0" calcext:value-type="float">
            <text:p>0</text:p>
          </table:table-cell>
          <table:table-cell table:formula="of:=([.B8]*(0))" office:value-type="currency" office:currency="EUR" office:value="0" calcext:value-type="currency">
            <text:p>0,00 €</text:p>
          </table:table-cell>
          <table:table-cell table:formula="of:=([.B8]*[.B$13])" office:value-type="currency" office:currency="EUR" office:value="78000" calcext:value-type="currency">
            <text:p>78.000,00 €</text:p>
          </table:table-cell>
          <table:table-cell table:formula="of:=[.C8]+[.D8]+[.E8]" office:value-type="currency" office:currency="EUR" office:value="78000" calcext:value-type="currency">
            <text:p>78.000,00 €</text:p>
          </table:table-cell>
          <table:table-cell table:number-columns-repeated="3"/>
        </table:table-row>
        <table:table-row table:style-name="ro1">
          <table:table-cell table:formula="of:=[.A8]+1" office:value-type="float" office:value="7" calcext:value-type="float">
            <text:p>7</text:p>
          </table:table-cell>
          <table:table-cell office:value-type="float" office:value="13" calcext:value-type="float">
            <text:p>13</text:p>
          </table:table-cell>
          <table:table-cell office:value-type="float" office:value="0" calcext:value-type="float">
            <text:p>0</text:p>
          </table:table-cell>
          <table:table-cell table:formula="of:=([.B9]*(0))" office:value-type="currency" office:currency="EUR" office:value="0" calcext:value-type="currency">
            <text:p>0,00 €</text:p>
          </table:table-cell>
          <table:table-cell table:formula="of:=([.B9]*[.B$13])" office:value-type="currency" office:currency="EUR" office:value="78000" calcext:value-type="currency">
            <text:p>78.000,00 €</text:p>
          </table:table-cell>
          <table:table-cell table:formula="of:=[.C9]+[.D9]+[.E9]" office:value-type="currency" office:currency="EUR" office:value="78000" calcext:value-type="currency">
            <text:p>78.000,00 €</text:p>
          </table:table-cell>
          <table:table-cell table:number-columns-repeated="3"/>
        </table:table-row>
        <table:table-row table:style-name="ro1" table:number-rows-repeated="2">
          <table:table-cell table:number-columns-repeated="3"/>
          <table:table-cell table:style-name="ce25" table:number-columns-repeated="3"/>
          <table:table-cell table:number-columns-repeated="3"/>
        </table:table-row>
        <table:table-row table:style-name="ro1">
          <table:table-cell office:value-type="string" calcext:value-type="string">
            <text:p>Coste producción:</text:p>
          </table:table-cell>
          <table:table-cell table:style-name="ce23" office:value-type="currency" office:currency="EUR" office:value="3000" calcext:value-type="currency">
            <text:p>3.000,00 €</text:p>
          </table:table-cell>
          <table:table-cell/>
          <table:table-cell table:style-name="ce25" table:number-columns-repeated="3"/>
          <table:table-cell table:number-columns-repeated="3"/>
        </table:table-row>
        <table:table-row table:style-name="ro1">
          <table:table-cell office:value-type="string" calcext:value-type="string">
            <text:p>Precio venta:</text:p>
          </table:table-cell>
          <table:table-cell table:style-name="ce23" office:value-type="currency" office:currency="EUR" office:value="6000" calcext:value-type="currency">
            <text:p>6.000,00 €</text:p>
          </table:table-cell>
          <table:table-cell/>
          <table:table-cell table:style-name="ce25" table:number-columns-repeated="3"/>
          <table:table-cell table:number-columns-repeated="3"/>
        </table:table-row>
        <table:table-row table:style-name="ro1">
          <table:table-cell table:style-name="Default" table:number-columns-repeated="2"/>
          <table:table-cell/>
          <table:table-cell table:style-name="ce25" table:number-columns-repeated="3"/>
          <table:table-cell table:number-columns-repeated="3"/>
        </table:table-row>
        <table:table-row table:style-name="ro2">
          <table:table-cell table:style-name="ce27" office:value-type="string" calcext:value-type="string" table:number-columns-spanned="9" table:number-rows-spanned="1">
            <text:p>C: Probando con diferentes números, podemos concluir que la cantidad de productos mínimos anuales es 13 para ser rentable.</text:p>
          </table:table-cell>
          <table:covered-table-cell table:number-columns-repeated="2"/>
          <table:covered-table-cell table:number-columns-repeated="3" table:style-name="ce25"/>
          <table:covered-table-cell table:number-columns-repeated="3"/>
        </table:table-row>
        <table:table-row table:style-name="ro1">
          <table:table-cell office:value-type="string" calcext:value-type="string">
            <text:p>Ventas anuales:</text:p>
          </table:table-cell>
          <table:table-cell office:value-type="float" office:value="13" calcext:value-type="float">
            <text:p>13</text:p>
          </table:table-cell>
          <table:table-cell/>
          <table:table-cell table:style-name="ce25" table:number-columns-repeated="3"/>
          <table:table-cell table:number-columns-repeated="3"/>
        </table:table-row>
        <table:table-row table:style-name="ro1">
          <table:table-cell/>
          <table:table-cell table:style-name="ce23"/>
          <table:table-cell/>
          <table:table-cell table:style-name="ce25" table:number-columns-repeated="3"/>
          <table:table-cell table:number-columns-repeated="3"/>
        </table:table-row>
        <table:table-row table:style-name="ro1">
          <table:table-cell/>
          <table:table-cell table:style-name="ce23"/>
          <table:table-cell/>
          <table:table-cell table:style-name="ce25" table:number-columns-repeated="3"/>
          <table:table-cell table:number-columns-repeated="3"/>
        </table:table-row>
      </table:table>
      <table:table table:name="2d" table:style-name="ta1">
        <table:table-column table:style-name="co1" table:number-columns-repeated="3" table:default-cell-style-name="ce25"/>
        <table:table-column table:style-name="co1" table:number-columns-repeated="3" table:default-cell-style-name="ce23"/>
        <table:table-column table:style-name="co1" table:number-columns-repeated="3" table:default-cell-style-name="ce25"/>
        <table:table-column table:style-name="co1" table:number-columns-repeated="2" table:default-cell-style-name="Default"/>
        <table:table-row table:style-name="ro1">
          <table:table-cell table:style-name="ce16" office:value-type="string" calcext:value-type="string">
            <text:p>AÑO</text:p>
          </table:table-cell>
          <table:table-cell table:style-name="ce16" office:value-type="string" calcext:value-type="string">
            <text:p>VENTAS Uds.</text:p>
          </table:table-cell>
          <table:table-cell office:value-type="string" calcext:value-type="string">
            <text:p>PAGOS DE INVERSIÓN</text:p>
          </table:table-cell>
          <table:table-cell table:style-name="ce16" office:value-type="string" calcext:value-type="string">
            <text:p>PAGOS</text:p>
          </table:table-cell>
          <table:table-cell table:style-name="ce16" office:value-type="string" calcext:value-type="string">
            <text:p>COBROS</text:p>
          </table:table-cell>
          <table:table-cell table:style-name="ce16" office:value-type="string" calcext:value-type="string">
            <text:p>MOVIMIENTOS DE FONDOS</text:p>
          </table:table-cell>
          <table:table-cell table:number-columns-repeated="5"/>
        </table:table-row>
        <table:table-row table:style-name="ro1">
          <table:table-cell office:value-type="float" office:value="0" calcext:value-type="float">
            <text:p>0</text:p>
          </table:table-cell>
          <table:table-cell office:value-type="string" calcext:value-type="string">
            <text:p>-</text:p>
          </table:table-cell>
          <table:table-cell table:style-name="ce23" office:value-type="currency" office:currency="EUR" office:value="-300000" calcext:value-type="currency">
            <text:p>-300.000,00 €</text:p>
          </table:table-cell>
          <table:table-cell table:number-columns-repeated="2" office:value-type="currency" office:currency="EUR" office:value="0" calcext:value-type="currency">
            <text:p>0,00 €</text:p>
          </table:table-cell>
          <table:table-cell table:formula="of:=[.C2]+[.D2]+[.E2]" office:value-type="currency" office:currency="EUR" office:value="-300000" calcext:value-type="currency">
            <text:p>-300.000,00 €</text:p>
          </table:table-cell>
          <table:table-cell table:number-columns-repeated="5"/>
        </table:table-row>
        <table:table-row table:style-name="ro1">
          <table:table-cell table:formula="of:=[.A2]+1" office:value-type="float" office:value="1" calcext:value-type="float">
            <text:p>1</text:p>
          </table:table-cell>
          <table:table-cell office:value-type="float" office:value="32" calcext:value-type="float">
            <text:p>32</text:p>
          </table:table-cell>
          <table:table-cell office:value-type="float" office:value="0" calcext:value-type="float">
            <text:p>0</text:p>
          </table:table-cell>
          <table:table-cell table:formula="of:=([.B3]*(-3000))" office:value-type="currency" office:currency="EUR" office:value="-96000" calcext:value-type="currency">
            <text:p>-96.000,00 €</text:p>
          </table:table-cell>
          <table:table-cell table:formula="of:=([.B3]*[.B$13])" office:value-type="currency" office:currency="EUR" office:value="192000" calcext:value-type="currency">
            <text:p>192.000,00 €</text:p>
          </table:table-cell>
          <table:table-cell table:formula="of:=[.C3]+[.D3]+[.E3]" office:value-type="currency" office:currency="EUR" office:value="96000" calcext:value-type="currency">
            <text:p>96.000,00 €</text:p>
          </table:table-cell>
          <table:table-cell table:number-columns-repeated="5"/>
        </table:table-row>
        <table:table-row table:style-name="ro1">
          <table:table-cell table:formula="of:=[.A3]+1" office:value-type="float" office:value="2" calcext:value-type="float">
            <text:p>2</text:p>
          </table:table-cell>
          <table:table-cell office:value-type="float" office:value="32" calcext:value-type="float">
            <text:p>32</text:p>
          </table:table-cell>
          <table:table-cell office:value-type="float" office:value="0" calcext:value-type="float">
            <text:p>0</text:p>
          </table:table-cell>
          <table:table-cell table:formula="of:=([.B4]*(-3000))" office:value-type="currency" office:currency="EUR" office:value="-96000" calcext:value-type="currency">
            <text:p>-96.000,00 €</text:p>
          </table:table-cell>
          <table:table-cell table:formula="of:=([.B4]*[.B$13])" office:value-type="currency" office:currency="EUR" office:value="192000" calcext:value-type="currency">
            <text:p>192.000,00 €</text:p>
          </table:table-cell>
          <table:table-cell table:formula="of:=[.C4]+[.D4]+[.E4]" office:value-type="currency" office:currency="EUR" office:value="96000" calcext:value-type="currency">
            <text:p>96.000,00 €</text:p>
          </table:table-cell>
          <table:table-cell table:style-name="Default"/>
          <table:table-cell office:value-type="string" calcext:value-type="string">
            <text:p>VAN:</text:p>
          </table:table-cell>
          <table:table-cell table:style-name="ce23" table:formula="of:=NPV(8%;[.F3:.F9])+[.F2]" office:value-type="currency" office:currency="EUR" office:value="452221.740595082" calcext:value-type="currency">
            <text:p>452.221,74 €</text:p>
          </table:table-cell>
          <table:table-cell table:number-columns-repeated="2"/>
        </table:table-row>
        <table:table-row table:style-name="ro1">
          <table:table-cell table:formula="of:=[.A4]+1" office:value-type="float" office:value="3" calcext:value-type="float">
            <text:p>3</text:p>
          </table:table-cell>
          <table:table-cell office:value-type="float" office:value="32" calcext:value-type="float">
            <text:p>32</text:p>
          </table:table-cell>
          <table:table-cell office:value-type="float" office:value="0" calcext:value-type="float">
            <text:p>0</text:p>
          </table:table-cell>
          <table:table-cell table:formula="of:=([.B5]*(-3000))" office:value-type="currency" office:currency="EUR" office:value="-96000" calcext:value-type="currency">
            <text:p>-96.000,00 €</text:p>
          </table:table-cell>
          <table:table-cell table:formula="of:=([.B5]*[.B$13])" office:value-type="currency" office:currency="EUR" office:value="192000" calcext:value-type="currency">
            <text:p>192.000,00 €</text:p>
          </table:table-cell>
          <table:table-cell table:formula="of:=[.C5]+[.D5]+[.E5]" office:value-type="currency" office:currency="EUR" office:value="96000" calcext:value-type="currency">
            <text:p>96.000,00 €</text:p>
          </table:table-cell>
          <table:table-cell/>
          <table:table-cell office:value-type="string" calcext:value-type="string">
            <text:p>TIR:</text:p>
          </table:table-cell>
          <table:table-cell table:style-name="ce26" table:formula="of:=IRR([.F2:.F9])" office:value-type="percentage" office:value="0.374150316227487" calcext:value-type="percentage">
            <text:p>37,42 %</text:p>
          </table:table-cell>
          <table:table-cell table:number-columns-repeated="2"/>
        </table:table-row>
        <table:table-row table:style-name="ro1">
          <table:table-cell table:formula="of:=[.A5]+1" office:value-type="float" office:value="4" calcext:value-type="float">
            <text:p>4</text:p>
          </table:table-cell>
          <table:table-cell office:value-type="float" office:value="32" calcext:value-type="float">
            <text:p>32</text:p>
          </table:table-cell>
          <table:table-cell office:value-type="float" office:value="0" calcext:value-type="float">
            <text:p>0</text:p>
          </table:table-cell>
          <table:table-cell table:formula="of:=([.B6]*(0))" office:value-type="currency" office:currency="EUR" office:value="0" calcext:value-type="currency">
            <text:p>0,00 €</text:p>
          </table:table-cell>
          <table:table-cell table:formula="of:=([.B6]*[.B$13])" office:value-type="currency" office:currency="EUR" office:value="192000" calcext:value-type="currency">
            <text:p>192.000,00 €</text:p>
          </table:table-cell>
          <table:table-cell table:formula="of:=[.C6]+[.D6]+[.E6]" office:value-type="currency" office:currency="EUR" office:value="192000" calcext:value-type="currency">
            <text:p>192.000,00 €</text:p>
          </table:table-cell>
          <table:table-cell/>
          <table:table-cell office:value-type="string" calcext:value-type="string">
            <text:p>Q:</text:p>
          </table:table-cell>
          <table:table-cell table:style-name="ce26" table:formula="of:=[.I4]/[.C2]*-1" office:value-type="percentage" office:value="1.50740580198361" calcext:value-type="percentage">
            <text:p>150,74 %</text:p>
          </table:table-cell>
          <table:table-cell/>
          <table:table-cell table:style-name="ce25"/>
        </table:table-row>
        <table:table-row table:style-name="ro1">
          <table:table-cell table:formula="of:=[.A6]+1" office:value-type="float" office:value="5" calcext:value-type="float">
            <text:p>5</text:p>
          </table:table-cell>
          <table:table-cell office:value-type="float" office:value="32" calcext:value-type="float">
            <text:p>32</text:p>
          </table:table-cell>
          <table:table-cell office:value-type="float" office:value="0" calcext:value-type="float">
            <text:p>0</text:p>
          </table:table-cell>
          <table:table-cell table:formula="of:=([.B7]*(0))" office:value-type="currency" office:currency="EUR" office:value="0" calcext:value-type="currency">
            <text:p>0,00 €</text:p>
          </table:table-cell>
          <table:table-cell table:formula="of:=([.B7]*[.B$13])" office:value-type="currency" office:currency="EUR" office:value="192000" calcext:value-type="currency">
            <text:p>192.000,00 €</text:p>
          </table:table-cell>
          <table:table-cell table:formula="of:=[.C7]+[.D7]+[.E7]" office:value-type="currency" office:currency="EUR" office:value="192000" calcext:value-type="currency">
            <text:p>192.000,00 €</text:p>
          </table:table-cell>
          <table:table-cell table:number-columns-repeated="5"/>
        </table:table-row>
        <table:table-row table:style-name="ro1">
          <table:table-cell table:formula="of:=[.A7]+1" office:value-type="float" office:value="6" calcext:value-type="float">
            <text:p>6</text:p>
          </table:table-cell>
          <table:table-cell office:value-type="float" office:value="32" calcext:value-type="float">
            <text:p>32</text:p>
          </table:table-cell>
          <table:table-cell office:value-type="float" office:value="0" calcext:value-type="float">
            <text:p>0</text:p>
          </table:table-cell>
          <table:table-cell table:formula="of:=([.B8]*(0))" office:value-type="currency" office:currency="EUR" office:value="0" calcext:value-type="currency">
            <text:p>0,00 €</text:p>
          </table:table-cell>
          <table:table-cell table:formula="of:=([.B8]*[.B$13])" office:value-type="currency" office:currency="EUR" office:value="192000" calcext:value-type="currency">
            <text:p>192.000,00 €</text:p>
          </table:table-cell>
          <table:table-cell table:formula="of:=[.C8]+[.D8]+[.E8]" office:value-type="currency" office:currency="EUR" office:value="192000" calcext:value-type="currency">
            <text:p>192.000,00 €</text:p>
          </table:table-cell>
          <table:table-cell table:number-columns-repeated="5"/>
        </table:table-row>
        <table:table-row table:style-name="ro1">
          <table:table-cell table:formula="of:=[.A8]+1" office:value-type="float" office:value="7" calcext:value-type="float">
            <text:p>7</text:p>
          </table:table-cell>
          <table:table-cell office:value-type="float" office:value="32" calcext:value-type="float">
            <text:p>32</text:p>
          </table:table-cell>
          <table:table-cell office:value-type="float" office:value="0" calcext:value-type="float">
            <text:p>0</text:p>
          </table:table-cell>
          <table:table-cell table:formula="of:=([.B9]*(0))" office:value-type="currency" office:currency="EUR" office:value="0" calcext:value-type="currency">
            <text:p>0,00 €</text:p>
          </table:table-cell>
          <table:table-cell table:formula="of:=([.B9]*[.B$13])" office:value-type="currency" office:currency="EUR" office:value="192000" calcext:value-type="currency">
            <text:p>192.000,00 €</text:p>
          </table:table-cell>
          <table:table-cell table:formula="of:=[.C9]+[.D9]+[.E9]" office:value-type="currency" office:currency="EUR" office:value="192000" calcext:value-type="currency">
            <text:p>192.000,00 €</text:p>
          </table:table-cell>
          <table:table-cell table:number-columns-repeated="5"/>
        </table:table-row>
        <table:table-row table:style-name="ro1" table:number-rows-repeated="2">
          <table:table-cell table:number-columns-repeated="3"/>
          <table:table-cell table:style-name="ce25" table:number-columns-repeated="3"/>
          <table:table-cell table:number-columns-repeated="5"/>
        </table:table-row>
        <table:table-row table:style-name="ro1">
          <table:table-cell office:value-type="string" calcext:value-type="string">
            <text:p>Coste producción:</text:p>
          </table:table-cell>
          <table:table-cell table:style-name="ce23" office:value-type="currency" office:currency="EUR" office:value="3000" calcext:value-type="currency">
            <text:p>3.000,00 €</text:p>
          </table:table-cell>
          <table:table-cell/>
          <table:table-cell table:style-name="ce25" table:number-columns-repeated="3"/>
          <table:table-cell table:number-columns-repeated="5"/>
        </table:table-row>
        <table:table-row table:style-name="ro1">
          <table:table-cell office:value-type="string" calcext:value-type="string">
            <text:p>Precio venta:</text:p>
          </table:table-cell>
          <table:table-cell table:style-name="ce23" office:value-type="currency" office:currency="EUR" office:value="6000" calcext:value-type="currency">
            <text:p>6.000,00 €</text:p>
          </table:table-cell>
          <table:table-cell/>
          <table:table-cell table:style-name="ce25" table:number-columns-repeated="3"/>
          <table:table-cell table:number-columns-repeated="5"/>
        </table:table-row>
        <table:table-row table:style-name="ro1">
          <table:table-cell table:style-name="Default" table:number-columns-repeated="2"/>
          <table:table-cell/>
          <table:table-cell table:style-name="ce25" table:number-columns-repeated="3"/>
          <table:table-cell table:number-columns-repeated="5"/>
        </table:table-row>
        <table:table-row table:style-name="ro4">
          <table:table-cell table:style-name="ce27" office:value-type="string" calcext:value-type="string" table:number-columns-spanned="9" table:number-rows-spanned="1">
            <text:p>D: Siguiendo la dinámica del apartado anterior, podemos concluir que 32 es la cantidad de productos anuales que se deben vender para obtener Q = 150%.</text:p>
          </table:table-cell>
          <table:covered-table-cell table:number-columns-repeated="2"/>
          <table:covered-table-cell table:number-columns-repeated="3" table:style-name="ce25"/>
          <table:covered-table-cell table:number-columns-repeated="3"/>
          <table:table-cell table:number-columns-repeated="2"/>
        </table:table-row>
        <table:table-row table:style-name="ro1">
          <table:table-cell office:value-type="string" calcext:value-type="string">
            <text:p>Ventas anuales:</text:p>
          </table:table-cell>
          <table:table-cell office:value-type="float" office:value="32" calcext:value-type="float">
            <text:p>32</text:p>
          </table:table-cell>
          <table:table-cell/>
          <table:table-cell table:style-name="ce25" table:number-columns-repeated="3"/>
          <table:table-cell table:number-columns-repeated="5"/>
        </table:table-row>
        <table:table-row table:style-name="ro1">
          <table:table-cell/>
          <table:table-cell table:style-name="ce23"/>
          <table:table-cell/>
          <table:table-cell table:style-name="ce25" table:number-columns-repeated="3"/>
          <table:table-cell table:number-columns-repeated="5"/>
        </table:table-row>
        <table:table-row table:style-name="ro1">
          <table:table-cell/>
          <table:table-cell table:style-name="ce23"/>
          <table:table-cell/>
          <table:table-cell table:style-name="ce25" table:number-columns-repeated="3"/>
          <table:table-cell table:number-columns-repeated="5"/>
        </table:table-row>
      </table:table>
      <table:table table:name="3a" table:style-name="ta1">
        <table:table-column table:style-name="co1" table:default-cell-style-name="ce16"/>
        <table:table-column table:style-name="co1" table:number-columns-repeated="4" table:default-cell-style-name="ce23"/>
        <table:table-column table:style-name="co1" table:default-cell-style-name="ce26"/>
        <table:table-column table:style-name="co1" table:number-columns-repeated="2" table:default-cell-style-name="ce25"/>
        <table:table-column table:style-name="co1" table:number-columns-repeated="6" table:default-cell-style-name="Default"/>
        <table:table-row table:style-name="ro1">
          <table:table-cell office:value-type="string" calcext:value-type="string">
            <text:p>AÑO</text:p>
          </table:table-cell>
          <table:table-cell table:style-name="ce16" office:value-type="string" calcext:value-type="string">
            <text:p>PAGOS DE INVERSIÓN</text:p>
          </table:table-cell>
          <table:table-cell table:style-name="ce16" office:value-type="string" calcext:value-type="string">
            <text:p>COBROS</text:p>
          </table:table-cell>
          <table:table-cell table:style-name="ce16" office:value-type="string" calcext:value-type="string">
            <text:p>PAGOS</text:p>
          </table:table-cell>
          <table:table-cell table:style-name="ce16" office:value-type="string" calcext:value-type="string">
            <text:p>MOVIMIENTOS DE FONDOS</text:p>
          </table:table-cell>
          <table:table-cell table:style-name="ce25" office:value-type="string" calcext:value-type="string">
            <text:p>k</text:p>
          </table:table-cell>
          <table:table-cell office:value-type="string" calcext:value-type="string">
            <text:p>1/(1+k)</text:p>
          </table:table-cell>
          <table:table-cell office:value-type="string" calcext:value-type="string">
            <text:p>factor Dto.</text:p>
          </table:table-cell>
          <table:table-cell table:number-columns-repeated="6"/>
        </table:table-row>
        <table:table-row table:style-name="ro1">
          <table:table-cell office:value-type="float" office:value="0" calcext:value-type="float">
            <text:p>0</text:p>
          </table:table-cell>
          <table:table-cell office:value-type="currency" office:currency="EUR" office:value="-300000" calcext:value-type="currency">
            <text:p>-300.000,00 €</text:p>
          </table:table-cell>
          <table:table-cell table:number-columns-repeated="2" office:value-type="currency" office:currency="EUR" office:value="0" calcext:value-type="currency">
            <text:p>0,00 €</text:p>
          </table:table-cell>
          <table:table-cell table:formula="of:=[.B2]+[.C2]+[.D2]" office:value-type="currency" office:currency="EUR" office:value="-300000" calcext:value-type="currency">
            <text:p>-300.000,00 €</text:p>
          </table:table-cell>
          <table:table-cell table:style-name="ce25" office:value-type="float" office:value="0" calcext:value-type="float">
            <text:p>0</text:p>
          </table:table-cell>
          <table:table-cell table:formula="of:=1/(1+[.F2])" office:value-type="float" office:value="1" calcext:value-type="float">
            <text:p>1</text:p>
          </table:table-cell>
          <table:table-cell table:formula="of:=PRODUCT([.G$2:.G2])" office:value-type="float" office:value="1" calcext:value-type="float">
            <text:p>1</text:p>
          </table:table-cell>
          <table:table-cell table:number-columns-repeated="6"/>
        </table:table-row>
        <table:table-row table:style-name="ro1">
          <table:table-cell table:formula="of:=[.A2]+1" office:value-type="float" office:value="1" calcext:value-type="float">
            <text:p>1</text:p>
          </table:table-cell>
          <table:table-cell office:value-type="currency" office:currency="EUR" office:value="-300000" calcext:value-type="currency">
            <text:p>-300.000,00 €</text:p>
          </table:table-cell>
          <table:table-cell office:value-type="currency" office:currency="EUR" office:value="420000" calcext:value-type="currency">
            <text:p>420.000,00 €</text:p>
          </table:table-cell>
          <table:table-cell office:value-type="currency" office:currency="EUR" office:value="-300000" calcext:value-type="currency">
            <text:p>-300.000,00 €</text:p>
          </table:table-cell>
          <table:table-cell table:formula="of:=[.B3]+[.C3]+[.D3]" office:value-type="currency" office:currency="EUR" office:value="-180000" calcext:value-type="currency">
            <text:p>-180.000,00 €</text:p>
          </table:table-cell>
          <table:table-cell office:value-type="percentage" office:value="0.12" calcext:value-type="percentage">
            <text:p>12,00 %</text:p>
          </table:table-cell>
          <table:table-cell table:formula="of:=1/(1+[.F3])" office:value-type="float" office:value="0.892857142857143" calcext:value-type="float">
            <text:p>0,892857142857143</text:p>
          </table:table-cell>
          <table:table-cell table:formula="of:=PRODUCT([.G$2:.G3])" office:value-type="float" office:value="0.892857142857143" calcext:value-type="float">
            <text:p>0,892857142857143</text:p>
          </table:table-cell>
          <table:table-cell table:number-columns-repeated="6"/>
        </table:table-row>
        <table:table-row table:style-name="ro1">
          <table:table-cell table:formula="of:=[.A3]+1" office:value-type="float" office:value="2" calcext:value-type="float">
            <text:p>2</text:p>
          </table:table-cell>
          <table:table-cell office:value-type="currency" office:currency="EUR" office:value="0" calcext:value-type="currency">
            <text:p>0,00 €</text:p>
          </table:table-cell>
          <table:table-cell office:value-type="currency" office:currency="EUR" office:value="420000" calcext:value-type="currency">
            <text:p>420.000,00 €</text:p>
          </table:table-cell>
          <table:table-cell office:value-type="currency" office:currency="EUR" office:value="-300000" calcext:value-type="currency">
            <text:p>-300.000,00 €</text:p>
          </table:table-cell>
          <table:table-cell table:formula="of:=[.B4]+[.C4]+[.D4]" office:value-type="currency" office:currency="EUR" office:value="120000" calcext:value-type="currency">
            <text:p>120.000,00 €</text:p>
          </table:table-cell>
          <table:table-cell office:value-type="percentage" office:value="0.12" calcext:value-type="percentage">
            <text:p>12,00 %</text:p>
          </table:table-cell>
          <table:table-cell table:formula="of:=1/(1+[.F4])" office:value-type="float" office:value="0.892857142857143" calcext:value-type="float">
            <text:p>0,892857142857143</text:p>
          </table:table-cell>
          <table:table-cell table:formula="of:=PRODUCT([.G$2:.G4])" office:value-type="float" office:value="0.79719387755102" calcext:value-type="float">
            <text:p>0,79719387755102</text:p>
          </table:table-cell>
          <table:table-cell/>
          <table:table-cell table:style-name="ce16" office:value-type="string" calcext:value-type="string">
            <text:p>VAN:</text:p>
          </table:table-cell>
          <table:table-cell table:style-name="ce22" table:formula="of:=SUMPRODUCT([.E3:.E14];[.H3:.H14])+[.E2]" office:value-type="currency" office:currency="EUR" office:value="346724.491293663" calcext:value-type="currency">
            <text:p>346.724,49 €</text:p>
          </table:table-cell>
          <table:table-cell table:number-columns-repeated="3"/>
        </table:table-row>
        <table:table-row table:style-name="ro1">
          <table:table-cell table:formula="of:=[.A4]+1" office:value-type="float" office:value="3" calcext:value-type="float">
            <text:p>3</text:p>
          </table:table-cell>
          <table:table-cell office:value-type="currency" office:currency="EUR" office:value="0" calcext:value-type="currency">
            <text:p>0,00 €</text:p>
          </table:table-cell>
          <table:table-cell office:value-type="currency" office:currency="EUR" office:value="420000" calcext:value-type="currency">
            <text:p>420.000,00 €</text:p>
          </table:table-cell>
          <table:table-cell office:value-type="currency" office:currency="EUR" office:value="-300000" calcext:value-type="currency">
            <text:p>-300.000,00 €</text:p>
          </table:table-cell>
          <table:table-cell table:formula="of:=[.B5]+[.C5]+[.D5]" office:value-type="currency" office:currency="EUR" office:value="120000" calcext:value-type="currency">
            <text:p>120.000,00 €</text:p>
          </table:table-cell>
          <table:table-cell office:value-type="percentage" office:value="0.12" calcext:value-type="percentage">
            <text:p>12,00 %</text:p>
          </table:table-cell>
          <table:table-cell table:formula="of:=1/(1+[.F5])" office:value-type="float" office:value="0.892857142857143" calcext:value-type="float">
            <text:p>0,892857142857143</text:p>
          </table:table-cell>
          <table:table-cell table:formula="of:=PRODUCT([.G$2:.G5])" office:value-type="float" office:value="0.711780247813411" calcext:value-type="float">
            <text:p>0,711780247813411</text:p>
          </table:table-cell>
          <table:table-cell/>
          <table:table-cell table:style-name="ce16" office:value-type="string" calcext:value-type="string">
            <text:p>TIR:</text:p>
          </table:table-cell>
          <table:table-cell table:style-name="ce26" table:formula="of:=IRR([.E2:.E14])" office:value-type="percentage" office:value="0.214082543627351" calcext:value-type="percentage">
            <text:p>21,41 %</text:p>
          </table:table-cell>
          <table:table-cell table:number-columns-repeated="3"/>
        </table:table-row>
        <table:table-row table:style-name="ro1">
          <table:table-cell table:formula="of:=[.A5]+1" office:value-type="float" office:value="4" calcext:value-type="float">
            <text:p>4</text:p>
          </table:table-cell>
          <table:table-cell office:value-type="currency" office:currency="EUR" office:value="0" calcext:value-type="currency">
            <text:p>0,00 €</text:p>
          </table:table-cell>
          <table:table-cell office:value-type="currency" office:currency="EUR" office:value="420000" calcext:value-type="currency">
            <text:p>420.000,00 €</text:p>
          </table:table-cell>
          <table:table-cell office:value-type="currency" office:currency="EUR" office:value="-300000" calcext:value-type="currency">
            <text:p>-300.000,00 €</text:p>
          </table:table-cell>
          <table:table-cell table:formula="of:=[.B6]+[.C6]+[.D6]" office:value-type="currency" office:currency="EUR" office:value="120000" calcext:value-type="currency">
            <text:p>120.000,00 €</text:p>
          </table:table-cell>
          <table:table-cell office:value-type="percentage" office:value="0.1" calcext:value-type="percentage">
            <text:p>10,00 %</text:p>
          </table:table-cell>
          <table:table-cell table:formula="of:=1/(1+[.F6])" office:value-type="float" office:value="0.909090909090909" calcext:value-type="float">
            <text:p>0,909090909090909</text:p>
          </table:table-cell>
          <table:table-cell table:formula="of:=PRODUCT([.G$2:.G6])" office:value-type="float" office:value="0.647072952557646" calcext:value-type="float">
            <text:p>0,647072952557646</text:p>
          </table:table-cell>
          <table:table-cell/>
          <table:table-cell table:style-name="ce16" office:value-type="string" calcext:value-type="string">
            <text:p>Q:</text:p>
          </table:table-cell>
          <table:table-cell table:style-name="ce26" table:formula="of:=[.K4]/[.N6]" office:value-type="percentage" office:value="0.540904635407731" calcext:value-type="percentage">
            <text:p>54,09 %</text:p>
          </table:table-cell>
          <table:table-cell/>
          <table:table-cell table:style-name="ce25" office:value-type="string" calcext:value-type="string">
            <text:p>Qaux:</text:p>
          </table:table-cell>
          <table:table-cell table:style-name="ce22" table:formula="of:=(SUMPRODUCT([.B3:.B14];[.H3:.H14])+[.B2])*(-1)" office:value-type="currency" office:currency="EUR" office:value="641008.541241846" calcext:value-type="currency">
            <text:p>641.008,54 €</text:p>
          </table:table-cell>
        </table:table-row>
        <table:table-row table:style-name="ro1">
          <table:table-cell table:formula="of:=[.A6]+1" office:value-type="float" office:value="5" calcext:value-type="float">
            <text:p>5</text:p>
          </table:table-cell>
          <table:table-cell office:value-type="currency" office:currency="EUR" office:value="0" calcext:value-type="currency">
            <text:p>0,00 €</text:p>
          </table:table-cell>
          <table:table-cell office:value-type="currency" office:currency="EUR" office:value="420000" calcext:value-type="currency">
            <text:p>420.000,00 €</text:p>
          </table:table-cell>
          <table:table-cell office:value-type="currency" office:currency="EUR" office:value="-300000" calcext:value-type="currency">
            <text:p>-300.000,00 €</text:p>
          </table:table-cell>
          <table:table-cell table:formula="of:=[.B7]+[.C7]+[.D7]" office:value-type="currency" office:currency="EUR" office:value="120000" calcext:value-type="currency">
            <text:p>120.000,00 €</text:p>
          </table:table-cell>
          <table:table-cell office:value-type="percentage" office:value="0.1" calcext:value-type="percentage">
            <text:p>10,00 %</text:p>
          </table:table-cell>
          <table:table-cell table:formula="of:=1/(1+[.F7])" office:value-type="float" office:value="0.909090909090909" calcext:value-type="float">
            <text:p>0,909090909090909</text:p>
          </table:table-cell>
          <table:table-cell table:formula="of:=PRODUCT([.G$2:.G7])" office:value-type="float" office:value="0.588248138688769" calcext:value-type="float">
            <text:p>0,588248138688769</text:p>
          </table:table-cell>
          <table:table-cell table:number-columns-repeated="6"/>
        </table:table-row>
        <table:table-row table:style-name="ro1">
          <table:table-cell table:formula="of:=[.A7]+1" office:value-type="float" office:value="6" calcext:value-type="float">
            <text:p>6</text:p>
          </table:table-cell>
          <table:table-cell table:formula="of:=PMT(10%;3;120000)" office:value-type="currency" office:currency="EUR" office:value="-48253.7764350453" calcext:value-type="currency">
            <text:p>-48.253,78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8]+[.C8]+[.D8]" office:value-type="currency" office:currency="EUR" office:value="131746.223564955" calcext:value-type="currency">
            <text:p>131.746,22 €</text:p>
          </table:table-cell>
          <table:table-cell office:value-type="percentage" office:value="0.08" calcext:value-type="percentage">
            <text:p>8,00 %</text:p>
          </table:table-cell>
          <table:table-cell table:formula="of:=1/(1+[.F8])" office:value-type="float" office:value="0.925925925925926" calcext:value-type="float">
            <text:p>0,925925925925926</text:p>
          </table:table-cell>
          <table:table-cell table:formula="of:=PRODUCT([.G$2:.G8])" office:value-type="float" office:value="0.544674202489601" calcext:value-type="float">
            <text:p>0,544674202489601</text:p>
          </table:table-cell>
          <table:table-cell table:number-columns-repeated="6"/>
        </table:table-row>
        <table:table-row table:style-name="ro1">
          <table:table-cell table:formula="of:=[.A8]+1" office:value-type="float" office:value="7" calcext:value-type="float">
            <text:p>7</text:p>
          </table:table-cell>
          <table:table-cell table:formula="of:=PMT(10%;3;120000)" office:value-type="currency" office:currency="EUR" office:value="-48253.7764350453" calcext:value-type="currency">
            <text:p>-48.253,78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9]+[.C9]+[.D9]" office:value-type="currency" office:currency="EUR" office:value="131746.223564955" calcext:value-type="currency">
            <text:p>131.746,22 €</text:p>
          </table:table-cell>
          <table:table-cell office:value-type="percentage" office:value="0.08" calcext:value-type="percentage">
            <text:p>8,00 %</text:p>
          </table:table-cell>
          <table:table-cell table:formula="of:=1/(1+[.F9])" office:value-type="float" office:value="0.925925925925926" calcext:value-type="float">
            <text:p>0,925925925925926</text:p>
          </table:table-cell>
          <table:table-cell table:formula="of:=PRODUCT([.G$2:.G9])" office:value-type="float" office:value="0.504327965268149" calcext:value-type="float">
            <text:p>0,504327965268149</text:p>
          </table:table-cell>
          <table:table-cell table:number-columns-repeated="6"/>
        </table:table-row>
        <table:table-row table:style-name="ro1">
          <table:table-cell table:formula="of:=[.A9]+1" office:value-type="float" office:value="8" calcext:value-type="float">
            <text:p>8</text:p>
          </table:table-cell>
          <table:table-cell table:formula="of:=PMT(10%;3;120000)" office:value-type="currency" office:currency="EUR" office:value="-48253.7764350453" calcext:value-type="currency">
            <text:p>-48.253,78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10]+[.C10]+[.D10]" office:value-type="currency" office:currency="EUR" office:value="131746.223564955" calcext:value-type="currency">
            <text:p>131.746,22 €</text:p>
          </table:table-cell>
          <table:table-cell office:value-type="percentage" office:value="0.08" calcext:value-type="percentage">
            <text:p>8,00 %</text:p>
          </table:table-cell>
          <table:table-cell table:formula="of:=1/(1+[.F10])" office:value-type="float" office:value="0.925925925925926" calcext:value-type="float">
            <text:p>0,925925925925926</text:p>
          </table:table-cell>
          <table:table-cell table:formula="of:=PRODUCT([.G$2:.G10])" office:value-type="float" office:value="0.466970338211249" calcext:value-type="float">
            <text:p>0,466970338211249</text:p>
          </table:table-cell>
          <table:table-cell/>
          <table:table-cell table:style-name="ce22"/>
          <table:table-cell table:number-columns-repeated="4"/>
        </table:table-row>
        <table:table-row table:style-name="ro1">
          <table:table-cell table:formula="of:=[.A10]+1" office:value-type="float" office:value="9" calcext:value-type="float">
            <text:p>9</text:p>
          </table:table-cell>
          <table:table-cell office:value-type="currency" office:currency="EUR" office:value="0" calcext:value-type="currency">
            <text:p>0,00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11]+[.C11]+[.D11]" office:value-type="currency" office:currency="EUR" office:value="180000" calcext:value-type="currency">
            <text:p>180.000,00 €</text:p>
          </table:table-cell>
          <table:table-cell office:value-type="percentage" office:value="0.08" calcext:value-type="percentage">
            <text:p>8,00 %</text:p>
          </table:table-cell>
          <table:table-cell table:formula="of:=1/(1+[.F11])" office:value-type="float" office:value="0.925925925925926" calcext:value-type="float">
            <text:p>0,925925925925926</text:p>
          </table:table-cell>
          <table:table-cell table:formula="of:=PRODUCT([.G$2:.G11])" office:value-type="float" office:value="0.432379942788194" calcext:value-type="float">
            <text:p>0,432379942788194</text:p>
          </table:table-cell>
          <table:table-cell/>
          <table:table-cell table:style-name="ce22"/>
          <table:table-cell table:number-columns-repeated="4"/>
        </table:table-row>
        <table:table-row table:style-name="ro1">
          <table:table-cell table:formula="of:=[.A11]+1" office:value-type="float" office:value="10" calcext:value-type="float">
            <text:p>10</text:p>
          </table:table-cell>
          <table:table-cell office:value-type="currency" office:currency="EUR" office:value="0" calcext:value-type="currency">
            <text:p>0,00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12]+[.C12]+[.D12]" office:value-type="currency" office:currency="EUR" office:value="180000" calcext:value-type="currency">
            <text:p>180.000,00 €</text:p>
          </table:table-cell>
          <table:table-cell office:value-type="percentage" office:value="0.08" calcext:value-type="percentage">
            <text:p>8,00 %</text:p>
          </table:table-cell>
          <table:table-cell table:formula="of:=1/(1+[.F12])" office:value-type="float" office:value="0.925925925925926" calcext:value-type="float">
            <text:p>0,925925925925926</text:p>
          </table:table-cell>
          <table:table-cell table:formula="of:=PRODUCT([.G$2:.G12])" office:value-type="float" office:value="0.400351798877957" calcext:value-type="float">
            <text:p>0,400351798877957</text:p>
          </table:table-cell>
          <table:table-cell/>
          <table:table-cell table:style-name="ce22"/>
          <table:table-cell table:number-columns-repeated="4"/>
        </table:table-row>
        <table:table-row table:style-name="ro1">
          <table:table-cell table:formula="of:=[.A12]+1" office:value-type="float" office:value="11" calcext:value-type="float">
            <text:p>11</text:p>
          </table:table-cell>
          <table:table-cell office:value-type="currency" office:currency="EUR" office:value="0" calcext:value-type="currency">
            <text:p>0,00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13]+[.C13]+[.D13]" office:value-type="currency" office:currency="EUR" office:value="180000" calcext:value-type="currency">
            <text:p>180.000,00 €</text:p>
          </table:table-cell>
          <table:table-cell office:value-type="percentage" office:value="0.08" calcext:value-type="percentage">
            <text:p>8,00 %</text:p>
          </table:table-cell>
          <table:table-cell table:formula="of:=1/(1+[.F13])" office:value-type="float" office:value="0.925925925925926" calcext:value-type="float">
            <text:p>0,925925925925926</text:p>
          </table:table-cell>
          <table:table-cell table:formula="of:=PRODUCT([.G$2:.G13])" office:value-type="float" office:value="0.370696110072182" calcext:value-type="float">
            <text:p>0,370696110072182</text:p>
          </table:table-cell>
          <table:table-cell table:number-columns-repeated="6"/>
        </table:table-row>
        <table:table-row table:style-name="ro1">
          <table:table-cell table:formula="of:=[.A13]+1" office:value-type="float" office:value="12" calcext:value-type="float">
            <text:p>12</text:p>
          </table:table-cell>
          <table:table-cell office:value-type="currency" office:currency="EUR" office:value="0" calcext:value-type="currency">
            <text:p>0,00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14]+[.C14]+[.D14]" office:value-type="currency" office:currency="EUR" office:value="180000" calcext:value-type="currency">
            <text:p>180.000,00 €</text:p>
          </table:table-cell>
          <table:table-cell office:value-type="percentage" office:value="0.08" calcext:value-type="percentage">
            <text:p>8,00 %</text:p>
          </table:table-cell>
          <table:table-cell table:formula="of:=1/(1+[.F14])" office:value-type="float" office:value="0.925925925925926" calcext:value-type="float">
            <text:p>0,925925925925926</text:p>
          </table:table-cell>
          <table:table-cell table:formula="of:=PRODUCT([.G$2:.G14])" office:value-type="float" office:value="0.343237138955724" calcext:value-type="float">
            <text:p>0,343237138955724</text:p>
          </table:table-cell>
          <table:table-cell table:number-columns-repeated="6"/>
        </table:table-row>
        <table:table-row table:style-name="ro1">
          <table:table-cell table:number-columns-repeated="5"/>
          <table:table-cell table:style-name="ce23"/>
          <table:table-cell table:style-name="Default" table:number-columns-repeated="2"/>
          <table:table-cell table:number-columns-repeated="6"/>
        </table:table-row>
        <table:table-row table:style-name="ro4">
          <table:table-cell table:style-name="ce5" office:value-type="string" calcext:value-type="string" table:number-columns-spanned="13" table:number-rows-spanned="1">
            <text:p>A: Contemplando los resultados obtenidos en los diferentes indicadores absoluto (VAN) y relativos (Q y TIR) podemos deducir que es rentable, ya que el VAN otorga un valor positivo, el TIR es superior al interes del mercado monetario y Q es un porcentaje positivo. </text:p>
          </table:table-cell>
          <table:covered-table-cell table:number-columns-repeated="4"/>
          <table:covered-table-cell table:style-name="ce23"/>
          <table:covered-table-cell table:number-columns-repeated="2" table:style-name="Default"/>
          <table:covered-table-cell table:number-columns-repeated="5"/>
          <table:table-cell/>
        </table:table-row>
        <table:table-row table:style-name="ro1" table:number-rows-repeated="5">
          <table:table-cell table:number-columns-repeated="5"/>
          <table:table-cell table:style-name="ce23"/>
          <table:table-cell table:style-name="Default" table:number-columns-repeated="2"/>
          <table:table-cell table:number-columns-repeated="6"/>
        </table:table-row>
        <table:table-row table:style-name="ro1">
          <table:table-cell table:number-columns-repeated="5"/>
          <table:table-cell table:style-name="ce23"/>
          <table:table-cell table:style-name="Default" table:number-columns-repeated="2"/>
          <table:table-cell table:number-columns-repeated="6"/>
        </table:table-row>
      </table:table>
      <table:table table:name="3b" table:style-name="ta1">
        <table:table-column table:style-name="co1" table:default-cell-style-name="ce16"/>
        <table:table-column table:style-name="co1" table:number-columns-repeated="4" table:default-cell-style-name="ce23"/>
        <table:table-column table:style-name="co1" table:default-cell-style-name="ce26"/>
        <table:table-column table:style-name="co1" table:number-columns-repeated="2" table:default-cell-style-name="ce25"/>
        <table:table-column table:style-name="co1" table:number-columns-repeated="6" table:default-cell-style-name="Default"/>
        <table:table-row table:style-name="ro1">
          <table:table-cell office:value-type="string" calcext:value-type="string">
            <text:p>AÑO</text:p>
          </table:table-cell>
          <table:table-cell table:style-name="ce16" office:value-type="string" calcext:value-type="string">
            <text:p>PAGOS DE INVERSIÓN</text:p>
          </table:table-cell>
          <table:table-cell table:style-name="ce16" office:value-type="string" calcext:value-type="string">
            <text:p>COBROS</text:p>
          </table:table-cell>
          <table:table-cell table:style-name="ce16" office:value-type="string" calcext:value-type="string">
            <text:p>PAGOS</text:p>
          </table:table-cell>
          <table:table-cell table:style-name="ce16" office:value-type="string" calcext:value-type="string">
            <text:p>MOVIMIENTOS DE FONDOS</text:p>
          </table:table-cell>
          <table:table-cell table:style-name="ce25" office:value-type="string" calcext:value-type="string">
            <text:p>k</text:p>
          </table:table-cell>
          <table:table-cell office:value-type="string" calcext:value-type="string">
            <text:p>1/(1+k)</text:p>
          </table:table-cell>
          <table:table-cell office:value-type="string" calcext:value-type="string">
            <text:p>factor Dto.</text:p>
          </table:table-cell>
          <table:table-cell table:number-columns-repeated="6"/>
        </table:table-row>
        <table:table-row table:style-name="ro1">
          <table:table-cell office:value-type="float" office:value="0" calcext:value-type="float">
            <text:p>0</text:p>
          </table:table-cell>
          <table:table-cell office:value-type="currency" office:currency="EUR" office:value="-300000" calcext:value-type="currency">
            <text:p>-300.000,00 €</text:p>
          </table:table-cell>
          <table:table-cell table:number-columns-repeated="2" office:value-type="currency" office:currency="EUR" office:value="0" calcext:value-type="currency">
            <text:p>0,00 €</text:p>
          </table:table-cell>
          <table:table-cell table:formula="of:=[.B2]+[.C2]+[.D2]" office:value-type="currency" office:currency="EUR" office:value="-300000" calcext:value-type="currency">
            <text:p>-300.000,00 €</text:p>
          </table:table-cell>
          <table:table-cell table:style-name="ce25" office:value-type="float" office:value="0" calcext:value-type="float">
            <text:p>0</text:p>
          </table:table-cell>
          <table:table-cell table:formula="of:=1/(1+[.F2])" office:value-type="float" office:value="1" calcext:value-type="float">
            <text:p>1</text:p>
          </table:table-cell>
          <table:table-cell table:formula="of:=PRODUCT([.G$2:.G2])" office:value-type="float" office:value="1" calcext:value-type="float">
            <text:p>1</text:p>
          </table:table-cell>
          <table:table-cell table:number-columns-repeated="6"/>
        </table:table-row>
        <table:table-row table:style-name="ro1">
          <table:table-cell table:formula="of:=[.A2]+1" office:value-type="float" office:value="1" calcext:value-type="float">
            <text:p>1</text:p>
          </table:table-cell>
          <table:table-cell office:value-type="currency" office:currency="EUR" office:value="-300000" calcext:value-type="currency">
            <text:p>-300.000,00 €</text:p>
          </table:table-cell>
          <table:table-cell office:value-type="currency" office:currency="EUR" office:value="420000" calcext:value-type="currency">
            <text:p>420.000,00 €</text:p>
          </table:table-cell>
          <table:table-cell office:value-type="currency" office:currency="EUR" office:value="-300000" calcext:value-type="currency">
            <text:p>-300.000,00 €</text:p>
          </table:table-cell>
          <table:table-cell table:formula="of:=[.B3]+[.C3]+[.D3]" office:value-type="currency" office:currency="EUR" office:value="-180000" calcext:value-type="currency">
            <text:p>-180.000,00 €</text:p>
          </table:table-cell>
          <table:table-cell office:value-type="percentage" office:value="0.12" calcext:value-type="percentage">
            <text:p>12,00 %</text:p>
          </table:table-cell>
          <table:table-cell table:formula="of:=1/(1+[.F3])" office:value-type="float" office:value="0.892857142857143" calcext:value-type="float">
            <text:p>0,892857142857143</text:p>
          </table:table-cell>
          <table:table-cell table:formula="of:=PRODUCT([.G$2:.G3])" office:value-type="float" office:value="0.892857142857143" calcext:value-type="float">
            <text:p>0,892857142857143</text:p>
          </table:table-cell>
          <table:table-cell table:number-columns-repeated="6"/>
        </table:table-row>
        <table:table-row table:style-name="ro1">
          <table:table-cell table:formula="of:=[.A3]+1" office:value-type="float" office:value="2" calcext:value-type="float">
            <text:p>2</text:p>
          </table:table-cell>
          <table:table-cell office:value-type="currency" office:currency="EUR" office:value="0" calcext:value-type="currency">
            <text:p>0,00 €</text:p>
          </table:table-cell>
          <table:table-cell office:value-type="currency" office:currency="EUR" office:value="420000" calcext:value-type="currency">
            <text:p>420.000,00 €</text:p>
          </table:table-cell>
          <table:table-cell office:value-type="currency" office:currency="EUR" office:value="-300000" calcext:value-type="currency">
            <text:p>-300.000,00 €</text:p>
          </table:table-cell>
          <table:table-cell table:formula="of:=[.B4]+[.C4]+[.D4]" office:value-type="currency" office:currency="EUR" office:value="120000" calcext:value-type="currency">
            <text:p>120.000,00 €</text:p>
          </table:table-cell>
          <table:table-cell office:value-type="percentage" office:value="0.12" calcext:value-type="percentage">
            <text:p>12,00 %</text:p>
          </table:table-cell>
          <table:table-cell table:formula="of:=1/(1+[.F4])" office:value-type="float" office:value="0.892857142857143" calcext:value-type="float">
            <text:p>0,892857142857143</text:p>
          </table:table-cell>
          <table:table-cell table:formula="of:=PRODUCT([.G$2:.G4])" office:value-type="float" office:value="0.79719387755102" calcext:value-type="float">
            <text:p>0,79719387755102</text:p>
          </table:table-cell>
          <table:table-cell/>
          <table:table-cell table:style-name="ce16" office:value-type="string" calcext:value-type="string">
            <text:p>VAN:</text:p>
          </table:table-cell>
          <table:table-cell table:style-name="ce22" table:formula="of:=SUMPRODUCT([.E3:.E14];[.H3:.H14])+[.E2]" office:value-type="currency" office:currency="EUR" office:value="364748.414738431" calcext:value-type="currency">
            <text:p>364.748,41 €</text:p>
          </table:table-cell>
          <table:table-cell table:number-columns-repeated="3"/>
        </table:table-row>
        <table:table-row table:style-name="ro1">
          <table:table-cell table:formula="of:=[.A4]+1" office:value-type="float" office:value="3" calcext:value-type="float">
            <text:p>3</text:p>
          </table:table-cell>
          <table:table-cell office:value-type="currency" office:currency="EUR" office:value="0" calcext:value-type="currency">
            <text:p>0,00 €</text:p>
          </table:table-cell>
          <table:table-cell office:value-type="currency" office:currency="EUR" office:value="420000" calcext:value-type="currency">
            <text:p>420.000,00 €</text:p>
          </table:table-cell>
          <table:table-cell office:value-type="currency" office:currency="EUR" office:value="-300000" calcext:value-type="currency">
            <text:p>-300.000,00 €</text:p>
          </table:table-cell>
          <table:table-cell table:formula="of:=[.B5]+[.C5]+[.D5]" office:value-type="currency" office:currency="EUR" office:value="120000" calcext:value-type="currency">
            <text:p>120.000,00 €</text:p>
          </table:table-cell>
          <table:table-cell office:value-type="percentage" office:value="0.12" calcext:value-type="percentage">
            <text:p>12,00 %</text:p>
          </table:table-cell>
          <table:table-cell table:formula="of:=1/(1+[.F5])" office:value-type="float" office:value="0.892857142857143" calcext:value-type="float">
            <text:p>0,892857142857143</text:p>
          </table:table-cell>
          <table:table-cell table:formula="of:=PRODUCT([.G$2:.G5])" office:value-type="float" office:value="0.711780247813411" calcext:value-type="float">
            <text:p>0,711780247813411</text:p>
          </table:table-cell>
          <table:table-cell/>
          <table:table-cell table:style-name="ce16" office:value-type="string" calcext:value-type="string">
            <text:p>TIR:</text:p>
          </table:table-cell>
          <table:table-cell table:style-name="ce26" table:formula="of:=IRR([.E2:.E14])" office:value-type="percentage" office:value="0.221290892365448" calcext:value-type="percentage">
            <text:p>22,13 %</text:p>
          </table:table-cell>
          <table:table-cell table:number-columns-repeated="3"/>
        </table:table-row>
        <table:table-row table:style-name="ro1">
          <table:table-cell table:formula="of:=[.A5]+1" office:value-type="float" office:value="4" calcext:value-type="float">
            <text:p>4</text:p>
          </table:table-cell>
          <table:table-cell office:value-type="currency" office:currency="EUR" office:value="0" calcext:value-type="currency">
            <text:p>0,00 €</text:p>
          </table:table-cell>
          <table:table-cell office:value-type="currency" office:currency="EUR" office:value="420000" calcext:value-type="currency">
            <text:p>420.000,00 €</text:p>
          </table:table-cell>
          <table:table-cell office:value-type="currency" office:currency="EUR" office:value="-300000" calcext:value-type="currency">
            <text:p>-300.000,00 €</text:p>
          </table:table-cell>
          <table:table-cell table:formula="of:=[.B6]+[.C6]+[.D6]" office:value-type="currency" office:currency="EUR" office:value="120000" calcext:value-type="currency">
            <text:p>120.000,00 €</text:p>
          </table:table-cell>
          <table:table-cell office:value-type="percentage" office:value="0.1" calcext:value-type="percentage">
            <text:p>10,00 %</text:p>
          </table:table-cell>
          <table:table-cell table:formula="of:=1/(1+[.F6])" office:value-type="float" office:value="0.909090909090909" calcext:value-type="float">
            <text:p>0,909090909090909</text:p>
          </table:table-cell>
          <table:table-cell table:formula="of:=PRODUCT([.G$2:.G6])" office:value-type="float" office:value="0.647072952557646" calcext:value-type="float">
            <text:p>0,647072952557646</text:p>
          </table:table-cell>
          <table:table-cell/>
          <table:table-cell table:style-name="ce16" office:value-type="string" calcext:value-type="string">
            <text:p>Q:</text:p>
          </table:table-cell>
          <table:table-cell table:style-name="ce26" table:formula="of:=[.K4]/[.N6]" office:value-type="percentage" office:value="0.642324252369564" calcext:value-type="percentage">
            <text:p>64,23 %</text:p>
          </table:table-cell>
          <table:table-cell/>
          <table:table-cell table:style-name="ce25" office:value-type="string" calcext:value-type="string">
            <text:p>Qaux:</text:p>
          </table:table-cell>
          <table:table-cell table:style-name="ce22" table:formula="of:=(SUMPRODUCT([.B3:.B14];[.H3:.H14])+[.B2])*(-1)" office:value-type="currency" office:currency="EUR" office:value="567857.142857143" calcext:value-type="currency">
            <text:p>567.857,14 €</text:p>
          </table:table-cell>
        </table:table-row>
        <table:table-row table:style-name="ro1">
          <table:table-cell table:formula="of:=[.A6]+1" office:value-type="float" office:value="5" calcext:value-type="float">
            <text:p>5</text:p>
          </table:table-cell>
          <table:table-cell office:value-type="currency" office:currency="EUR" office:value="0" calcext:value-type="currency">
            <text:p>0,00 €</text:p>
          </table:table-cell>
          <table:table-cell office:value-type="currency" office:currency="EUR" office:value="420000" calcext:value-type="currency">
            <text:p>420.000,00 €</text:p>
          </table:table-cell>
          <table:table-cell office:value-type="currency" office:currency="EUR" office:value="-300000" calcext:value-type="currency">
            <text:p>-300.000,00 €</text:p>
          </table:table-cell>
          <table:table-cell table:formula="of:=[.B7]+[.C7]+[.D7]" office:value-type="currency" office:currency="EUR" office:value="120000" calcext:value-type="currency">
            <text:p>120.000,00 €</text:p>
          </table:table-cell>
          <table:table-cell office:value-type="percentage" office:value="0.1" calcext:value-type="percentage">
            <text:p>10,00 %</text:p>
          </table:table-cell>
          <table:table-cell table:formula="of:=1/(1+[.F7])" office:value-type="float" office:value="0.909090909090909" calcext:value-type="float">
            <text:p>0,909090909090909</text:p>
          </table:table-cell>
          <table:table-cell table:formula="of:=PRODUCT([.G$2:.G7])" office:value-type="float" office:value="0.588248138688769" calcext:value-type="float">
            <text:p>0,588248138688769</text:p>
          </table:table-cell>
          <table:table-cell table:number-columns-repeated="6"/>
        </table:table-row>
        <table:table-row table:style-name="ro1">
          <table:table-cell table:formula="of:=[.A7]+1" office:value-type="float" office:value="6" calcext:value-type="float">
            <text:p>6</text:p>
          </table:table-cell>
          <table:table-cell office:value-type="currency" office:currency="EUR" office:value="0" calcext:value-type="currency">
            <text:p>0,00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8]+[.C8]+[.D8])*0.9" office:value-type="currency" office:currency="EUR" office:value="162000" calcext:value-type="currency">
            <text:p>162.000,00 €</text:p>
          </table:table-cell>
          <table:table-cell office:value-type="percentage" office:value="0.08" calcext:value-type="percentage">
            <text:p>8,00 %</text:p>
          </table:table-cell>
          <table:table-cell table:formula="of:=1/(1+[.F8])" office:value-type="float" office:value="0.925925925925926" calcext:value-type="float">
            <text:p>0,925925925925926</text:p>
          </table:table-cell>
          <table:table-cell table:formula="of:=PRODUCT([.G$2:.G8])" office:value-type="float" office:value="0.544674202489601" calcext:value-type="float">
            <text:p>0,544674202489601</text:p>
          </table:table-cell>
          <table:table-cell table:number-columns-repeated="6"/>
        </table:table-row>
        <table:table-row table:style-name="ro1">
          <table:table-cell table:formula="of:=[.A8]+1" office:value-type="float" office:value="7" calcext:value-type="float">
            <text:p>7</text:p>
          </table:table-cell>
          <table:table-cell office:value-type="currency" office:currency="EUR" office:value="0" calcext:value-type="currency">
            <text:p>0,00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9]+[.C9]+[.D9])*0.9" office:value-type="currency" office:currency="EUR" office:value="162000" calcext:value-type="currency">
            <text:p>162.000,00 €</text:p>
          </table:table-cell>
          <table:table-cell office:value-type="percentage" office:value="0.08" calcext:value-type="percentage">
            <text:p>8,00 %</text:p>
          </table:table-cell>
          <table:table-cell table:formula="of:=1/(1+[.F9])" office:value-type="float" office:value="0.925925925925926" calcext:value-type="float">
            <text:p>0,925925925925926</text:p>
          </table:table-cell>
          <table:table-cell table:formula="of:=PRODUCT([.G$2:.G9])" office:value-type="float" office:value="0.504327965268149" calcext:value-type="float">
            <text:p>0,504327965268149</text:p>
          </table:table-cell>
          <table:table-cell table:number-columns-repeated="6"/>
        </table:table-row>
        <table:table-row table:style-name="ro1">
          <table:table-cell table:formula="of:=[.A9]+1" office:value-type="float" office:value="8" calcext:value-type="float">
            <text:p>8</text:p>
          </table:table-cell>
          <table:table-cell office:value-type="currency" office:currency="EUR" office:value="0" calcext:value-type="currency">
            <text:p>0,00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10]+[.C10]+[.D10])*0.9" office:value-type="currency" office:currency="EUR" office:value="162000" calcext:value-type="currency">
            <text:p>162.000,00 €</text:p>
          </table:table-cell>
          <table:table-cell office:value-type="percentage" office:value="0.08" calcext:value-type="percentage">
            <text:p>8,00 %</text:p>
          </table:table-cell>
          <table:table-cell table:formula="of:=1/(1+[.F10])" office:value-type="float" office:value="0.925925925925926" calcext:value-type="float">
            <text:p>0,925925925925926</text:p>
          </table:table-cell>
          <table:table-cell table:formula="of:=PRODUCT([.G$2:.G10])" office:value-type="float" office:value="0.466970338211249" calcext:value-type="float">
            <text:p>0,466970338211249</text:p>
          </table:table-cell>
          <table:table-cell/>
          <table:table-cell table:style-name="ce22"/>
          <table:table-cell table:number-columns-repeated="4"/>
        </table:table-row>
        <table:table-row table:style-name="ro1">
          <table:table-cell table:formula="of:=[.A10]+1" office:value-type="float" office:value="9" calcext:value-type="float">
            <text:p>9</text:p>
          </table:table-cell>
          <table:table-cell office:value-type="currency" office:currency="EUR" office:value="0" calcext:value-type="currency">
            <text:p>0,00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11]+[.C11]+[.D11])*0.9" office:value-type="currency" office:currency="EUR" office:value="162000" calcext:value-type="currency">
            <text:p>162.000,00 €</text:p>
          </table:table-cell>
          <table:table-cell office:value-type="percentage" office:value="0.08" calcext:value-type="percentage">
            <text:p>8,00 %</text:p>
          </table:table-cell>
          <table:table-cell table:formula="of:=1/(1+[.F11])" office:value-type="float" office:value="0.925925925925926" calcext:value-type="float">
            <text:p>0,925925925925926</text:p>
          </table:table-cell>
          <table:table-cell table:formula="of:=PRODUCT([.G$2:.G11])" office:value-type="float" office:value="0.432379942788194" calcext:value-type="float">
            <text:p>0,432379942788194</text:p>
          </table:table-cell>
          <table:table-cell/>
          <table:table-cell table:style-name="ce22"/>
          <table:table-cell table:number-columns-repeated="4"/>
        </table:table-row>
        <table:table-row table:style-name="ro1">
          <table:table-cell table:formula="of:=[.A11]+1" office:value-type="float" office:value="10" calcext:value-type="float">
            <text:p>10</text:p>
          </table:table-cell>
          <table:table-cell office:value-type="currency" office:currency="EUR" office:value="0" calcext:value-type="currency">
            <text:p>0,00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12]+[.C12]+[.D12])*0.9" office:value-type="currency" office:currency="EUR" office:value="162000" calcext:value-type="currency">
            <text:p>162.000,00 €</text:p>
          </table:table-cell>
          <table:table-cell office:value-type="percentage" office:value="0.08" calcext:value-type="percentage">
            <text:p>8,00 %</text:p>
          </table:table-cell>
          <table:table-cell table:formula="of:=1/(1+[.F12])" office:value-type="float" office:value="0.925925925925926" calcext:value-type="float">
            <text:p>0,925925925925926</text:p>
          </table:table-cell>
          <table:table-cell table:formula="of:=PRODUCT([.G$2:.G12])" office:value-type="float" office:value="0.400351798877957" calcext:value-type="float">
            <text:p>0,400351798877957</text:p>
          </table:table-cell>
          <table:table-cell/>
          <table:table-cell table:style-name="ce22"/>
          <table:table-cell table:number-columns-repeated="4"/>
        </table:table-row>
        <table:table-row table:style-name="ro1">
          <table:table-cell table:formula="of:=[.A12]+1" office:value-type="float" office:value="11" calcext:value-type="float">
            <text:p>11</text:p>
          </table:table-cell>
          <table:table-cell office:value-type="currency" office:currency="EUR" office:value="0" calcext:value-type="currency">
            <text:p>0,00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13]+[.C13]+[.D13])*0.9" office:value-type="currency" office:currency="EUR" office:value="162000" calcext:value-type="currency">
            <text:p>162.000,00 €</text:p>
          </table:table-cell>
          <table:table-cell office:value-type="percentage" office:value="0.08" calcext:value-type="percentage">
            <text:p>8,00 %</text:p>
          </table:table-cell>
          <table:table-cell table:formula="of:=1/(1+[.F13])" office:value-type="float" office:value="0.925925925925926" calcext:value-type="float">
            <text:p>0,925925925925926</text:p>
          </table:table-cell>
          <table:table-cell table:formula="of:=PRODUCT([.G$2:.G13])" office:value-type="float" office:value="0.370696110072182" calcext:value-type="float">
            <text:p>0,370696110072182</text:p>
          </table:table-cell>
          <table:table-cell table:number-columns-repeated="6"/>
        </table:table-row>
        <table:table-row table:style-name="ro1">
          <table:table-cell table:formula="of:=[.A13]+1" office:value-type="float" office:value="12" calcext:value-type="float">
            <text:p>12</text:p>
          </table:table-cell>
          <table:table-cell office:value-type="currency" office:currency="EUR" office:value="0" calcext:value-type="currency">
            <text:p>0,00 €</text:p>
          </table:table-cell>
          <table:table-cell office:value-type="currency" office:currency="EUR" office:value="540000" calcext:value-type="currency">
            <text:p>540.000,00 €</text:p>
          </table:table-cell>
          <table:table-cell office:value-type="currency" office:currency="EUR" office:value="-360000" calcext:value-type="currency">
            <text:p>-360.000,00 €</text:p>
          </table:table-cell>
          <table:table-cell table:formula="of:=([.B14]+[.C14]+[.D14])*0.9" office:value-type="currency" office:currency="EUR" office:value="162000" calcext:value-type="currency">
            <text:p>162.000,00 €</text:p>
          </table:table-cell>
          <table:table-cell office:value-type="percentage" office:value="0.08" calcext:value-type="percentage">
            <text:p>8,00 %</text:p>
          </table:table-cell>
          <table:table-cell table:formula="of:=1/(1+[.F14])" office:value-type="float" office:value="0.925925925925926" calcext:value-type="float">
            <text:p>0,925925925925926</text:p>
          </table:table-cell>
          <table:table-cell table:formula="of:=PRODUCT([.G$2:.G14])" office:value-type="float" office:value="0.343237138955724" calcext:value-type="float">
            <text:p>0,343237138955724</text:p>
          </table:table-cell>
          <table:table-cell table:number-columns-repeated="6"/>
        </table:table-row>
        <table:table-row table:style-name="ro1">
          <table:table-cell table:style-name="Default" table:number-columns-repeated="8"/>
          <table:table-cell table:number-columns-repeated="6"/>
        </table:table-row>
        <table:table-row table:style-name="ro1">
          <table:table-cell table:style-name="Default" office:value-type="string" calcext:value-type="string" table:number-columns-spanned="14" table:number-rows-spanned="1">
            <text:p>B: Es más rentable no realizar la reinversión, ya que obtenemos mejores indicadores de rentabilidad para un mismo tiempo de vida de proyecto.</text:p>
          </table:table-cell>
          <table:covered-table-cell table:number-columns-repeated="7" table:style-name="Default"/>
          <table:covered-table-cell table:number-columns-repeated="6"/>
        </table:table-row>
      </table:table>
      <table:table table:name="4ab" table:style-name="ta1">
        <table:table-column table:style-name="co1" table:default-cell-style-name="ce25"/>
        <table:table-column table:style-name="co1" table:number-columns-repeated="4" table:default-cell-style-name="ce23"/>
        <table:table-column table:style-name="co1" table:default-cell-style-name="ce26"/>
        <table:table-column table:style-name="co1" table:number-columns-repeated="2" table:default-cell-style-name="ce25"/>
        <table:table-column table:style-name="co1" table:default-cell-style-name="ce23"/>
        <table:table-column table:style-name="co3" table:default-cell-style-name="ce25"/>
        <table:table-column table:style-name="co4" table:default-cell-style-name="ce25"/>
        <table:table-column table:style-name="co6" table:default-cell-style-name="ce25"/>
        <table:table-row table:style-name="ro1">
          <table:table-cell table:style-name="ce16" office:value-type="string" calcext:value-type="string">
            <text:p>AÑO</text:p>
          </table:table-cell>
          <table:table-cell table:style-name="ce16" office:value-type="string" calcext:value-type="string">
            <text:p>PAGOS DE INVERSIÓN</text:p>
          </table:table-cell>
          <table:table-cell table:style-name="ce16" office:value-type="string" calcext:value-type="string">
            <text:p>COBROS</text:p>
          </table:table-cell>
          <table:table-cell table:style-name="ce16" office:value-type="string" calcext:value-type="string">
            <text:p>PAGOS</text:p>
          </table:table-cell>
          <table:table-cell table:style-name="ce16" office:value-type="string" calcext:value-type="string">
            <text:p>MOVIMIENTOS DE FONDOS</text:p>
          </table:table-cell>
          <table:table-cell table:style-name="ce25" office:value-type="string" calcext:value-type="string">
            <text:p>k</text:p>
          </table:table-cell>
          <table:table-cell office:value-type="string" calcext:value-type="string">
            <text:p>1/(1+k)</text:p>
          </table:table-cell>
          <table:table-cell office:value-type="string" calcext:value-type="string">
            <text:p>factor Dto.</text:p>
          </table:table-cell>
          <table:table-cell table:style-name="ce25" office:value-type="string" calcext:value-type="string">
            <text:p>TIR aux</text:p>
          </table:table-cell>
          <table:table-cell table:number-columns-repeated="3"/>
        </table:table-row>
        <table:table-row table:style-name="ro1">
          <table:table-cell office:value-type="float" office:value="0" calcext:value-type="float">
            <text:p>0</text:p>
          </table:table-cell>
          <table:table-cell office:value-type="currency" office:currency="EUR" office:value="-600000" calcext:value-type="currency">
            <text:p>-600.000,00 €</text:p>
          </table:table-cell>
          <table:table-cell table:number-columns-repeated="2" office:value-type="currency" office:currency="EUR" office:value="0" calcext:value-type="currency">
            <text:p>0,00 €</text:p>
          </table:table-cell>
          <table:table-cell table:formula="of:=[.D2]+[.C2]" office:value-type="currency" office:currency="EUR" office:value="0" calcext:value-type="currency">
            <text:p>0,00 €</text:p>
          </table:table-cell>
          <table:table-cell office:value-type="percentage" office:value="0" calcext:value-type="percentage">
            <text:p>0,00 %</text:p>
          </table:table-cell>
          <table:table-cell table:formula="of:=1/(1+[.F2])" office:value-type="float" office:value="1" calcext:value-type="float">
            <text:p>1</text:p>
          </table:table-cell>
          <table:table-cell table:formula="of:=PRODUCT([.G$2:.G2])" office:value-type="float" office:value="1" calcext:value-type="float">
            <text:p>1</text:p>
          </table:table-cell>
          <table:table-cell table:formula="of:=[.B2]+[.E2]" office:value-type="currency" office:currency="EUR" office:value="-600000" calcext:value-type="currency">
            <text:p>-600.000,00 €</text:p>
          </table:table-cell>
          <table:table-cell table:number-columns-repeated="3"/>
        </table:table-row>
        <table:table-row table:style-name="ro1">
          <table:table-cell table:formula="of:=1+[.A2]" office:value-type="float" office:value="1" calcext:value-type="float">
            <text:p>1</text:p>
          </table:table-cell>
          <table:table-cell office:value-type="currency" office:currency="EUR" office:value="-300000" calcext:value-type="currency">
            <text:p>-300.000,00 €</text:p>
          </table:table-cell>
          <table:table-cell table:formula="of:=10000*[.B$19]" office:value-type="currency" office:currency="EUR" office:value="150000" calcext:value-type="currency">
            <text:p>150.000,00 €</text:p>
          </table:table-cell>
          <table:table-cell table:formula="of:=(30000+3*10000)*(-1)" office:value-type="currency" office:currency="EUR" office:value="-60000" calcext:value-type="currency">
            <text:p>-60.000,00 €</text:p>
          </table:table-cell>
          <table:table-cell table:formula="of:=([.C3]+[.D3])*([.B$20])^1" office:value-type="currency" office:currency="EUR" office:value="92700" calcext:value-type="currency">
            <text:p>92.700,00 €</text:p>
          </table:table-cell>
          <table:table-cell office:value-type="percentage" office:value="0.1" calcext:value-type="percentage">
            <text:p>10,00 %</text:p>
          </table:table-cell>
          <table:table-cell table:formula="of:=1/(1+[.F3])" office:value-type="float" office:value="0.909090909090909" calcext:value-type="float">
            <text:p>0,909090909090909</text:p>
          </table:table-cell>
          <table:table-cell table:formula="of:=PRODUCT([.G$2:.G3])" office:value-type="float" office:value="0.909090909090909" calcext:value-type="float">
            <text:p>0,909090909090909</text:p>
          </table:table-cell>
          <table:table-cell table:formula="of:=[.B3]+[.E3]" office:value-type="currency" office:currency="EUR" office:value="-207300" calcext:value-type="currency">
            <text:p>-207.300,00 €</text:p>
          </table:table-cell>
          <table:table-cell table:number-columns-repeated="3"/>
        </table:table-row>
        <table:table-row table:style-name="ro1">
          <table:table-cell table:formula="of:=1+[.A3]" office:value-type="float" office:value="2" calcext:value-type="float">
            <text:p>2</text:p>
          </table:table-cell>
          <table:table-cell office:value-type="currency" office:currency="EUR" office:value="0" calcext:value-type="currency">
            <text:p>0,00 €</text:p>
          </table:table-cell>
          <table:table-cell table:formula="of:=15000*[.B$19]" office:value-type="currency" office:currency="EUR" office:value="225000" calcext:value-type="currency">
            <text:p>225.000,00 €</text:p>
          </table:table-cell>
          <table:table-cell table:formula="of:=(30000+3*15000)*(-1)" office:value-type="currency" office:currency="EUR" office:value="-75000" calcext:value-type="currency">
            <text:p>-75.000,00 €</text:p>
          </table:table-cell>
          <table:table-cell table:formula="of:=([.C4]+[.D4])*([.B$20])^2" office:value-type="currency" office:currency="EUR" office:value="159135" calcext:value-type="currency">
            <text:p>159.135,00 €</text:p>
          </table:table-cell>
          <table:table-cell office:value-type="percentage" office:value="0.1" calcext:value-type="percentage">
            <text:p>10,00 %</text:p>
          </table:table-cell>
          <table:table-cell table:formula="of:=1/(1+[.F4])" office:value-type="float" office:value="0.909090909090909" calcext:value-type="float">
            <text:p>0,909090909090909</text:p>
          </table:table-cell>
          <table:table-cell table:formula="of:=PRODUCT([.G$2:.G4])" office:value-type="float" office:value="0.826446280991735" calcext:value-type="float">
            <text:p>0,826446280991735</text:p>
          </table:table-cell>
          <table:table-cell table:formula="of:=[.B4]+[.E4]" office:value-type="currency" office:currency="EUR" office:value="159135" calcext:value-type="currency">
            <text:p>159.135,00 €</text:p>
          </table:table-cell>
          <table:table-cell table:style-name="Default"/>
          <table:table-cell office:value-type="string" calcext:value-type="string">
            <text:p>VAN Inversión:</text:p>
          </table:table-cell>
          <table:table-cell table:style-name="ce23" table:formula="of:=SUMPRODUCT([.B3:.B17];[.H3:.H17])+[.B2]" office:value-type="currency" office:currency="EUR" office:value="-1146350.77345047" calcext:value-type="currency">
            <text:p>-1.146.350,77 €</text:p>
          </table:table-cell>
        </table:table-row>
        <table:table-row table:style-name="ro1">
          <table:table-cell table:formula="of:=1+[.A4]" office:value-type="float" office:value="3" calcext:value-type="float">
            <text:p>3</text:p>
          </table:table-cell>
          <table:table-cell table:formula="of:=PMT(12%;4;150000)" office:value-type="currency" office:currency="EUR" office:value="-49385.1654458535" calcext:value-type="currency">
            <text:p>-49.385,17 €</text:p>
          </table:table-cell>
          <table:table-cell table:formula="of:=20000*[.B$19]" office:value-type="currency" office:currency="EUR" office:value="300000" calcext:value-type="currency">
            <text:p>300.000,00 €</text:p>
          </table:table-cell>
          <table:table-cell table:formula="of:=(30000+3*20000)*(-1)" office:value-type="currency" office:currency="EUR" office:value="-90000" calcext:value-type="currency">
            <text:p>-90.000,00 €</text:p>
          </table:table-cell>
          <table:table-cell table:formula="of:=([.C5]+[.D5])*([.B$20])^3" office:value-type="currency" office:currency="EUR" office:value="229472.67" calcext:value-type="currency">
            <text:p>229.472,67 €</text:p>
          </table:table-cell>
          <table:table-cell office:value-type="percentage" office:value="0.1" calcext:value-type="percentage">
            <text:p>10,00 %</text:p>
          </table:table-cell>
          <table:table-cell table:formula="of:=1/(1+[.F5])" office:value-type="float" office:value="0.909090909090909" calcext:value-type="float">
            <text:p>0,909090909090909</text:p>
          </table:table-cell>
          <table:table-cell table:formula="of:=PRODUCT([.G$2:.G5])" office:value-type="float" office:value="0.751314800901578" calcext:value-type="float">
            <text:p>0,751314800901578</text:p>
          </table:table-cell>
          <table:table-cell table:formula="of:=[.B5]+[.E5]" office:value-type="currency" office:currency="EUR" office:value="180087.504554147" calcext:value-type="currency">
            <text:p>180.087,50 €</text:p>
          </table:table-cell>
          <table:table-cell table:style-name="Default"/>
          <table:table-cell office:value-type="string" calcext:value-type="string">
            <text:p>VAN mov. Fondos:</text:p>
          </table:table-cell>
          <table:table-cell table:style-name="ce23" table:formula="of:=SUMPRODUCT([.E3:.E17];[.H3:.H17])" office:value-type="currency" office:currency="EUR" office:value="1876322.54114951" calcext:value-type="currency">
            <text:p>1.876.322,54 €</text:p>
          </table:table-cell>
        </table:table-row>
        <table:table-row table:style-name="ro1">
          <table:table-cell table:formula="of:=1+[.A5]" office:value-type="float" office:value="4" calcext:value-type="float">
            <text:p>4</text:p>
          </table:table-cell>
          <table:table-cell table:formula="of:=PMT(12%;4;150000)" office:value-type="currency" office:currency="EUR" office:value="-49385.1654458535" calcext:value-type="currency">
            <text:p>-49.385,17 €</text:p>
          </table:table-cell>
          <table:table-cell table:formula="of:=20000*[.B$19]" office:value-type="currency" office:currency="EUR" office:value="300000" calcext:value-type="currency">
            <text:p>300.000,00 €</text:p>
          </table:table-cell>
          <table:table-cell table:formula="of:=(30000+3*20000)*(-1)" office:value-type="currency" office:currency="EUR" office:value="-90000" calcext:value-type="currency">
            <text:p>-90.000,00 €</text:p>
          </table:table-cell>
          <table:table-cell table:formula="of:=([.C6]+[.D6])*([.B$20])^4" office:value-type="currency" office:currency="EUR" office:value="236356.8501" calcext:value-type="currency">
            <text:p>236.356,85 €</text:p>
          </table:table-cell>
          <table:table-cell office:value-type="percentage" office:value="0.1" calcext:value-type="percentage">
            <text:p>10,00 %</text:p>
          </table:table-cell>
          <table:table-cell table:formula="of:=1/(1+[.F6])" office:value-type="float" office:value="0.909090909090909" calcext:value-type="float">
            <text:p>0,909090909090909</text:p>
          </table:table-cell>
          <table:table-cell table:formula="of:=PRODUCT([.G$2:.G6])" office:value-type="float" office:value="0.683013455365071" calcext:value-type="float">
            <text:p>0,683013455365071</text:p>
          </table:table-cell>
          <table:table-cell table:formula="of:=[.B6]+[.E6]" office:value-type="currency" office:currency="EUR" office:value="186971.684654147" calcext:value-type="currency">
            <text:p>186.971,68 €</text:p>
          </table:table-cell>
          <table:table-cell table:style-name="Default" table:number-columns-repeated="2"/>
          <table:table-cell/>
        </table:table-row>
        <table:table-row table:style-name="ro1">
          <table:table-cell table:formula="of:=1+[.A6]" office:value-type="float" office:value="5" calcext:value-type="float">
            <text:p>5</text:p>
          </table:table-cell>
          <table:table-cell table:formula="of:=PMT(12%;4;150000)" office:value-type="currency" office:currency="EUR" office:value="-49385.1654458535" calcext:value-type="currency">
            <text:p>-49.385,17 €</text:p>
          </table:table-cell>
          <table:table-cell table:formula="of:=20000*[.B$19]" office:value-type="currency" office:currency="EUR" office:value="300000" calcext:value-type="currency">
            <text:p>300.000,00 €</text:p>
          </table:table-cell>
          <table:table-cell table:formula="of:=(30000+3*20000)*(-1)" office:value-type="currency" office:currency="EUR" office:value="-90000" calcext:value-type="currency">
            <text:p>-90.000,00 €</text:p>
          </table:table-cell>
          <table:table-cell table:formula="of:=([.C7]+[.D7])*([.B$20])^5" office:value-type="currency" office:currency="EUR" office:value="243447.555603" calcext:value-type="currency">
            <text:p>243.447,56 €</text:p>
          </table:table-cell>
          <table:table-cell office:value-type="percentage" office:value="0.1" calcext:value-type="percentage">
            <text:p>10,00 %</text:p>
          </table:table-cell>
          <table:table-cell table:formula="of:=1/(1+[.F7])" office:value-type="float" office:value="0.909090909090909" calcext:value-type="float">
            <text:p>0,909090909090909</text:p>
          </table:table-cell>
          <table:table-cell table:formula="of:=PRODUCT([.G$2:.G7])" office:value-type="float" office:value="0.620921323059155" calcext:value-type="float">
            <text:p>0,620921323059155</text:p>
          </table:table-cell>
          <table:table-cell table:formula="of:=[.B7]+[.E7]" office:value-type="currency" office:currency="EUR" office:value="194062.390157147" calcext:value-type="currency">
            <text:p>194.062,39 €</text:p>
          </table:table-cell>
          <table:table-cell table:style-name="Default"/>
          <table:table-cell office:value-type="string" calcext:value-type="string">
            <text:p>VAN:</text:p>
          </table:table-cell>
          <table:table-cell table:style-name="ce23" table:formula="of:=[.L5]+[.L4]" office:value-type="currency" office:currency="EUR" office:value="729971.767699039" calcext:value-type="currency">
            <text:p>729.971,77 €</text:p>
          </table:table-cell>
        </table:table-row>
        <table:table-row table:style-name="ro1">
          <table:table-cell table:formula="of:=1+[.A7]" office:value-type="float" office:value="6" calcext:value-type="float">
            <text:p>6</text:p>
          </table:table-cell>
          <table:table-cell table:formula="of:=PMT(12%;4;150000)" office:value-type="currency" office:currency="EUR" office:value="-49385.1654458535" calcext:value-type="currency">
            <text:p>-49.385,17 €</text:p>
          </table:table-cell>
          <table:table-cell table:formula="of:=20000*[.B$19]" office:value-type="currency" office:currency="EUR" office:value="300000" calcext:value-type="currency">
            <text:p>300.000,00 €</text:p>
          </table:table-cell>
          <table:table-cell table:formula="of:=(30000+3*20000)*(-1)" office:value-type="currency" office:currency="EUR" office:value="-90000" calcext:value-type="currency">
            <text:p>-90.000,00 €</text:p>
          </table:table-cell>
          <table:table-cell table:formula="of:=([.C8]+[.D8])*([.B$20])^6" office:value-type="currency" office:currency="EUR" office:value="250750.98227109" calcext:value-type="currency">
            <text:p>250.750,98 €</text:p>
          </table:table-cell>
          <table:table-cell office:value-type="percentage" office:value="0.08" calcext:value-type="percentage">
            <text:p>8,00 %</text:p>
          </table:table-cell>
          <table:table-cell table:formula="of:=1/(1+[.F8])" office:value-type="float" office:value="0.925925925925926" calcext:value-type="float">
            <text:p>0,925925925925926</text:p>
          </table:table-cell>
          <table:table-cell table:formula="of:=PRODUCT([.G$2:.G8])" office:value-type="float" office:value="0.574927150980699" calcext:value-type="float">
            <text:p>0,574927150980699</text:p>
          </table:table-cell>
          <table:table-cell table:formula="of:=[.B8]+[.E8]" office:value-type="currency" office:currency="EUR" office:value="201365.816825237" calcext:value-type="currency">
            <text:p>201.365,82 €</text:p>
          </table:table-cell>
          <table:table-cell table:style-name="Default"/>
          <table:table-cell office:value-type="string" calcext:value-type="string">
            <text:p>Q:</text:p>
          </table:table-cell>
          <table:table-cell table:style-name="ce26" table:formula="of:=[.L5]/[.L4]*(-1)" office:value-type="percentage" office:value="1.63677871084943" calcext:value-type="percentage">
            <text:p>163,68 %</text:p>
          </table:table-cell>
        </table:table-row>
        <table:table-row table:style-name="ro1">
          <table:table-cell table:formula="of:=1+[.A8]" office:value-type="float" office:value="7" calcext:value-type="float">
            <text:p>7</text:p>
          </table:table-cell>
          <table:table-cell office:value-type="currency" office:currency="EUR" office:value="-270000" calcext:value-type="currency">
            <text:p>-270.000,00 €</text:p>
          </table:table-cell>
          <table:table-cell table:formula="of:=20000*[.B$19]" office:value-type="currency" office:currency="EUR" office:value="300000" calcext:value-type="currency">
            <text:p>300.000,00 €</text:p>
          </table:table-cell>
          <table:table-cell table:formula="of:=(30000+3*20000)*(-1)" office:value-type="currency" office:currency="EUR" office:value="-90000" calcext:value-type="currency">
            <text:p>-90.000,00 €</text:p>
          </table:table-cell>
          <table:table-cell table:formula="of:=([.C9]+[.D9])*([.B$20])^7" office:value-type="currency" office:currency="EUR" office:value="258273.511739223" calcext:value-type="currency">
            <text:p>258.273,51 €</text:p>
          </table:table-cell>
          <table:table-cell office:value-type="percentage" office:value="0.08" calcext:value-type="percentage">
            <text:p>8,00 %</text:p>
          </table:table-cell>
          <table:table-cell table:formula="of:=1/(1+[.F9])" office:value-type="float" office:value="0.925925925925926" calcext:value-type="float">
            <text:p>0,925925925925926</text:p>
          </table:table-cell>
          <table:table-cell table:formula="of:=PRODUCT([.G$2:.G9])" office:value-type="float" office:value="0.532339954611758" calcext:value-type="float">
            <text:p>0,532339954611758</text:p>
          </table:table-cell>
          <table:table-cell table:formula="of:=[.B9]+[.E9]" office:value-type="currency" office:currency="EUR" office:value="-11726.4882607773" calcext:value-type="currency">
            <text:p>-11.726,49 €</text:p>
          </table:table-cell>
          <table:table-cell table:style-name="Default"/>
          <table:table-cell office:value-type="string" calcext:value-type="string">
            <text:p>TIR:</text:p>
          </table:table-cell>
          <table:table-cell table:style-name="ce26" table:formula="of:=IRR([.I2:.I17])" office:value-type="percentage" office:value="0.195664353824927" calcext:value-type="percentage">
            <text:p>19,57 %</text:p>
          </table:table-cell>
        </table:table-row>
        <table:table-row table:style-name="ro1">
          <table:table-cell table:formula="of:=1+[.A9]" office:value-type="float" office:value="8" calcext:value-type="float">
            <text:p>8</text:p>
          </table:table-cell>
          <table:table-cell office:value-type="currency" office:currency="EUR" office:value="0" calcext:value-type="currency">
            <text:p>0,00 €</text:p>
          </table:table-cell>
          <table:table-cell table:formula="of:=20000*[.B$19]" office:value-type="currency" office:currency="EUR" office:value="300000" calcext:value-type="currency">
            <text:p>300.000,00 €</text:p>
          </table:table-cell>
          <table:table-cell table:formula="of:=(30000+3*20000)*(-1)" office:value-type="currency" office:currency="EUR" office:value="-90000" calcext:value-type="currency">
            <text:p>-90.000,00 €</text:p>
          </table:table-cell>
          <table:table-cell table:formula="of:=([.C10]+[.D10])*([.B$20])^8" office:value-type="currency" office:currency="EUR" office:value="266021.717091399" calcext:value-type="currency">
            <text:p>266.021,72 €</text:p>
          </table:table-cell>
          <table:table-cell office:value-type="percentage" office:value="0.08" calcext:value-type="percentage">
            <text:p>8,00 %</text:p>
          </table:table-cell>
          <table:table-cell table:formula="of:=1/(1+[.F10])" office:value-type="float" office:value="0.925925925925926" calcext:value-type="float">
            <text:p>0,925925925925926</text:p>
          </table:table-cell>
          <table:table-cell table:formula="of:=PRODUCT([.G$2:.G10])" office:value-type="float" office:value="0.492907365381258" calcext:value-type="float">
            <text:p>0,492907365381258</text:p>
          </table:table-cell>
          <table:table-cell table:formula="of:=[.B10]+[.E10]" office:value-type="currency" office:currency="EUR" office:value="266021.717091399" calcext:value-type="currency">
            <text:p>266.021,72 €</text:p>
          </table:table-cell>
          <table:table-cell table:number-columns-repeated="3"/>
        </table:table-row>
        <table:table-row table:style-name="ro1">
          <table:table-cell table:formula="of:=1+[.A10]" office:value-type="float" office:value="9" calcext:value-type="float">
            <text:p>9</text:p>
          </table:table-cell>
          <table:table-cell office:value-type="currency" office:currency="EUR" office:value="0" calcext:value-type="currency">
            <text:p>0,00 €</text:p>
          </table:table-cell>
          <table:table-cell table:formula="of:=20000*[.B$19]" office:value-type="currency" office:currency="EUR" office:value="300000" calcext:value-type="currency">
            <text:p>300.000,00 €</text:p>
          </table:table-cell>
          <table:table-cell table:formula="of:=(30000+3*20000)*(-1)" office:value-type="currency" office:currency="EUR" office:value="-90000" calcext:value-type="currency">
            <text:p>-90.000,00 €</text:p>
          </table:table-cell>
          <table:table-cell table:formula="of:=([.C11]+[.D11])*([.B$20])^9" office:value-type="currency" office:currency="EUR" office:value="274002.368604141" calcext:value-type="currency">
            <text:p>274.002,37 €</text:p>
          </table:table-cell>
          <table:table-cell office:value-type="percentage" office:value="0.08" calcext:value-type="percentage">
            <text:p>8,00 %</text:p>
          </table:table-cell>
          <table:table-cell table:formula="of:=1/(1+[.F11])" office:value-type="float" office:value="0.925925925925926" calcext:value-type="float">
            <text:p>0,925925925925926</text:p>
          </table:table-cell>
          <table:table-cell table:formula="of:=PRODUCT([.G$2:.G11])" office:value-type="float" office:value="0.45639570868635" calcext:value-type="float">
            <text:p>0,45639570868635</text:p>
          </table:table-cell>
          <table:table-cell table:formula="of:=[.B11]+[.E11]" office:value-type="currency" office:currency="EUR" office:value="274002.368604141" calcext:value-type="currency">
            <text:p>274.002,37 €</text:p>
          </table:table-cell>
          <table:table-cell table:number-columns-repeated="3"/>
        </table:table-row>
        <table:table-row table:style-name="ro1">
          <table:table-cell table:formula="of:=1+[.A11]" office:value-type="float" office:value="10" calcext:value-type="float">
            <text:p>10</text:p>
          </table:table-cell>
          <table:table-cell office:value-type="currency" office:currency="EUR" office:value="0" calcext:value-type="currency">
            <text:p>0,00 €</text:p>
          </table:table-cell>
          <table:table-cell table:formula="of:=20000*[.B$19]" office:value-type="currency" office:currency="EUR" office:value="300000" calcext:value-type="currency">
            <text:p>300.000,00 €</text:p>
          </table:table-cell>
          <table:table-cell table:formula="of:=(30000+3*20000)*(-1)" office:value-type="currency" office:currency="EUR" office:value="-90000" calcext:value-type="currency">
            <text:p>-90.000,00 €</text:p>
          </table:table-cell>
          <table:table-cell table:formula="of:=([.C12]+[.D12])*([.B$20])^10" office:value-type="currency" office:currency="EUR" office:value="282222.439662266" calcext:value-type="currency">
            <text:p>282.222,44 €</text:p>
          </table:table-cell>
          <table:table-cell office:value-type="percentage" office:value="0.08" calcext:value-type="percentage">
            <text:p>8,00 %</text:p>
          </table:table-cell>
          <table:table-cell table:formula="of:=1/(1+[.F12])" office:value-type="float" office:value="0.925925925925926" calcext:value-type="float">
            <text:p>0,925925925925926</text:p>
          </table:table-cell>
          <table:table-cell table:formula="of:=PRODUCT([.G$2:.G12])" office:value-type="float" office:value="0.422588619154027" calcext:value-type="float">
            <text:p>0,422588619154027</text:p>
          </table:table-cell>
          <table:table-cell table:formula="of:=[.B12]+[.E12]" office:value-type="currency" office:currency="EUR" office:value="282222.439662266" calcext:value-type="currency">
            <text:p>282.222,44 €</text:p>
          </table:table-cell>
          <table:table-cell table:number-columns-repeated="3"/>
        </table:table-row>
        <table:table-row table:style-name="ro1">
          <table:table-cell table:formula="of:=1+[.A12]" office:value-type="float" office:value="11" calcext:value-type="float">
            <text:p>11</text:p>
          </table:table-cell>
          <table:table-cell office:value-type="currency" office:currency="EUR" office:value="0" calcext:value-type="currency">
            <text:p>0,00 €</text:p>
          </table:table-cell>
          <table:table-cell table:formula="of:=20000*[.B$19]" office:value-type="currency" office:currency="EUR" office:value="300000" calcext:value-type="currency">
            <text:p>300.000,00 €</text:p>
          </table:table-cell>
          <table:table-cell table:formula="of:=(30000+3*20000)*(-1)" office:value-type="currency" office:currency="EUR" office:value="-90000" calcext:value-type="currency">
            <text:p>-90.000,00 €</text:p>
          </table:table-cell>
          <table:table-cell table:formula="of:=([.C13]+[.D13])*([.B$20])^11" office:value-type="currency" office:currency="EUR" office:value="290689.112852134" calcext:value-type="currency">
            <text:p>290.689,11 €</text:p>
          </table:table-cell>
          <table:table-cell office:value-type="percentage" office:value="0.08" calcext:value-type="percentage">
            <text:p>8,00 %</text:p>
          </table:table-cell>
          <table:table-cell table:formula="of:=1/(1+[.F13])" office:value-type="float" office:value="0.925925925925926" calcext:value-type="float">
            <text:p>0,925925925925926</text:p>
          </table:table-cell>
          <table:table-cell table:formula="of:=PRODUCT([.G$2:.G13])" office:value-type="float" office:value="0.391285758475951" calcext:value-type="float">
            <text:p>0,391285758475951</text:p>
          </table:table-cell>
          <table:table-cell table:formula="of:=[.B13]+[.E13]" office:value-type="currency" office:currency="EUR" office:value="290689.112852134" calcext:value-type="currency">
            <text:p>290.689,11 €</text:p>
          </table:table-cell>
          <table:table-cell table:number-columns-repeated="3"/>
        </table:table-row>
        <table:table-row table:style-name="ro1">
          <table:table-cell table:formula="of:=1+[.A13]" office:value-type="float" office:value="12" calcext:value-type="float">
            <text:p>12</text:p>
          </table:table-cell>
          <table:table-cell office:value-type="currency" office:currency="EUR" office:value="0" calcext:value-type="currency">
            <text:p>0,00 €</text:p>
          </table:table-cell>
          <table:table-cell table:formula="of:=20000*[.B$19]" office:value-type="currency" office:currency="EUR" office:value="300000" calcext:value-type="currency">
            <text:p>300.000,00 €</text:p>
          </table:table-cell>
          <table:table-cell table:formula="of:=(30000+3*20000)*(-1)" office:value-type="currency" office:currency="EUR" office:value="-90000" calcext:value-type="currency">
            <text:p>-90.000,00 €</text:p>
          </table:table-cell>
          <table:table-cell table:formula="of:=([.C14]+[.D14])*([.B$20])^12" office:value-type="currency" office:currency="EUR" office:value="299409.786237698" calcext:value-type="currency">
            <text:p>299.409,79 €</text:p>
          </table:table-cell>
          <table:table-cell office:value-type="percentage" office:value="0.08" calcext:value-type="percentage">
            <text:p>8,00 %</text:p>
          </table:table-cell>
          <table:table-cell table:formula="of:=1/(1+[.F14])" office:value-type="float" office:value="0.925925925925926" calcext:value-type="float">
            <text:p>0,925925925925926</text:p>
          </table:table-cell>
          <table:table-cell table:formula="of:=PRODUCT([.G$2:.G14])" office:value-type="float" office:value="0.362301628218473" calcext:value-type="float">
            <text:p>0,362301628218473</text:p>
          </table:table-cell>
          <table:table-cell table:formula="of:=[.B14]+[.E14]" office:value-type="currency" office:currency="EUR" office:value="299409.786237698" calcext:value-type="currency">
            <text:p>299.409,79 €</text:p>
          </table:table-cell>
          <table:table-cell table:number-columns-repeated="3"/>
        </table:table-row>
        <table:table-row table:style-name="ro1">
          <table:table-cell table:formula="of:=1+[.A14]" office:value-type="float" office:value="13" calcext:value-type="float">
            <text:p>13</text:p>
          </table:table-cell>
          <table:table-cell office:value-type="currency" office:currency="EUR" office:value="0" calcext:value-type="currency">
            <text:p>0,00 €</text:p>
          </table:table-cell>
          <table:table-cell table:formula="of:=20000*[.B$19]" office:value-type="currency" office:currency="EUR" office:value="300000" calcext:value-type="currency">
            <text:p>300.000,00 €</text:p>
          </table:table-cell>
          <table:table-cell table:formula="of:=(30000+3*20000)*(-1)" office:value-type="currency" office:currency="EUR" office:value="-90000" calcext:value-type="currency">
            <text:p>-90.000,00 €</text:p>
          </table:table-cell>
          <table:table-cell table:formula="of:=([.C15]+[.D15])*([.B$20])^13" office:value-type="currency" office:currency="EUR" office:value="308392.079824829" calcext:value-type="currency">
            <text:p>308.392,08 €</text:p>
          </table:table-cell>
          <table:table-cell office:value-type="percentage" office:value="0.08" calcext:value-type="percentage">
            <text:p>8,00 %</text:p>
          </table:table-cell>
          <table:table-cell table:formula="of:=1/(1+[.F15])" office:value-type="float" office:value="0.925925925925926" calcext:value-type="float">
            <text:p>0,925925925925926</text:p>
          </table:table-cell>
          <table:table-cell table:formula="of:=PRODUCT([.G$2:.G15])" office:value-type="float" office:value="0.33546447057266" calcext:value-type="float">
            <text:p>0,33546447057266</text:p>
          </table:table-cell>
          <table:table-cell table:formula="of:=[.B15]+[.E15]" office:value-type="currency" office:currency="EUR" office:value="308392.079824829" calcext:value-type="currency">
            <text:p>308.392,08 €</text:p>
          </table:table-cell>
          <table:table-cell table:number-columns-repeated="3"/>
        </table:table-row>
        <table:table-row table:style-name="ro1">
          <table:table-cell table:formula="of:=1+[.A15]" office:value-type="float" office:value="14" calcext:value-type="float">
            <text:p>14</text:p>
          </table:table-cell>
          <table:table-cell office:value-type="currency" office:currency="EUR" office:value="0" calcext:value-type="currency">
            <text:p>0,00 €</text:p>
          </table:table-cell>
          <table:table-cell table:formula="of:=20000*[.B$19]" office:value-type="currency" office:currency="EUR" office:value="300000" calcext:value-type="currency">
            <text:p>300.000,00 €</text:p>
          </table:table-cell>
          <table:table-cell table:formula="of:=(30000+3*20000)*(-1)" office:value-type="currency" office:currency="EUR" office:value="-90000" calcext:value-type="currency">
            <text:p>-90.000,00 €</text:p>
          </table:table-cell>
          <table:table-cell table:formula="of:=([.C16]+[.D16])*([.B$20])^14" office:value-type="currency" office:currency="EUR" office:value="317643.842219573" calcext:value-type="currency">
            <text:p>317.643,84 €</text:p>
          </table:table-cell>
          <table:table-cell office:value-type="percentage" office:value="0.08" calcext:value-type="percentage">
            <text:p>8,00 %</text:p>
          </table:table-cell>
          <table:table-cell table:formula="of:=1/(1+[.F16])" office:value-type="float" office:value="0.925925925925926" calcext:value-type="float">
            <text:p>0,925925925925926</text:p>
          </table:table-cell>
          <table:table-cell table:formula="of:=PRODUCT([.G$2:.G16])" office:value-type="float" office:value="0.310615250530241" calcext:value-type="float">
            <text:p>0,310615250530241</text:p>
          </table:table-cell>
          <table:table-cell table:formula="of:=[.B16]+[.E16]" office:value-type="currency" office:currency="EUR" office:value="317643.842219573" calcext:value-type="currency">
            <text:p>317.643,84 €</text:p>
          </table:table-cell>
          <table:table-cell table:number-columns-repeated="3"/>
        </table:table-row>
        <table:table-row table:style-name="ro1">
          <table:table-cell table:formula="of:=1+[.A16]" office:value-type="float" office:value="15" calcext:value-type="float">
            <text:p>15</text:p>
          </table:table-cell>
          <table:table-cell office:value-type="currency" office:currency="EUR" office:value="0" calcext:value-type="currency">
            <text:p>0,00 €</text:p>
          </table:table-cell>
          <table:table-cell table:formula="of:=20000*[.B$19]" office:value-type="currency" office:currency="EUR" office:value="300000" calcext:value-type="currency">
            <text:p>300.000,00 €</text:p>
          </table:table-cell>
          <table:table-cell table:formula="of:=(30000+3*20000)*(-1)" office:value-type="currency" office:currency="EUR" office:value="-90000" calcext:value-type="currency">
            <text:p>-90.000,00 €</text:p>
          </table:table-cell>
          <table:table-cell table:formula="of:=([.C17]+[.D17])*([.B$20])^15" office:value-type="currency" office:currency="EUR" office:value="327173.157486161" calcext:value-type="currency">
            <text:p>327.173,16 €</text:p>
          </table:table-cell>
          <table:table-cell office:value-type="percentage" office:value="0.08" calcext:value-type="percentage">
            <text:p>8,00 %</text:p>
          </table:table-cell>
          <table:table-cell table:formula="of:=1/(1+[.F17])" office:value-type="float" office:value="0.925925925925926" calcext:value-type="float">
            <text:p>0,925925925925926</text:p>
          </table:table-cell>
          <table:table-cell table:formula="of:=PRODUCT([.G$2:.G17])" office:value-type="float" office:value="0.287606713453927" calcext:value-type="float">
            <text:p>0,287606713453927</text:p>
          </table:table-cell>
          <table:table-cell table:formula="of:=[.B17]+[.E17]" office:value-type="currency" office:currency="EUR" office:value="327173.157486161" calcext:value-type="currency">
            <text:p>327.173,16 €</text:p>
          </table:table-cell>
          <table:table-cell table:number-columns-repeated="3"/>
        </table:table-row>
        <table:table-row table:style-name="ro1">
          <table:table-cell/>
          <table:table-cell table:style-name="ce25" table:number-columns-repeated="5"/>
          <table:table-cell table:number-columns-repeated="2"/>
          <table:table-cell table:style-name="ce25"/>
          <table:table-cell table:number-columns-repeated="3"/>
        </table:table-row>
        <table:table-row table:style-name="ro1">
          <table:table-cell office:value-type="string" calcext:value-type="string">
            <text:p>P. venta:</text:p>
          </table:table-cell>
          <table:table-cell office:value-type="currency" office:currency="EUR" office:value="15" calcext:value-type="currency">
            <text:p>15,00 €</text:p>
          </table:table-cell>
          <table:table-cell table:style-name="ce25" table:number-columns-repeated="4"/>
          <table:table-cell table:number-columns-repeated="2"/>
          <table:table-cell table:style-name="ce25"/>
          <table:table-cell table:number-columns-repeated="3"/>
        </table:table-row>
        <table:table-row table:style-name="ro1">
          <table:table-cell office:value-type="string" calcext:value-type="string">
            <text:p>Inflación:</text:p>
          </table:table-cell>
          <table:table-cell table:style-name="ce16" office:value-type="float" office:value="1.03" calcext:value-type="float">
            <text:p>1,03</text:p>
          </table:table-cell>
          <table:table-cell table:style-name="ce25" table:number-columns-repeated="4"/>
          <table:table-cell table:number-columns-repeated="2"/>
          <table:table-cell table:style-name="ce25"/>
          <table:table-cell table:number-columns-repeated="3"/>
        </table:table-row>
        <table:table-row table:style-name="ro1">
          <table:table-cell/>
          <table:table-cell table:style-name="ce25" table:number-columns-repeated="5"/>
          <table:table-cell table:number-columns-repeated="2"/>
          <table:table-cell table:style-name="ce25"/>
          <table:table-cell table:number-columns-repeated="3"/>
        </table:table-row>
        <table:table-row table:style-name="ro1">
          <table:table-cell table:style-name="ce27" office:value-type="string" calcext:value-type="string" table:number-columns-spanned="12" table:number-rows-spanned="1">
            <text:p>A y B: Podemos observar que según los indicadores de rentabilidad, el proyecto es ligeramente rentable.</text:p>
          </table:table-cell>
          <table:covered-table-cell table:number-columns-repeated="5" table:style-name="ce25"/>
          <table:covered-table-cell table:number-columns-repeated="2"/>
          <table:covered-table-cell table:style-name="ce25"/>
          <table:covered-table-cell table:number-columns-repeated="3"/>
        </table:table-row>
        <table:table-row table:style-name="ro1" table:number-rows-repeated="4">
          <table:table-cell/>
          <table:table-cell table:style-name="ce25" table:number-columns-repeated="5"/>
          <table:table-cell table:number-columns-repeated="2"/>
          <table:table-cell table:style-name="ce25"/>
          <table:table-cell table:number-columns-repeated="3"/>
        </table:table-row>
        <table:table-row table:style-name="ro1">
          <table:table-cell/>
          <table:table-cell table:style-name="ce25" table:number-columns-repeated="5"/>
          <table:table-cell table:number-columns-repeated="2"/>
          <table:table-cell table:style-name="ce25"/>
          <table:table-cell table:number-columns-repeated="3"/>
        </table:table-row>
      </table:table>
      <table:table table:name="4c" table:style-name="ta1">
        <table:table-column table:style-name="co1" table:default-cell-style-name="ce25"/>
        <table:table-column table:style-name="co1" table:number-columns-repeated="4" table:default-cell-style-name="ce23"/>
        <table:table-column table:style-name="co1" table:default-cell-style-name="ce26"/>
        <table:table-column table:style-name="co1" table:number-columns-repeated="2" table:default-cell-style-name="ce25"/>
        <table:table-column table:style-name="co1" table:default-cell-style-name="ce23"/>
        <table:table-column table:style-name="co1" table:number-columns-repeated="2" table:default-cell-style-name="ce25"/>
        <table:table-column table:style-name="co5" table:default-cell-style-name="ce25"/>
        <table:table-row table:style-name="ro1">
          <table:table-cell table:style-name="ce16" office:value-type="string" calcext:value-type="string">
            <text:p>AÑO</text:p>
          </table:table-cell>
          <table:table-cell table:style-name="ce16" office:value-type="string" calcext:value-type="string">
            <text:p>PAGOS DE INVERSIÓN</text:p>
          </table:table-cell>
          <table:table-cell table:style-name="ce16" office:value-type="string" calcext:value-type="string">
            <text:p>COBROS</text:p>
          </table:table-cell>
          <table:table-cell table:style-name="ce16" office:value-type="string" calcext:value-type="string">
            <text:p>PAGOS</text:p>
          </table:table-cell>
          <table:table-cell table:style-name="ce16" office:value-type="string" calcext:value-type="string">
            <text:p>MOVIMIENTOS DE FONDOS</text:p>
          </table:table-cell>
          <table:table-cell table:style-name="ce25" office:value-type="string" calcext:value-type="string">
            <text:p>k</text:p>
          </table:table-cell>
          <table:table-cell office:value-type="string" calcext:value-type="string">
            <text:p>1/(1+k)</text:p>
          </table:table-cell>
          <table:table-cell office:value-type="string" calcext:value-type="string">
            <text:p>factor Dto.</text:p>
          </table:table-cell>
          <table:table-cell table:style-name="ce25" office:value-type="string" calcext:value-type="string">
            <text:p>TIR aux</text:p>
          </table:table-cell>
          <table:table-cell table:number-columns-repeated="3"/>
        </table:table-row>
        <table:table-row table:style-name="ro1">
          <table:table-cell office:value-type="float" office:value="0" calcext:value-type="float">
            <text:p>0</text:p>
          </table:table-cell>
          <table:table-cell office:value-type="currency" office:currency="EUR" office:value="-600000" calcext:value-type="currency">
            <text:p>-600.000,00 €</text:p>
          </table:table-cell>
          <table:table-cell table:number-columns-repeated="2" office:value-type="currency" office:currency="EUR" office:value="0" calcext:value-type="currency">
            <text:p>0,00 €</text:p>
          </table:table-cell>
          <table:table-cell table:formula="of:=[.D2]+[.C2]" office:value-type="currency" office:currency="EUR" office:value="0" calcext:value-type="currency">
            <text:p>0,00 €</text:p>
          </table:table-cell>
          <table:table-cell office:value-type="percentage" office:value="0" calcext:value-type="percentage">
            <text:p>0,00 %</text:p>
          </table:table-cell>
          <table:table-cell table:formula="of:=1/(1+[.F2])" office:value-type="float" office:value="1" calcext:value-type="float">
            <text:p>1</text:p>
          </table:table-cell>
          <table:table-cell table:formula="of:=PRODUCT([.G$2:.G2])" office:value-type="float" office:value="1" calcext:value-type="float">
            <text:p>1</text:p>
          </table:table-cell>
          <table:table-cell table:formula="of:=[.B2]+[.E2]" office:value-type="currency" office:currency="EUR" office:value="-600000" calcext:value-type="currency">
            <text:p>-600.000,00 €</text:p>
          </table:table-cell>
          <table:table-cell table:number-columns-repeated="3"/>
        </table:table-row>
        <table:table-row table:style-name="ro1">
          <table:table-cell table:formula="of:=1+[.A2]" office:value-type="float" office:value="1" calcext:value-type="float">
            <text:p>1</text:p>
          </table:table-cell>
          <table:table-cell office:value-type="currency" office:currency="EUR" office:value="-300000" calcext:value-type="currency">
            <text:p>-300.000,00 €</text:p>
          </table:table-cell>
          <table:table-cell table:formula="of:=[.B$21]*[.B$19]" office:value-type="currency" office:currency="EUR" office:value="184920" calcext:value-type="currency">
            <text:p>184.920,00 €</text:p>
          </table:table-cell>
          <table:table-cell table:formula="of:=(30000+3*[.B$21])*(-1)" office:value-type="currency" office:currency="EUR" office:value="-66984" calcext:value-type="currency">
            <text:p>-66.984,00 €</text:p>
          </table:table-cell>
          <table:table-cell table:formula="of:=([.C3]+[.D3])*([.B$20])^1" office:value-type="currency" office:currency="EUR" office:value="121474.08" calcext:value-type="currency">
            <text:p>121.474,08 €</text:p>
          </table:table-cell>
          <table:table-cell office:value-type="percentage" office:value="0.1" calcext:value-type="percentage">
            <text:p>10,00 %</text:p>
          </table:table-cell>
          <table:table-cell table:formula="of:=1/(1+[.F3])" office:value-type="float" office:value="0.909090909090909" calcext:value-type="float">
            <text:p>0,909090909090909</text:p>
          </table:table-cell>
          <table:table-cell table:formula="of:=PRODUCT([.G$2:.G3])" office:value-type="float" office:value="0.909090909090909" calcext:value-type="float">
            <text:p>0,909090909090909</text:p>
          </table:table-cell>
          <table:table-cell table:formula="of:=[.B3]+[.E3]" office:value-type="currency" office:currency="EUR" office:value="-178525.92" calcext:value-type="currency">
            <text:p>-178.525,92 €</text:p>
          </table:table-cell>
          <table:table-cell table:number-columns-repeated="3"/>
        </table:table-row>
        <table:table-row table:style-name="ro1">
          <table:table-cell table:formula="of:=1+[.A3]" office:value-type="float" office:value="2" calcext:value-type="float">
            <text:p>2</text:p>
          </table:table-cell>
          <table:table-cell office:value-type="currency" office:currency="EUR" office:value="0" calcext:value-type="currency">
            <text:p>0,00 €</text:p>
          </table:table-cell>
          <table:table-cell table:formula="of:=[.B$21]*[.B$19]" office:value-type="currency" office:currency="EUR" office:value="184920" calcext:value-type="currency">
            <text:p>184.920,00 €</text:p>
          </table:table-cell>
          <table:table-cell table:formula="of:=(30000+3*[.B$21])*(-1)" office:value-type="currency" office:currency="EUR" office:value="-66984" calcext:value-type="currency">
            <text:p>-66.984,00 €</text:p>
          </table:table-cell>
          <table:table-cell table:formula="of:=([.C4]+[.D4])*([.B$20])^2" office:value-type="currency" office:currency="EUR" office:value="125118.3024" calcext:value-type="currency">
            <text:p>125.118,30 €</text:p>
          </table:table-cell>
          <table:table-cell office:value-type="percentage" office:value="0.1" calcext:value-type="percentage">
            <text:p>10,00 %</text:p>
          </table:table-cell>
          <table:table-cell table:formula="of:=1/(1+[.F4])" office:value-type="float" office:value="0.909090909090909" calcext:value-type="float">
            <text:p>0,909090909090909</text:p>
          </table:table-cell>
          <table:table-cell table:formula="of:=PRODUCT([.G$2:.G4])" office:value-type="float" office:value="0.826446280991735" calcext:value-type="float">
            <text:p>0,826446280991735</text:p>
          </table:table-cell>
          <table:table-cell table:formula="of:=[.B4]+[.E4]" office:value-type="currency" office:currency="EUR" office:value="125118.3024" calcext:value-type="currency">
            <text:p>125.118,30 €</text:p>
          </table:table-cell>
          <table:table-cell table:style-name="Default"/>
          <table:table-cell office:value-type="string" calcext:value-type="string">
            <text:p>VAN Inversión:</text:p>
          </table:table-cell>
          <table:table-cell table:style-name="ce23" table:formula="of:=SUMPRODUCT([.B3:.B17];[.H3:.H17])+[.B2]" office:value-type="currency" office:currency="EUR" office:value="-1146350.77345047" calcext:value-type="currency">
            <text:p>-1.146.350,77 €</text:p>
          </table:table-cell>
        </table:table-row>
        <table:table-row table:style-name="ro1">
          <table:table-cell table:formula="of:=1+[.A4]" office:value-type="float" office:value="3" calcext:value-type="float">
            <text:p>3</text:p>
          </table:table-cell>
          <table:table-cell table:formula="of:=PMT(12%;4;150000)" office:value-type="currency" office:currency="EUR" office:value="-49385.1654458535" calcext:value-type="currency">
            <text:p>-49.385,17 €</text:p>
          </table:table-cell>
          <table:table-cell table:formula="of:=[.B$21]*[.B$19]" office:value-type="currency" office:currency="EUR" office:value="184920" calcext:value-type="currency">
            <text:p>184.920,00 €</text:p>
          </table:table-cell>
          <table:table-cell table:formula="of:=(30000+3*[.B$21])*(-1)" office:value-type="currency" office:currency="EUR" office:value="-66984" calcext:value-type="currency">
            <text:p>-66.984,00 €</text:p>
          </table:table-cell>
          <table:table-cell table:formula="of:=([.C5]+[.D5])*([.B$20])^3" office:value-type="currency" office:currency="EUR" office:value="128871.851472" calcext:value-type="currency">
            <text:p>128.871,85 €</text:p>
          </table:table-cell>
          <table:table-cell office:value-type="percentage" office:value="0.1" calcext:value-type="percentage">
            <text:p>10,00 %</text:p>
          </table:table-cell>
          <table:table-cell table:formula="of:=1/(1+[.F5])" office:value-type="float" office:value="0.909090909090909" calcext:value-type="float">
            <text:p>0,909090909090909</text:p>
          </table:table-cell>
          <table:table-cell table:formula="of:=PRODUCT([.G$2:.G5])" office:value-type="float" office:value="0.751314800901578" calcext:value-type="float">
            <text:p>0,751314800901578</text:p>
          </table:table-cell>
          <table:table-cell table:formula="of:=[.B5]+[.E5]" office:value-type="currency" office:currency="EUR" office:value="79486.6860261465" calcext:value-type="currency">
            <text:p>79.486,69 €</text:p>
          </table:table-cell>
          <table:table-cell table:style-name="Default"/>
          <table:table-cell office:value-type="string" calcext:value-type="string">
            <text:p>VAN mov. Fondos:</text:p>
          </table:table-cell>
          <table:table-cell table:style-name="ce23" table:formula="of:=SUMPRODUCT([.E3:.E17];[.H3:.H17])" office:value-type="currency" office:currency="EUR" office:value="1146390.03034923" calcext:value-type="currency">
            <text:p>1.146.390,03 €</text:p>
          </table:table-cell>
        </table:table-row>
        <table:table-row table:style-name="ro1">
          <table:table-cell table:formula="of:=1+[.A5]" office:value-type="float" office:value="4" calcext:value-type="float">
            <text:p>4</text:p>
          </table:table-cell>
          <table:table-cell table:formula="of:=PMT(12%;4;150000)" office:value-type="currency" office:currency="EUR" office:value="-49385.1654458535" calcext:value-type="currency">
            <text:p>-49.385,17 €</text:p>
          </table:table-cell>
          <table:table-cell table:formula="of:=[.B$21]*[.B$19]" office:value-type="currency" office:currency="EUR" office:value="184920" calcext:value-type="currency">
            <text:p>184.920,00 €</text:p>
          </table:table-cell>
          <table:table-cell table:formula="of:=(30000+3*[.B$21])*(-1)" office:value-type="currency" office:currency="EUR" office:value="-66984" calcext:value-type="currency">
            <text:p>-66.984,00 €</text:p>
          </table:table-cell>
          <table:table-cell table:formula="of:=([.C6]+[.D6])*([.B$20])^4" office:value-type="currency" office:currency="EUR" office:value="132738.00701616" calcext:value-type="currency">
            <text:p>132.738,01 €</text:p>
          </table:table-cell>
          <table:table-cell office:value-type="percentage" office:value="0.1" calcext:value-type="percentage">
            <text:p>10,00 %</text:p>
          </table:table-cell>
          <table:table-cell table:formula="of:=1/(1+[.F6])" office:value-type="float" office:value="0.909090909090909" calcext:value-type="float">
            <text:p>0,909090909090909</text:p>
          </table:table-cell>
          <table:table-cell table:formula="of:=PRODUCT([.G$2:.G6])" office:value-type="float" office:value="0.683013455365071" calcext:value-type="float">
            <text:p>0,683013455365071</text:p>
          </table:table-cell>
          <table:table-cell table:formula="of:=[.B6]+[.E6]" office:value-type="currency" office:currency="EUR" office:value="83352.8415703066" calcext:value-type="currency">
            <text:p>83.352,84 €</text:p>
          </table:table-cell>
          <table:table-cell table:style-name="Default" table:number-columns-repeated="2"/>
          <table:table-cell/>
        </table:table-row>
        <table:table-row table:style-name="ro1">
          <table:table-cell table:formula="of:=1+[.A6]" office:value-type="float" office:value="5" calcext:value-type="float">
            <text:p>5</text:p>
          </table:table-cell>
          <table:table-cell table:formula="of:=PMT(12%;4;150000)" office:value-type="currency" office:currency="EUR" office:value="-49385.1654458535" calcext:value-type="currency">
            <text:p>-49.385,17 €</text:p>
          </table:table-cell>
          <table:table-cell table:formula="of:=[.B$21]*[.B$19]" office:value-type="currency" office:currency="EUR" office:value="184920" calcext:value-type="currency">
            <text:p>184.920,00 €</text:p>
          </table:table-cell>
          <table:table-cell table:formula="of:=(30000+3*[.B$21])*(-1)" office:value-type="currency" office:currency="EUR" office:value="-66984" calcext:value-type="currency">
            <text:p>-66.984,00 €</text:p>
          </table:table-cell>
          <table:table-cell table:formula="of:=([.C7]+[.D7])*([.B$20])^5" office:value-type="currency" office:currency="EUR" office:value="136720.147226645" calcext:value-type="currency">
            <text:p>136.720,15 €</text:p>
          </table:table-cell>
          <table:table-cell office:value-type="percentage" office:value="0.1" calcext:value-type="percentage">
            <text:p>10,00 %</text:p>
          </table:table-cell>
          <table:table-cell table:formula="of:=1/(1+[.F7])" office:value-type="float" office:value="0.909090909090909" calcext:value-type="float">
            <text:p>0,909090909090909</text:p>
          </table:table-cell>
          <table:table-cell table:formula="of:=PRODUCT([.G$2:.G7])" office:value-type="float" office:value="0.620921323059155" calcext:value-type="float">
            <text:p>0,620921323059155</text:p>
          </table:table-cell>
          <table:table-cell table:formula="of:=[.B7]+[.E7]" office:value-type="currency" office:currency="EUR" office:value="87334.9817807913" calcext:value-type="currency">
            <text:p>87.334,98 €</text:p>
          </table:table-cell>
          <table:table-cell table:style-name="Default"/>
          <table:table-cell office:value-type="string" calcext:value-type="string">
            <text:p>VAN:</text:p>
          </table:table-cell>
          <table:table-cell table:style-name="ce23" table:formula="of:=[.L5]+[.L4]" office:value-type="currency" office:currency="EUR" office:value="39.2568987642881" calcext:value-type="currency">
            <text:p>39,26 €</text:p>
          </table:table-cell>
        </table:table-row>
        <table:table-row table:style-name="ro1">
          <table:table-cell table:formula="of:=1+[.A7]" office:value-type="float" office:value="6" calcext:value-type="float">
            <text:p>6</text:p>
          </table:table-cell>
          <table:table-cell table:formula="of:=PMT(12%;4;150000)" office:value-type="currency" office:currency="EUR" office:value="-49385.1654458535" calcext:value-type="currency">
            <text:p>-49.385,17 €</text:p>
          </table:table-cell>
          <table:table-cell table:formula="of:=[.B$21]*[.B$19]" office:value-type="currency" office:currency="EUR" office:value="184920" calcext:value-type="currency">
            <text:p>184.920,00 €</text:p>
          </table:table-cell>
          <table:table-cell table:formula="of:=(30000+3*[.B$21])*(-1)" office:value-type="currency" office:currency="EUR" office:value="-66984" calcext:value-type="currency">
            <text:p>-66.984,00 €</text:p>
          </table:table-cell>
          <table:table-cell table:formula="of:=([.C8]+[.D8])*([.B$20])^6" office:value-type="currency" office:currency="EUR" office:value="140821.751643444" calcext:value-type="currency">
            <text:p>140.821,75 €</text:p>
          </table:table-cell>
          <table:table-cell office:value-type="percentage" office:value="0.08" calcext:value-type="percentage">
            <text:p>8,00 %</text:p>
          </table:table-cell>
          <table:table-cell table:formula="of:=1/(1+[.F8])" office:value-type="float" office:value="0.925925925925926" calcext:value-type="float">
            <text:p>0,925925925925926</text:p>
          </table:table-cell>
          <table:table-cell table:formula="of:=PRODUCT([.G$2:.G8])" office:value-type="float" office:value="0.574927150980699" calcext:value-type="float">
            <text:p>0,574927150980699</text:p>
          </table:table-cell>
          <table:table-cell table:formula="of:=[.B8]+[.E8]" office:value-type="currency" office:currency="EUR" office:value="91436.5861975907" calcext:value-type="currency">
            <text:p>91.436,59 €</text:p>
          </table:table-cell>
          <table:table-cell table:style-name="Default"/>
          <table:table-cell office:value-type="string" calcext:value-type="string">
            <text:p>Q:</text:p>
          </table:table-cell>
          <table:table-cell table:style-name="ce26" table:formula="of:=[.L5]/[.L4]*(-1)" office:value-type="percentage" office:value="1.00003424510165" calcext:value-type="percentage">
            <text:p>100,00 %</text:p>
          </table:table-cell>
        </table:table-row>
        <table:table-row table:style-name="ro1">
          <table:table-cell table:formula="of:=1+[.A8]" office:value-type="float" office:value="7" calcext:value-type="float">
            <text:p>7</text:p>
          </table:table-cell>
          <table:table-cell office:value-type="currency" office:currency="EUR" office:value="-270000" calcext:value-type="currency">
            <text:p>-270.000,00 €</text:p>
          </table:table-cell>
          <table:table-cell table:formula="of:=[.B$21]*[.B$19]" office:value-type="currency" office:currency="EUR" office:value="184920" calcext:value-type="currency">
            <text:p>184.920,00 €</text:p>
          </table:table-cell>
          <table:table-cell table:formula="of:=(30000+3*[.B$21])*(-1)" office:value-type="currency" office:currency="EUR" office:value="-66984" calcext:value-type="currency">
            <text:p>-66.984,00 €</text:p>
          </table:table-cell>
          <table:table-cell table:formula="of:=([.C9]+[.D9])*([.B$20])^7" office:value-type="currency" office:currency="EUR" office:value="145046.404192747" calcext:value-type="currency">
            <text:p>145.046,40 €</text:p>
          </table:table-cell>
          <table:table-cell office:value-type="percentage" office:value="0.08" calcext:value-type="percentage">
            <text:p>8,00 %</text:p>
          </table:table-cell>
          <table:table-cell table:formula="of:=1/(1+[.F9])" office:value-type="float" office:value="0.925925925925926" calcext:value-type="float">
            <text:p>0,925925925925926</text:p>
          </table:table-cell>
          <table:table-cell table:formula="of:=PRODUCT([.G$2:.G9])" office:value-type="float" office:value="0.532339954611758" calcext:value-type="float">
            <text:p>0,532339954611758</text:p>
          </table:table-cell>
          <table:table-cell table:formula="of:=[.B9]+[.E9]" office:value-type="currency" office:currency="EUR" office:value="-124953.595807253" calcext:value-type="currency">
            <text:p>-124.953,60 €</text:p>
          </table:table-cell>
          <table:table-cell table:style-name="Default"/>
          <table:table-cell office:value-type="string" calcext:value-type="string">
            <text:p>TIR:</text:p>
          </table:table-cell>
          <table:table-cell table:style-name="ce26" table:formula="of:=IRR([.I2:.I17])" office:value-type="percentage" office:value="0.0901815395047873" calcext:value-type="percentage">
            <text:p>9,02 %</text:p>
          </table:table-cell>
        </table:table-row>
        <table:table-row table:style-name="ro1">
          <table:table-cell table:formula="of:=1+[.A9]" office:value-type="float" office:value="8" calcext:value-type="float">
            <text:p>8</text:p>
          </table:table-cell>
          <table:table-cell office:value-type="currency" office:currency="EUR" office:value="0" calcext:value-type="currency">
            <text:p>0,00 €</text:p>
          </table:table-cell>
          <table:table-cell table:formula="of:=[.B$21]*[.B$19]" office:value-type="currency" office:currency="EUR" office:value="184920" calcext:value-type="currency">
            <text:p>184.920,00 €</text:p>
          </table:table-cell>
          <table:table-cell table:formula="of:=(30000+3*[.B$21])*(-1)" office:value-type="currency" office:currency="EUR" office:value="-66984" calcext:value-type="currency">
            <text:p>-66.984,00 €</text:p>
          </table:table-cell>
          <table:table-cell table:formula="of:=([.C10]+[.D10])*([.B$20])^8" office:value-type="currency" office:currency="EUR" office:value="149397.79631853" calcext:value-type="currency">
            <text:p>149.397,80 €</text:p>
          </table:table-cell>
          <table:table-cell office:value-type="percentage" office:value="0.08" calcext:value-type="percentage">
            <text:p>8,00 %</text:p>
          </table:table-cell>
          <table:table-cell table:formula="of:=1/(1+[.F10])" office:value-type="float" office:value="0.925925925925926" calcext:value-type="float">
            <text:p>0,925925925925926</text:p>
          </table:table-cell>
          <table:table-cell table:formula="of:=PRODUCT([.G$2:.G10])" office:value-type="float" office:value="0.492907365381258" calcext:value-type="float">
            <text:p>0,492907365381258</text:p>
          </table:table-cell>
          <table:table-cell table:formula="of:=[.B10]+[.E10]" office:value-type="currency" office:currency="EUR" office:value="149397.79631853" calcext:value-type="currency">
            <text:p>149.397,80 €</text:p>
          </table:table-cell>
          <table:table-cell table:number-columns-repeated="3"/>
        </table:table-row>
        <table:table-row table:style-name="ro1">
          <table:table-cell table:formula="of:=1+[.A10]" office:value-type="float" office:value="9" calcext:value-type="float">
            <text:p>9</text:p>
          </table:table-cell>
          <table:table-cell office:value-type="currency" office:currency="EUR" office:value="0" calcext:value-type="currency">
            <text:p>0,00 €</text:p>
          </table:table-cell>
          <table:table-cell table:formula="of:=[.B$21]*[.B$19]" office:value-type="currency" office:currency="EUR" office:value="184920" calcext:value-type="currency">
            <text:p>184.920,00 €</text:p>
          </table:table-cell>
          <table:table-cell table:formula="of:=(30000+3*[.B$21])*(-1)" office:value-type="currency" office:currency="EUR" office:value="-66984" calcext:value-type="currency">
            <text:p>-66.984,00 €</text:p>
          </table:table-cell>
          <table:table-cell table:formula="of:=([.C11]+[.D11])*([.B$20])^9" office:value-type="currency" office:currency="EUR" office:value="153879.730208086" calcext:value-type="currency">
            <text:p>153.879,73 €</text:p>
          </table:table-cell>
          <table:table-cell office:value-type="percentage" office:value="0.08" calcext:value-type="percentage">
            <text:p>8,00 %</text:p>
          </table:table-cell>
          <table:table-cell table:formula="of:=1/(1+[.F11])" office:value-type="float" office:value="0.925925925925926" calcext:value-type="float">
            <text:p>0,925925925925926</text:p>
          </table:table-cell>
          <table:table-cell table:formula="of:=PRODUCT([.G$2:.G11])" office:value-type="float" office:value="0.45639570868635" calcext:value-type="float">
            <text:p>0,45639570868635</text:p>
          </table:table-cell>
          <table:table-cell table:formula="of:=[.B11]+[.E11]" office:value-type="currency" office:currency="EUR" office:value="153879.730208086" calcext:value-type="currency">
            <text:p>153.879,73 €</text:p>
          </table:table-cell>
          <table:table-cell table:number-columns-repeated="3"/>
        </table:table-row>
        <table:table-row table:style-name="ro1">
          <table:table-cell table:formula="of:=1+[.A11]" office:value-type="float" office:value="10" calcext:value-type="float">
            <text:p>10</text:p>
          </table:table-cell>
          <table:table-cell office:value-type="currency" office:currency="EUR" office:value="0" calcext:value-type="currency">
            <text:p>0,00 €</text:p>
          </table:table-cell>
          <table:table-cell table:formula="of:=[.B$21]*[.B$19]" office:value-type="currency" office:currency="EUR" office:value="184920" calcext:value-type="currency">
            <text:p>184.920,00 €</text:p>
          </table:table-cell>
          <table:table-cell table:formula="of:=(30000+3*[.B$21])*(-1)" office:value-type="currency" office:currency="EUR" office:value="-66984" calcext:value-type="currency">
            <text:p>-66.984,00 €</text:p>
          </table:table-cell>
          <table:table-cell table:formula="of:=([.C12]+[.D12])*([.B$20])^10" office:value-type="currency" office:currency="EUR" office:value="158496.122114328" calcext:value-type="currency">
            <text:p>158.496,12 €</text:p>
          </table:table-cell>
          <table:table-cell office:value-type="percentage" office:value="0.08" calcext:value-type="percentage">
            <text:p>8,00 %</text:p>
          </table:table-cell>
          <table:table-cell table:formula="of:=1/(1+[.F12])" office:value-type="float" office:value="0.925925925925926" calcext:value-type="float">
            <text:p>0,925925925925926</text:p>
          </table:table-cell>
          <table:table-cell table:formula="of:=PRODUCT([.G$2:.G12])" office:value-type="float" office:value="0.422588619154027" calcext:value-type="float">
            <text:p>0,422588619154027</text:p>
          </table:table-cell>
          <table:table-cell table:formula="of:=[.B12]+[.E12]" office:value-type="currency" office:currency="EUR" office:value="158496.122114328" calcext:value-type="currency">
            <text:p>158.496,12 €</text:p>
          </table:table-cell>
          <table:table-cell table:number-columns-repeated="3"/>
        </table:table-row>
        <table:table-row table:style-name="ro1">
          <table:table-cell table:formula="of:=1+[.A12]" office:value-type="float" office:value="11" calcext:value-type="float">
            <text:p>11</text:p>
          </table:table-cell>
          <table:table-cell office:value-type="currency" office:currency="EUR" office:value="0" calcext:value-type="currency">
            <text:p>0,00 €</text:p>
          </table:table-cell>
          <table:table-cell table:formula="of:=[.B$21]*[.B$19]" office:value-type="currency" office:currency="EUR" office:value="184920" calcext:value-type="currency">
            <text:p>184.920,00 €</text:p>
          </table:table-cell>
          <table:table-cell table:formula="of:=(30000+3*[.B$21])*(-1)" office:value-type="currency" office:currency="EUR" office:value="-66984" calcext:value-type="currency">
            <text:p>-66.984,00 €</text:p>
          </table:table-cell>
          <table:table-cell table:formula="of:=([.C13]+[.D13])*([.B$20])^11" office:value-type="currency" office:currency="EUR" office:value="163251.005777758" calcext:value-type="currency">
            <text:p>163.251,01 €</text:p>
          </table:table-cell>
          <table:table-cell office:value-type="percentage" office:value="0.08" calcext:value-type="percentage">
            <text:p>8,00 %</text:p>
          </table:table-cell>
          <table:table-cell table:formula="of:=1/(1+[.F13])" office:value-type="float" office:value="0.925925925925926" calcext:value-type="float">
            <text:p>0,925925925925926</text:p>
          </table:table-cell>
          <table:table-cell table:formula="of:=PRODUCT([.G$2:.G13])" office:value-type="float" office:value="0.391285758475951" calcext:value-type="float">
            <text:p>0,391285758475951</text:p>
          </table:table-cell>
          <table:table-cell table:formula="of:=[.B13]+[.E13]" office:value-type="currency" office:currency="EUR" office:value="163251.005777758" calcext:value-type="currency">
            <text:p>163.251,01 €</text:p>
          </table:table-cell>
          <table:table-cell table:number-columns-repeated="3"/>
        </table:table-row>
        <table:table-row table:style-name="ro1">
          <table:table-cell table:formula="of:=1+[.A13]" office:value-type="float" office:value="12" calcext:value-type="float">
            <text:p>12</text:p>
          </table:table-cell>
          <table:table-cell office:value-type="currency" office:currency="EUR" office:value="0" calcext:value-type="currency">
            <text:p>0,00 €</text:p>
          </table:table-cell>
          <table:table-cell table:formula="of:=[.B$21]*[.B$19]" office:value-type="currency" office:currency="EUR" office:value="184920" calcext:value-type="currency">
            <text:p>184.920,00 €</text:p>
          </table:table-cell>
          <table:table-cell table:formula="of:=(30000+3*[.B$21])*(-1)" office:value-type="currency" office:currency="EUR" office:value="-66984" calcext:value-type="currency">
            <text:p>-66.984,00 €</text:p>
          </table:table-cell>
          <table:table-cell table:formula="of:=([.C14]+[.D14])*([.B$20])^12" office:value-type="currency" office:currency="EUR" office:value="168148.535951091" calcext:value-type="currency">
            <text:p>168.148,54 €</text:p>
          </table:table-cell>
          <table:table-cell office:value-type="percentage" office:value="0.08" calcext:value-type="percentage">
            <text:p>8,00 %</text:p>
          </table:table-cell>
          <table:table-cell table:formula="of:=1/(1+[.F14])" office:value-type="float" office:value="0.925925925925926" calcext:value-type="float">
            <text:p>0,925925925925926</text:p>
          </table:table-cell>
          <table:table-cell table:formula="of:=PRODUCT([.G$2:.G14])" office:value-type="float" office:value="0.362301628218473" calcext:value-type="float">
            <text:p>0,362301628218473</text:p>
          </table:table-cell>
          <table:table-cell table:formula="of:=[.B14]+[.E14]" office:value-type="currency" office:currency="EUR" office:value="168148.535951091" calcext:value-type="currency">
            <text:p>168.148,54 €</text:p>
          </table:table-cell>
          <table:table-cell table:number-columns-repeated="3"/>
        </table:table-row>
        <table:table-row table:style-name="ro1">
          <table:table-cell table:formula="of:=1+[.A14]" office:value-type="float" office:value="13" calcext:value-type="float">
            <text:p>13</text:p>
          </table:table-cell>
          <table:table-cell office:value-type="currency" office:currency="EUR" office:value="0" calcext:value-type="currency">
            <text:p>0,00 €</text:p>
          </table:table-cell>
          <table:table-cell table:formula="of:=[.B$21]*[.B$19]" office:value-type="currency" office:currency="EUR" office:value="184920" calcext:value-type="currency">
            <text:p>184.920,00 €</text:p>
          </table:table-cell>
          <table:table-cell table:formula="of:=(30000+3*[.B$21])*(-1)" office:value-type="currency" office:currency="EUR" office:value="-66984" calcext:value-type="currency">
            <text:p>-66.984,00 €</text:p>
          </table:table-cell>
          <table:table-cell table:formula="of:=([.C15]+[.D15])*([.B$20])^13" office:value-type="currency" office:currency="EUR" office:value="173192.992029624" calcext:value-type="currency">
            <text:p>173.192,99 €</text:p>
          </table:table-cell>
          <table:table-cell office:value-type="percentage" office:value="0.08" calcext:value-type="percentage">
            <text:p>8,00 %</text:p>
          </table:table-cell>
          <table:table-cell table:formula="of:=1/(1+[.F15])" office:value-type="float" office:value="0.925925925925926" calcext:value-type="float">
            <text:p>0,925925925925926</text:p>
          </table:table-cell>
          <table:table-cell table:formula="of:=PRODUCT([.G$2:.G15])" office:value-type="float" office:value="0.33546447057266" calcext:value-type="float">
            <text:p>0,33546447057266</text:p>
          </table:table-cell>
          <table:table-cell table:formula="of:=[.B15]+[.E15]" office:value-type="currency" office:currency="EUR" office:value="173192.992029624" calcext:value-type="currency">
            <text:p>173.192,99 €</text:p>
          </table:table-cell>
          <table:table-cell table:number-columns-repeated="3"/>
        </table:table-row>
        <table:table-row table:style-name="ro1">
          <table:table-cell table:formula="of:=1+[.A15]" office:value-type="float" office:value="14" calcext:value-type="float">
            <text:p>14</text:p>
          </table:table-cell>
          <table:table-cell office:value-type="currency" office:currency="EUR" office:value="0" calcext:value-type="currency">
            <text:p>0,00 €</text:p>
          </table:table-cell>
          <table:table-cell table:formula="of:=[.B$21]*[.B$19]" office:value-type="currency" office:currency="EUR" office:value="184920" calcext:value-type="currency">
            <text:p>184.920,00 €</text:p>
          </table:table-cell>
          <table:table-cell table:formula="of:=(30000+3*[.B$21])*(-1)" office:value-type="currency" office:currency="EUR" office:value="-66984" calcext:value-type="currency">
            <text:p>-66.984,00 €</text:p>
          </table:table-cell>
          <table:table-cell table:formula="of:=([.C16]+[.D16])*([.B$20])^14" office:value-type="currency" office:currency="EUR" office:value="178388.781790512" calcext:value-type="currency">
            <text:p>178.388,78 €</text:p>
          </table:table-cell>
          <table:table-cell office:value-type="percentage" office:value="0.08" calcext:value-type="percentage">
            <text:p>8,00 %</text:p>
          </table:table-cell>
          <table:table-cell table:formula="of:=1/(1+[.F16])" office:value-type="float" office:value="0.925925925925926" calcext:value-type="float">
            <text:p>0,925925925925926</text:p>
          </table:table-cell>
          <table:table-cell table:formula="of:=PRODUCT([.G$2:.G16])" office:value-type="float" office:value="0.310615250530241" calcext:value-type="float">
            <text:p>0,310615250530241</text:p>
          </table:table-cell>
          <table:table-cell table:formula="of:=[.B16]+[.E16]" office:value-type="currency" office:currency="EUR" office:value="178388.781790512" calcext:value-type="currency">
            <text:p>178.388,78 €</text:p>
          </table:table-cell>
          <table:table-cell table:number-columns-repeated="3"/>
        </table:table-row>
        <table:table-row table:style-name="ro1">
          <table:table-cell table:formula="of:=1+[.A16]" office:value-type="float" office:value="15" calcext:value-type="float">
            <text:p>15</text:p>
          </table:table-cell>
          <table:table-cell office:value-type="currency" office:currency="EUR" office:value="0" calcext:value-type="currency">
            <text:p>0,00 €</text:p>
          </table:table-cell>
          <table:table-cell table:formula="of:=[.B$21]*[.B$19]" office:value-type="currency" office:currency="EUR" office:value="184920" calcext:value-type="currency">
            <text:p>184.920,00 €</text:p>
          </table:table-cell>
          <table:table-cell table:formula="of:=(30000+3*[.B$21])*(-1)" office:value-type="currency" office:currency="EUR" office:value="-66984" calcext:value-type="currency">
            <text:p>-66.984,00 €</text:p>
          </table:table-cell>
          <table:table-cell table:formula="of:=([.C17]+[.D17])*([.B$20])^15" office:value-type="currency" office:currency="EUR" office:value="183740.445244228" calcext:value-type="currency">
            <text:p>183.740,45 €</text:p>
          </table:table-cell>
          <table:table-cell office:value-type="percentage" office:value="0.08" calcext:value-type="percentage">
            <text:p>8,00 %</text:p>
          </table:table-cell>
          <table:table-cell table:formula="of:=1/(1+[.F17])" office:value-type="float" office:value="0.925925925925926" calcext:value-type="float">
            <text:p>0,925925925925926</text:p>
          </table:table-cell>
          <table:table-cell table:formula="of:=PRODUCT([.G$2:.G17])" office:value-type="float" office:value="0.287606713453927" calcext:value-type="float">
            <text:p>0,287606713453927</text:p>
          </table:table-cell>
          <table:table-cell table:formula="of:=[.B17]+[.E17]" office:value-type="currency" office:currency="EUR" office:value="183740.445244228" calcext:value-type="currency">
            <text:p>183.740,45 €</text:p>
          </table:table-cell>
          <table:table-cell table:number-columns-repeated="3"/>
        </table:table-row>
        <table:table-row table:style-name="ro1">
          <table:table-cell/>
          <table:table-cell table:style-name="ce25" table:number-columns-repeated="5"/>
          <table:table-cell table:number-columns-repeated="2"/>
          <table:table-cell table:style-name="ce25"/>
          <table:table-cell table:number-columns-repeated="3"/>
        </table:table-row>
        <table:table-row table:style-name="ro1">
          <table:table-cell office:value-type="string" calcext:value-type="string">
            <text:p>P. venta:</text:p>
          </table:table-cell>
          <table:table-cell office:value-type="currency" office:currency="EUR" office:value="15" calcext:value-type="currency">
            <text:p>15,00 €</text:p>
          </table:table-cell>
          <table:table-cell table:style-name="ce25" table:number-columns-repeated="4"/>
          <table:table-cell table:number-columns-repeated="2"/>
          <table:table-cell table:style-name="ce25"/>
          <table:table-cell table:number-columns-repeated="3"/>
        </table:table-row>
        <table:table-row table:style-name="ro1">
          <table:table-cell office:value-type="string" calcext:value-type="string">
            <text:p>Inflación:</text:p>
          </table:table-cell>
          <table:table-cell table:style-name="ce16" office:value-type="float" office:value="1.03" calcext:value-type="float">
            <text:p>1,03</text:p>
          </table:table-cell>
          <table:table-cell table:style-name="ce25" table:number-columns-repeated="4"/>
          <table:table-cell table:number-columns-repeated="2"/>
          <table:table-cell table:style-name="ce25"/>
          <table:table-cell table:number-columns-repeated="3"/>
        </table:table-row>
        <table:table-row table:style-name="ro1">
          <table:table-cell table:style-name="Default" office:value-type="string" calcext:value-type="string">
            <text:p>Producción:</text:p>
          </table:table-cell>
          <table:table-cell table:style-name="ce25" office:value-type="float" office:value="12328" calcext:value-type="float">
            <text:p>12328</text:p>
          </table:table-cell>
          <table:table-cell table:style-name="Default" table:number-columns-repeated="10"/>
        </table:table-row>
        <table:table-row table:style-name="ro1">
          <table:table-cell table:style-name="Default" table:number-columns-repeated="12"/>
        </table:table-row>
        <table:table-row table:style-name="ro4">
          <table:table-cell table:style-name="ce28" office:value-type="string" calcext:value-type="string" table:number-columns-spanned="12" table:number-rows-spanned="1">
            <text:p>C: Realizando un estudio de la sensibilidad de producción podemos calcular que, de manera anual, para que el proyecto sea rentable deben producirse y venderse como mínimo 12328 productos.</text:p>
          </table:table-cell>
          <table:covered-table-cell table:number-columns-repeated="11" table:style-name="Default"/>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WenQuanYi Micro Hei" style:language-asian="zh" style:country-asian="CN" style:font-name-complex="Lohit Hindi"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07">00/00/0000</text:date>, <text:time style:data-style-name="N2" text:time-value="23:42:18.66567044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2T11:51:21.216579059</meta:creation-date>
    <meta:editing-duration>PT51M10S</meta:editing-duration>
    <meta:editing-cycles>10</meta:editing-cycles>
    <meta:generator>LibreOffice/6.4.7.2$Linux_X86_64 LibreOffice_project/40$Build-2</meta:generator>
    <dc:date>2022-12-07T23:50:36.922271006</dc:date>
    <meta:document-statistic meta:table-count="9" meta:cell-count="992" meta:object-count="0"/>
  </office:meta>
</office:document-meta>
</file>